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yfn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4.35pt"/>
    </style:style>
    <style:style style:name="co6" style:family="table-column">
      <style:table-column-properties fo:break-before="auto" style:column-width="121.21pt"/>
    </style:style>
    <style:style style:name="co7" style:family="table-column">
      <style:table-column-properties fo:break-before="auto" style:column-width="7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13739" style:font-name="Cantarell" fo:font-size="6.40000009536743pt" fo:language="none" fo:country="none" style:font-name-asian="Cantarell" style:font-size-asian="6.40000009536743pt" style:language-asian="none" style:country-asian="none" style:font-name-complex="Cantarell" style:font-size-complex="6.40000009536743pt" style:language-complex="none" style:country-complex="none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ench" table:style-name="ta1">
        <table:shapes>
          <draw:frame draw:z-index="0" draw:style-name="gr1" draw:text-style-name="P1" svg:width="1364.57pt" svg:height="810.17pt" svg:x="886.37pt" svg:y="15.82pt">
            <loext:p draw:notify-on-update-of-ranges="bench.A2:bench.A70 bench.B1:bench.B1 bench.B2:bench.B70 bench.A2:bench.A70 bench.C1:bench.C1 bench.C2:bench.C70 bench.A2:bench.A70 bench.D1:bench.D1 bench.D2:bench.D70 bench.A2:bench.A70 bench.E1:bench.E1 bench.E2:bench.E70 bench.A2:bench.A70 bench.F1:bench.F1 bench.F2:bench.F7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2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sqrt</text:p>
          </table:table-cell>
          <table:table-cell table:style-name="Default" office:value-type="string" calcext:value-type="string">
            <text:p>other2</text:p>
          </table:table-cell>
          <table:table-cell office:value-type="string" calcext:value-type="string">
            <text:p>other3</text:p>
          </table:table-cell>
          <table:table-cell office:value-type="string" calcext:value-type="string">
            <text:p>constant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LOG([.A2];2)" office:value-type="float" office:value="3.32192809488736" calcext:value-type="float">
            <text:p>3.3219280949</text:p>
          </table:table-cell>
          <table:table-cell table:formula="of:=SQRT(SQRT(3)*[.A2]/[.$G$2])" office:value-type="float" office:value="0.537284965911771" calcext:value-type="float">
            <text:p>0.5372849659</text:p>
          </table:table-cell>
          <table:table-cell table:style-name="ce1" table:formula="of:=-CRAZYCALC([.$G$3];[.$G$4]*[.A2];[.$G$5])" office:value-type="string" office:string-value="" calcext:value-type="error">
            <text:p>#VALUE!</text:p>
          </table:table-cell>
          <table:table-cell table:formula="of:=-([.I2]+[.$G$5]^2/(27*[.$G$3]^2*[.I2])+[.$G$5]/(3^(3/2)*[.$G$3]))" office:value-type="float" office:value="1.97815924107647" calcext:value-type="float">
            <text:p>1.97815924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qrt t</text:p>
          </table:table-cell>
          <table:table-cell table:formula="of:=(SQRT(-[.$G$4]*[.A2]*(4*[.$G$5]^3-3^(9/2)*[.$G$3]^2*[.$G$4]*[.A2]))/(2*3^(9/4)*[.$G$3]^2)-(3^(9/2)*[.$G$3]^2*[.$G$4]*[.A2]-2*[.$G$5]^3)/(2*3^(9/2)*[.$G$3]^3))^(1/3)" office:value-type="float" office:value="-0.0171992493936593" calcext:value-type="float">
            <text:p>-0.0171992494</text:p>
          </table:table-cell>
          <table:table-cell table:formula="of:=([.K2]-[.L2])^(1/3)" office:value-type="float" office:value="-0.0171992493936593" calcext:value-type="float">
            <text:p>-0.0171992494</text:p>
          </table:table-cell>
          <table:table-cell table:formula="of:=SQRT(-[.$G$4]*[.A2]*(4*([.$G$5]/3^(3/2))^3-[.$G$3]^2*[.$G$4]*[.A2]))/(2*[.$G$3]^2)" office:value-type="float" office:value="4.99286713111704" calcext:value-type="float">
            <text:p>4.9928671311</text:p>
          </table:table-cell>
          <table:table-cell table:formula="of:=([.$G$4]*[.A2])/(2*[.$G$3])-([.$G$5]/([.$G$3]*3^(3/2)))^3" office:value-type="float" office:value="4.99287221889889" calcext:value-type="float">
            <text:p>4.992872218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LOG([.A3];2)" office:value-type="float" office:value="3.4594316186373" calcext:value-type="float">
            <text:p>3.4594316186</text:p>
          </table:table-cell>
          <table:table-cell table:formula="of:=SQRT(SQRT(3)*[.A3]/[.$G$2])" office:value-type="float" office:value="0.563509226237064" calcext:value-type="float">
            <text:p>0.5635092262</text:p>
          </table:table-cell>
          <table:table-cell table:formula="of:=-([.J3]+[.$G$5]^2/(27*[.$G$3]^2*[.J3])+[.$G$5]/(3^(3/2)*[.$G$3]))" office:value-type="float" office:value="2.04722923936887" calcext:value-type="float">
            <text:p>2.0472292394</text:p>
          </table:table-cell>
          <table:table-cell table:formula="of:=-([.I3]+[.$G$5]^2/(27*[.$G$3]^2*[.I3])+[.$G$5]/(3^(3/2)*[.$G$3]))" office:value-type="float" office:value="2.04722923951012" calcext:value-type="float">
            <text:p>2.0472292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 a</text:p>
          </table:table-cell>
          <table:table-cell table:formula="of:=(SQRT(-[.$G$4]*[.A3]*(4*[.$G$5]^3-3^(9/2)*[.$G$3]^2*[.$G$4]*[.A3]))/(2*3^(9/4)*[.$G$3]^2)-(3^(9/2)*[.$G$3]^2*[.$G$4]*[.A3]-2*[.$G$5]^3)/(2*3^(9/2)*[.$G$3]^3))^(1/3)" office:value-type="float" office:value="-0.0166606957218448" calcext:value-type="float">
            <text:p>-0.0166606957</text:p>
          </table:table-cell>
          <table:table-cell table:formula="of:=([.K3]-[.L3])^(1/3)" office:value-type="float" office:value="-0.0166606957229114" calcext:value-type="float">
            <text:p>-0.0166606957</text:p>
          </table:table-cell>
          <table:table-cell table:formula="of:=SQRT(-[.$G$4]*[.A3]*(4*([.$G$5]/3^(3/2))^3-[.$G$3]^2*[.$G$4]*[.A3]))/(2*[.$G$3]^2)" office:value-type="float" office:value="5.49286759424327" calcext:value-type="float">
            <text:p>5.4928675942</text:p>
          </table:table-cell>
          <table:table-cell table:formula="of:=([.$G$4]*[.A3])/(2*[.$G$3])-([.$G$5]/([.$G$3]*3^(3/2)))^3" office:value-type="float" office:value="5.49287221889889" calcext:value-type="float">
            <text:p>5.492872218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LOG([.A4];2)" office:value-type="float" office:value="3.58496250072116" calcext:value-type="float">
            <text:p>3.5849625007</text:p>
          </table:table-cell>
          <table:table-cell table:formula="of:=SQRT(SQRT(3)*[.A4]/[.$G$2])" office:value-type="float" office:value="0.588566191276542" calcext:value-type="float">
            <text:p>0.5885661913</text:p>
          </table:table-cell>
          <table:table-cell table:formula="of:=-([.J4]+[.$G$5]^2/(27*[.$G$3]^2*[.J4])+[.$G$5]/(3^(3/2)*[.$G$3]))" office:value-type="float" office:value="2.11225500943155" calcext:value-type="float">
            <text:p>2.1122550094</text:p>
          </table:table-cell>
          <table:table-cell table:formula="of:=-([.I4]+[.$G$5]^2/(27*[.$G$3]^2*[.I4])+[.$G$5]/(3^(3/2)*[.$G$3]))" office:value-type="float" office:value="2.11225500959027" calcext:value-type="float">
            <text:p>2.11225500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 b</text:p>
          </table:table-cell>
          <table:table-cell table:formula="of:=(SQRT(-[.$G$4]*[.A4]*(4*[.$G$5]^3-3^(9/2)*[.$G$3]^2*[.$G$4]*[.A4]))/(2*3^(9/4)*[.$G$3]^2)-(3^(9/2)*[.$G$3]^2*[.$G$4]*[.A4]-2*[.$G$5]^3)/(2*3^(9/2)*[.$G$3]^3))^(1/3)" office:value-type="float" office:value="-0.016183829059548" calcext:value-type="float">
            <text:p>-0.0161838291</text:p>
          </table:table-cell>
          <table:table-cell table:formula="of:=([.K4]-[.L4])^(1/3)" office:value-type="float" office:value="-0.0161838290606783" calcext:value-type="float">
            <text:p>-0.0161838291</text:p>
          </table:table-cell>
          <table:table-cell table:formula="of:=SQRT(-[.$G$4]*[.A4]*(4*([.$G$5]/3^(3/2))^3-[.$G$3]^2*[.$G$4]*[.A4]))/(2*[.$G$3]^2)" office:value-type="float" office:value="5.99286798008989" calcext:value-type="float">
            <text:p>5.9928679801</text:p>
          </table:table-cell>
          <table:table-cell table:formula="of:=([.$G$4]*[.A4])/(2*[.$G$3])-([.$G$5]/([.$G$3]*3^(3/2)))^3" office:value-type="float" office:value="5.99287221889889" calcext:value-type="float">
            <text:p>5.992872218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LOG([.A5];2)" office:value-type="float" office:value="3.70043971814109" calcext:value-type="float">
            <text:p>3.7004397181</text:p>
          </table:table-cell>
          <table:table-cell table:formula="of:=SQRT(SQRT(3)*[.A5]/[.$G$2])" office:value-type="float" office:value="0.612599114407829" calcext:value-type="float">
            <text:p>0.6125991144</text:p>
          </table:table-cell>
          <table:table-cell table:formula="of:=-([.J5]+[.$G$5]^2/(27*[.$G$3]^2*[.J5])+[.$G$5]/(3^(3/2)*[.$G$3]))" office:value-type="float" office:value="2.17378182918456" calcext:value-type="float">
            <text:p>2.1737818292</text:p>
          </table:table-cell>
          <table:table-cell table:formula="of:=-([.I5]+[.$G$5]^2/(27*[.$G$3]^2*[.I5])+[.$G$5]/(3^(3/2)*[.$G$3]))" office:value-type="float" office:value="2.17378182936124" calcext:value-type="float">
            <text:p>2.17378182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 t</text:p>
          </table:table-cell>
          <table:table-cell table:formula="of:=(SQRT(-[.$G$4]*[.A5]*(4*[.$G$5]^3-3^(9/2)*[.$G$3]^2*[.$G$4]*[.A5]))/(2*3^(9/4)*[.$G$3]^2)-(3^(9/2)*[.$G$3]^2*[.$G$4]*[.A5]-2*[.$G$5]^3)/(2*3^(9/2)*[.$G$3]^3))^(1/3)" office:value-type="float" office:value="-0.015757258590976" calcext:value-type="float">
            <text:p>-0.0157572586</text:p>
          </table:table-cell>
          <table:table-cell table:formula="of:=([.K5]-[.L5])^(1/3)" office:value-type="float" office:value="-0.0157572585921683" calcext:value-type="float">
            <text:p>-0.0157572586</text:p>
          </table:table-cell>
          <table:table-cell table:formula="of:=SQRT(-[.$G$4]*[.A5]*(4*([.$G$5]/3^(3/2))^3-[.$G$3]^2*[.$G$4]*[.A5]))/(2*[.$G$3]^2)" office:value-type="float" office:value="6.49286830651028" calcext:value-type="float">
            <text:p>6.4928683065</text:p>
          </table:table-cell>
          <table:table-cell table:formula="of:=([.$G$4]*[.A5])/(2*[.$G$3])-([.$G$5]/([.$G$3]*3^(3/2)))^3" office:value-type="float" office:value="6.49287221889889" calcext:value-type="float">
            <text:p>6.492872218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LOG([.A6];2)" office:value-type="float" office:value="3.8073549220576" calcext:value-type="float">
            <text:p>3.8073549221</text:p>
          </table:table-cell>
          <table:table-cell table:formula="of:=SQRT(SQRT(3)*[.A6]/[.$G$2])" office:value-type="float" office:value="0.635724144918799" calcext:value-type="float">
            <text:p>0.6357241449</text:p>
          </table:table-cell>
          <table:table-cell table:formula="of:=-([.J6]+[.$G$5]^2/(27*[.$G$3]^2*[.J6])+[.$G$5]/(3^(3/2)*[.$G$3]))" office:value-type="float" office:value="2.2322460207334" calcext:value-type="float">
            <text:p>2.2322460207</text:p>
          </table:table-cell>
          <table:table-cell table:formula="of:=-([.I6]+[.$G$5]^2/(27*[.$G$3]^2*[.I6])+[.$G$5]/(3^(3/2)*[.$G$3]))" office:value-type="float" office:value="2.2322460209285" calcext:value-type="float">
            <text:p>2.2322460209</text:p>
          </table:table-cell>
          <table:table-cell table:number-columns-repeated="2"/>
          <table:table-cell table:formula="of:=(SQRT(-[.$G$4]*[.A6]*(4*[.$G$5]^3-3^(9/2)*[.$G$3]^2*[.$G$4]*[.A6]))/(2*3^(9/4)*[.$G$3]^2)-(3^(9/2)*[.$G$3]^2*[.$G$4]*[.A6]-2*[.$G$5]^3)/(2*3^(9/2)*[.$G$3]^3))^(1/3)" office:value-type="float" office:value="-0.0153723787912615" calcext:value-type="float">
            <text:p>-0.0153723788</text:p>
          </table:table-cell>
          <table:table-cell table:formula="of:=([.K6]-[.L6])^(1/3)" office:value-type="float" office:value="-0.0153723787925143" calcext:value-type="float">
            <text:p>-0.0153723788</text:p>
          </table:table-cell>
          <table:table-cell table:formula="of:=SQRT(-[.$G$4]*[.A6]*(4*([.$G$5]/3^(3/2))^3-[.$G$3]^2*[.$G$4]*[.A6]))/(2*[.$G$3]^2)" office:value-type="float" office:value="6.9928685862516" calcext:value-type="float">
            <text:p>6.9928685863</text:p>
          </table:table-cell>
          <table:table-cell table:formula="of:=([.$G$4]*[.A6])/(2*[.$G$3])-([.$G$5]/([.$G$3]*3^(3/2)))^3" office:value-type="float" office:value="6.99287221889889" calcext:value-type="float">
            <text:p>6.992872218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LOG([.A7];2)" office:value-type="float" office:value="3.90689059560852" calcext:value-type="float">
            <text:p>3.9068905956</text:p>
          </table:table-cell>
          <table:table-cell table:formula="of:=SQRT(SQRT(3)*[.A7]/[.$G$2])" office:value-type="float" office:value="0.658037006476246" calcext:value-type="float">
            <text:p>0.6580370065</text:p>
          </table:table-cell>
          <table:table-cell table:formula="of:=-([.J7]+[.$G$5]^2/(27*[.$G$3]^2*[.J7])+[.$G$5]/(3^(3/2)*[.$G$3]))" office:value-type="float" office:value="2.28800282318931" calcext:value-type="float">
            <text:p>2.2880028232</text:p>
          </table:table-cell>
          <table:table-cell table:formula="of:=-([.I7]+[.$G$5]^2/(27*[.$G$3]^2*[.I7])+[.$G$5]/(3^(3/2)*[.$G$3]))" office:value-type="float" office:value="2.2880028234033" calcext:value-type="float">
            <text:p>2.2880028234</text:p>
          </table:table-cell>
          <table:table-cell table:number-columns-repeated="2"/>
          <table:table-cell table:formula="of:=(SQRT(-[.$G$4]*[.A7]*(4*[.$G$5]^3-3^(9/2)*[.$G$3]^2*[.$G$4]*[.A7]))/(2*3^(9/4)*[.$G$3]^2)-(3^(9/2)*[.$G$3]^2*[.$G$4]*[.A7]-2*[.$G$5]^3)/(2*3^(9/2)*[.$G$3]^3))^(1/3)" office:value-type="float" office:value="-0.0150225443419013" calcext:value-type="float">
            <text:p>-0.0150225443</text:p>
          </table:table-cell>
          <table:table-cell table:formula="of:=([.K7]-[.L7])^(1/3)" office:value-type="float" office:value="-0.0150225443432132" calcext:value-type="float">
            <text:p>-0.0150225443</text:p>
          </table:table-cell>
          <table:table-cell table:formula="of:=SQRT(-[.$G$4]*[.A7]*(4*([.$G$5]/3^(3/2))^3-[.$G$3]^2*[.$G$4]*[.A7]))/(2*[.$G$3]^2)" office:value-type="float" office:value="7.49286882865858" calcext:value-type="float">
            <text:p>7.4928688287</text:p>
          </table:table-cell>
          <table:table-cell table:formula="of:=([.$G$4]*[.A7])/(2*[.$G$3])-([.$G$5]/([.$G$3]*3^(3/2)))^3" office:value-type="float" office:value="7.49287221889889" calcext:value-type="float">
            <text:p>7.492872218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LOG([.A8];2)" office:value-type="float" office:value="4" calcext:value-type="float">
            <text:p>4</text:p>
          </table:table-cell>
          <table:table-cell table:formula="of:=SQRT(SQRT(3)*[.A8]/[.$G$2])" office:value-type="float" office:value="0.679617697938849" calcext:value-type="float">
            <text:p>0.6796176979</text:p>
          </table:table-cell>
          <table:table-cell table:formula="of:=-([.J8]+[.$G$5]^2/(27*[.$G$3]^2*[.J8])+[.$G$5]/(3^(3/2)*[.$G$3]))" office:value-type="float" office:value="2.34134577716509" calcext:value-type="float">
            <text:p>2.3413457772</text:p>
          </table:table-cell>
          <table:table-cell table:formula="of:=-([.I8]+[.$G$5]^2/(27*[.$G$3]^2*[.I8])+[.$G$5]/(3^(3/2)*[.$G$3]))" office:value-type="float" office:value="2.34134577716509" calcext:value-type="float">
            <text:p>2.3413457772</text:p>
          </table:table-cell>
          <table:table-cell table:number-columns-repeated="2"/>
          <table:table-cell table:formula="of:=(SQRT(-[.$G$4]*[.A8]*(4*[.$G$5]^3-3^(9/2)*[.$G$3]^2*[.$G$4]*[.A8]))/(2*3^(9/4)*[.$G$3]^2)-(3^(9/2)*[.$G$3]^2*[.$G$4]*[.A8]-2*[.$G$5]^3)/(2*3^(9/2)*[.$G$3]^3))^(1/3)" office:value-type="float" office:value="-0.0147025266772513" calcext:value-type="float">
            <text:p>-0.0147025267</text:p>
          </table:table-cell>
          <table:table-cell table:formula="of:=([.K8]-[.L8])^(1/3)" office:value-type="float" office:value="-0.0147025266772513" calcext:value-type="float">
            <text:p>-0.0147025267</text:p>
          </table:table-cell>
          <table:table-cell table:formula="of:=SQRT(-[.$G$4]*[.A8]*(4*([.$G$5]/3^(3/2))^3-[.$G$3]^2*[.$G$4]*[.A8]))/(2*[.$G$3]^2)" office:value-type="float" office:value="7.99286904073764" calcext:value-type="float">
            <text:p>7.9928690407</text:p>
          </table:table-cell>
          <table:table-cell table:formula="of:=([.$G$4]*[.A8])/(2*[.$G$3])-([.$G$5]/([.$G$3]*3^(3/2)))^3" office:value-type="float" office:value="7.99287221889889" calcext:value-type="float">
            <text:p>7.992872218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LOG([.A9];2)" office:value-type="float" office:value="4.16992500144231" calcext:value-type="float">
            <text:p>4.1699250014</text:p>
          </table:table-cell>
          <table:table-cell table:formula="of:=SQRT(SQRT(3)*[.A9]/[.$G$2])" office:value-type="float" office:value="0.720843424240426" calcext:value-type="float">
            <text:p>0.7208434242</text:p>
          </table:table-cell>
          <table:table-cell table:formula="of:=-([.J9]+[.$G$5]^2/(27*[.$G$3]^2*[.J9])+[.$G$5]/(3^(3/2)*[.$G$3]))" office:value-type="float" office:value="2.44173513810541" calcext:value-type="float">
            <text:p>2.4417351381</text:p>
          </table:table-cell>
          <table:table-cell table:formula="of:=-([.I9]+[.$G$5]^2/(27*[.$G$3]^2*[.I9])+[.$G$5]/(3^(3/2)*[.$G$3]))" office:value-type="float" office:value="2.44173513865166" calcext:value-type="float">
            <text:p>2.4417351387</text:p>
          </table:table-cell>
          <table:table-cell table:number-columns-repeated="2"/>
          <table:table-cell table:formula="of:=(SQRT(-[.$G$4]*[.A9]*(4*[.$G$5]^3-3^(9/2)*[.$G$3]^2*[.$G$4]*[.A9]))/(2*3^(9/4)*[.$G$3]^2)-(3^(9/2)*[.$G$3]^2*[.$G$4]*[.A9]-2*[.$G$5]^3)/(2*3^(9/2)*[.$G$3]^3))^(1/3)" office:value-type="float" office:value="-0.0141360081140982" calcext:value-type="float">
            <text:p>-0.0141360081</text:p>
          </table:table-cell>
          <table:table-cell table:formula="of:=([.K9]-[.L9])^(1/3)" office:value-type="float" office:value="-0.0141360081170613" calcext:value-type="float">
            <text:p>-0.0141360081</text:p>
          </table:table-cell>
          <table:table-cell table:formula="of:=SQRT(-[.$G$4]*[.A9]*(4*([.$G$5]/3^(3/2))^3-[.$G$3]^2*[.$G$4]*[.A9]))/(2*[.$G$3]^2)" office:value-type="float" office:value="8.99286939414668" calcext:value-type="float">
            <text:p>8.9928693941</text:p>
          </table:table-cell>
          <table:table-cell table:formula="of:=([.$G$4]*[.A9])/(2*[.$G$3])-([.$G$5]/([.$G$3]*3^(3/2)))^3" office:value-type="float" office:value="8.99287221889889" calcext:value-type="float">
            <text:p>8.992872218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LOG([.A10];2)" office:value-type="float" office:value="4.32192809488736" calcext:value-type="float">
            <text:p>4.3219280949</text:p>
          </table:table-cell>
          <table:table-cell table:formula="of:=SQRT(SQRT(3)*[.A10]/[.$G$2])" office:value-type="float" office:value="0.759835685651593" calcext:value-type="float">
            <text:p>0.7598356857</text:p>
          </table:table-cell>
          <table:table-cell table:formula="of:=-([.J10]+[.$G$5]^2/(27*[.$G$3]^2*[.J10])+[.$G$5]/(3^(3/2)*[.$G$3]))" office:value-type="float" office:value="2.5349701377478" calcext:value-type="float">
            <text:p>2.5349701377</text:p>
          </table:table-cell>
          <table:table-cell table:formula="of:=-([.I10]+[.$G$5]^2/(27*[.$G$3]^2*[.I10])+[.$G$5]/(3^(3/2)*[.$G$3]))" office:value-type="float" office:value="2.5349701377478" calcext:value-type="float">
            <text:p>2.5349701377</text:p>
          </table:table-cell>
          <table:table-cell table:number-columns-repeated="2"/>
          <table:table-cell table:formula="of:=(SQRT(-[.$G$4]*[.A10]*(4*[.$G$5]^3-3^(9/2)*[.$G$3]^2*[.$G$4]*[.A10]))/(2*3^(9/4)*[.$G$3]^2)-(3^(9/2)*[.$G$3]^2*[.$G$4]*[.A10]-2*[.$G$5]^3)/(2*3^(9/2)*[.$G$3]^3))^(1/3)" office:value-type="float" office:value="-0.013647805074324" calcext:value-type="float">
            <text:p>-0.0136478051</text:p>
          </table:table-cell>
          <table:table-cell table:formula="of:=([.K10]-[.L10])^(1/3)" office:value-type="float" office:value="-0.013647805074324" calcext:value-type="float">
            <text:p>-0.0136478051</text:p>
          </table:table-cell>
          <table:table-cell table:formula="of:=SQRT(-[.$G$4]*[.A10]*(4*([.$G$5]/3^(3/2))^3-[.$G$3]^2*[.$G$4]*[.A10]))/(2*[.$G$3]^2)" office:value-type="float" office:value="9.99286967682346" calcext:value-type="float">
            <text:p>9.9928696768</text:p>
          </table:table-cell>
          <table:table-cell table:formula="of:=([.$G$4]*[.A10])/(2*[.$G$3])-([.$G$5]/([.$G$3]*3^(3/2)))^3" office:value-type="float" office:value="9.99287221889889" calcext:value-type="float">
            <text:p>9.992872218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LOG([.A11];2)" office:value-type="float" office:value="4.4594316186373" calcext:value-type="float">
            <text:p>4.4594316186</text:p>
          </table:table-cell>
          <table:table-cell table:formula="of:=SQRT(SQRT(3)*[.A11]/[.$G$2])" office:value-type="float" office:value="0.796922390266824" calcext:value-type="float">
            <text:p>0.7969223903</text:p>
          </table:table-cell>
          <table:table-cell table:formula="of:=-([.J11]+[.$G$5]^2/(27*[.$G$3]^2*[.J11])+[.$G$5]/(3^(3/2)*[.$G$3]))" office:value-type="float" office:value="2.62220453285875" calcext:value-type="float">
            <text:p>2.6222045329</text:p>
          </table:table-cell>
          <table:table-cell table:formula="of:=-([.I11]+[.$G$5]^2/(27*[.$G$3]^2*[.I11])+[.$G$5]/(3^(3/2)*[.$G$3]))" office:value-type="float" office:value="2.62220453285875" calcext:value-type="float">
            <text:p>2.6222045329</text:p>
          </table:table-cell>
          <table:table-cell table:number-columns-repeated="2"/>
          <table:table-cell table:formula="of:=(SQRT(-[.$G$4]*[.A11]*(4*[.$G$5]^3-3^(9/2)*[.$G$3]^2*[.$G$4]*[.A11]))/(2*3^(9/4)*[.$G$3]^2)-(3^(9/2)*[.$G$3]^2*[.$G$4]*[.A11]-2*[.$G$5]^3)/(2*3^(9/2)*[.$G$3]^3))^(1/3)" office:value-type="float" office:value="-0.0132207428864875" calcext:value-type="float">
            <text:p>-0.0132207429</text:p>
          </table:table-cell>
          <table:table-cell table:formula="of:=([.K11]-[.L11])^(1/3)" office:value-type="float" office:value="-0.0132207428864875" calcext:value-type="float">
            <text:p>-0.0132207429</text:p>
          </table:table-cell>
          <table:table-cell table:formula="of:=SQRT(-[.$G$4]*[.A11]*(4*([.$G$5]/3^(3/2))^3-[.$G$3]^2*[.$G$4]*[.A11]))/(2*[.$G$3]^2)" office:value-type="float" office:value="10.9928699080711" calcext:value-type="float">
            <text:p>10.9928699081</text:p>
          </table:table-cell>
          <table:table-cell table:formula="of:=([.$G$4]*[.A11])/(2*[.$G$3])-([.$G$5]/([.$G$3]*3^(3/2)))^3" office:value-type="float" office:value="10.9928722188989" calcext:value-type="float">
            <text:p>10.992872218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LOG([.A12];2)" office:value-type="float" office:value="4.58496250072116" calcext:value-type="float">
            <text:p>4.5849625007</text:p>
          </table:table-cell>
          <table:table-cell table:formula="of:=SQRT(SQRT(3)*[.A12]/[.$G$2])" office:value-type="float" office:value="0.832358290057563" calcext:value-type="float">
            <text:p>0.8323582901</text:p>
          </table:table-cell>
          <table:table-cell table:formula="of:=-([.J12]+[.$G$5]^2/(27*[.$G$3]^2*[.J12])+[.$G$5]/(3^(3/2)*[.$G$3]))" office:value-type="float" office:value="2.704320306169" calcext:value-type="float">
            <text:p>2.7043203062</text:p>
          </table:table-cell>
          <table:table-cell table:formula="of:=-([.I12]+[.$G$5]^2/(27*[.$G$3]^2*[.I12])+[.$G$5]/(3^(3/2)*[.$G$3]))" office:value-type="float" office:value="2.7043203069716" calcext:value-type="float">
            <text:p>2.704320307</text:p>
          </table:table-cell>
          <table:table-cell table:number-columns-repeated="2"/>
          <table:table-cell table:formula="of:=(SQRT(-[.$G$4]*[.A12]*(4*[.$G$5]^3-3^(9/2)*[.$G$3]^2*[.$G$4]*[.A12]))/(2*3^(9/4)*[.$G$3]^2)-(3^(9/2)*[.$G$3]^2*[.$G$4]*[.A12]-2*[.$G$5]^3)/(2*3^(9/2)*[.$G$3]^3))^(1/3)" office:value-type="float" office:value="-0.0128425672302026" calcext:value-type="float">
            <text:p>-0.0128425672</text:p>
          </table:table-cell>
          <table:table-cell table:formula="of:=([.K12]-[.L12])^(1/3)" office:value-type="float" office:value="-0.0128425672337927" calcext:value-type="float">
            <text:p>-0.0128425672</text:p>
          </table:table-cell>
          <table:table-cell table:formula="of:=SQRT(-[.$G$4]*[.A12]*(4*([.$G$5]/3^(3/2))^3-[.$G$3]^2*[.$G$4]*[.A12]))/(2*[.$G$3]^2)" office:value-type="float" office:value="11.9928701007546" calcext:value-type="float">
            <text:p>11.9928701008</text:p>
          </table:table-cell>
          <table:table-cell table:formula="of:=([.$G$4]*[.A12])/(2*[.$G$3])-([.$G$5]/([.$G$3]*3^(3/2)))^3" office:value-type="float" office:value="11.9928722188989" calcext:value-type="float">
            <text:p>11.992872218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LOG([.A13];2)" office:value-type="float" office:value="4.75488750216347" calcext:value-type="float">
            <text:p>4.7548875022</text:p>
          </table:table-cell>
          <table:table-cell table:formula="of:=SQRT(SQRT(3)*[.A13]/[.$G$2])" office:value-type="float" office:value="0.882849286914813" calcext:value-type="float">
            <text:p>0.8828492869</text:p>
          </table:table-cell>
          <table:table-cell table:formula="of:=-([.J13]+[.$G$5]^2/(27*[.$G$3]^2*[.J13])+[.$G$5]/(3^(3/2)*[.$G$3]))" office:value-type="float" office:value="2.81936961654871" calcext:value-type="float">
            <text:p>2.8193696165</text:p>
          </table:table-cell>
          <table:table-cell table:formula="of:=-([.I13]+[.$G$5]^2/(27*[.$G$3]^2*[.I13])+[.$G$5]/(3^(3/2)*[.$G$3]))" office:value-type="float" office:value="2.81936961654871" calcext:value-type="float">
            <text:p>2.8193696165</text:p>
          </table:table-cell>
          <table:table-cell table:number-columns-repeated="2"/>
          <table:table-cell table:formula="of:=(SQRT(-[.$G$4]*[.A13]*(4*[.$G$5]^3-3^(9/2)*[.$G$3]^2*[.$G$4]*[.A13]))/(2*3^(9/4)*[.$G$3]^2)-(3^(9/2)*[.$G$3]^2*[.$G$4]*[.A13]-2*[.$G$5]^3)/(2*3^(9/2)*[.$G$3]^3))^(1/3)" office:value-type="float" office:value="-0.0123478528376751" calcext:value-type="float">
            <text:p>-0.0123478528</text:p>
          </table:table-cell>
          <table:table-cell table:formula="of:=([.K13]-[.L13])^(1/3)" office:value-type="float" office:value="-0.0123478528376751" calcext:value-type="float">
            <text:p>-0.0123478528</text:p>
          </table:table-cell>
          <table:table-cell table:formula="of:=SQRT(-[.$G$4]*[.A13]*(4*([.$G$5]/3^(3/2))^3-[.$G$3]^2*[.$G$4]*[.A13]))/(2*[.$G$3]^2)" office:value-type="float" office:value="13.4928703362283" calcext:value-type="float">
            <text:p>13.4928703362</text:p>
          </table:table-cell>
          <table:table-cell table:formula="of:=([.$G$4]*[.A13])/(2*[.$G$3])-([.$G$5]/([.$G$3]*3^(3/2)))^3" office:value-type="float" office:value="13.4928722188989" calcext:value-type="float">
            <text:p>13.492872218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LOG([.A14];2)" office:value-type="float" office:value="4.90689059560852" calcext:value-type="float">
            <text:p>4.9068905956</text:p>
          </table:table-cell>
          <table:table-cell table:formula="of:=SQRT(SQRT(3)*[.A14]/[.$G$2])" office:value-type="float" office:value="0.930604859102099" calcext:value-type="float">
            <text:p>0.9306048591</text:p>
          </table:table-cell>
          <table:table-cell table:formula="of:=-([.J14]+[.$G$5]^2/(27*[.$G$3]^2*[.J14])+[.$G$5]/(3^(3/2)*[.$G$3]))" office:value-type="float" office:value="2.92621161970163" calcext:value-type="float">
            <text:p>2.9262116197</text:p>
          </table:table-cell>
          <table:table-cell table:formula="of:=-([.I14]+[.$G$5]^2/(27*[.$G$3]^2*[.I14])+[.$G$5]/(3^(3/2)*[.$G$3]))" office:value-type="float" office:value="2.92621161970163" calcext:value-type="float">
            <text:p>2.9262116197</text:p>
          </table:table-cell>
          <table:table-cell table:number-columns-repeated="2"/>
          <table:table-cell table:formula="of:=(SQRT(-[.$G$4]*[.A14]*(4*[.$G$5]^3-3^(9/2)*[.$G$3]^2*[.$G$4]*[.A14]))/(2*3^(9/4)*[.$G$3]^2)-(3^(9/2)*[.$G$3]^2*[.$G$4]*[.A14]-2*[.$G$5]^3)/(2*3^(9/2)*[.$G$3]^3))^(1/3)" office:value-type="float" office:value="-0.011921510866646" calcext:value-type="float">
            <text:p>-0.0119215109</text:p>
          </table:table-cell>
          <table:table-cell table:formula="of:=([.K14]-[.L14])^(1/3)" office:value-type="float" office:value="-0.011921510866646" calcext:value-type="float">
            <text:p>-0.0119215109</text:p>
          </table:table-cell>
          <table:table-cell table:formula="of:=SQRT(-[.$G$4]*[.A14]*(4*([.$G$5]/3^(3/2))^3-[.$G$3]^2*[.$G$4]*[.A14]))/(2*[.$G$3]^2)" office:value-type="float" office:value="14.9928705245849" calcext:value-type="float">
            <text:p>14.9928705246</text:p>
          </table:table-cell>
          <table:table-cell table:formula="of:=([.$G$4]*[.A14])/(2*[.$G$3])-([.$G$5]/([.$G$3]*3^(3/2)))^3" office:value-type="float" office:value="14.9928722188989" calcext:value-type="float">
            <text:p>14.992872218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LOG([.A15];2)" office:value-type="float" office:value="5.04439411935845" calcext:value-type="float">
            <text:p>5.0443941194</text:p>
          </table:table-cell>
          <table:table-cell table:formula="of:=SQRT(SQRT(3)*[.A15]/[.$G$2])" office:value-type="float" office:value="0.976026610376419" calcext:value-type="float">
            <text:p>0.9760266104</text:p>
          </table:table-cell>
          <table:table-cell table:formula="of:=-([.J15]+[.$G$5]^2/(27*[.$G$3]^2*[.J15])+[.$G$5]/(3^(3/2)*[.$G$3]))" office:value-type="float" office:value="3.02617080515404" calcext:value-type="float">
            <text:p>3.0261708052</text:p>
          </table:table-cell>
          <table:table-cell table:formula="of:=-([.I15]+[.$G$5]^2/(27*[.$G$3]^2*[.I15])+[.$G$5]/(3^(3/2)*[.$G$3]))" office:value-type="float" office:value="3.02617080515404" calcext:value-type="float">
            <text:p>3.0261708052</text:p>
          </table:table-cell>
          <table:table-cell table:number-columns-repeated="2"/>
          <table:table-cell table:formula="of:=(SQRT(-[.$G$4]*[.A15]*(4*[.$G$5]^3-3^(9/2)*[.$G$3]^2*[.$G$4]*[.A15]))/(2*3^(9/4)*[.$G$3]^2)-(3^(9/2)*[.$G$3]^2*[.$G$4]*[.A15]-2*[.$G$5]^3)/(2*3^(9/2)*[.$G$3]^3))^(1/3)" office:value-type="float" office:value="-0.0115485505346629" calcext:value-type="float">
            <text:p>-0.0115485505</text:p>
          </table:table-cell>
          <table:table-cell table:formula="of:=([.K15]-[.L15])^(1/3)" office:value-type="float" office:value="-0.0115485505346629" calcext:value-type="float">
            <text:p>-0.0115485505</text:p>
          </table:table-cell>
          <table:table-cell table:formula="of:=SQRT(-[.$G$4]*[.A15]*(4*([.$G$5]/3^(3/2))^3-[.$G$3]^2*[.$G$4]*[.A15]))/(2*[.$G$3]^2)" office:value-type="float" office:value="16.49287067868" calcext:value-type="float">
            <text:p>16.4928706787</text:p>
          </table:table-cell>
          <table:table-cell table:formula="of:=([.$G$4]*[.A15])/(2*[.$G$3])-([.$G$5]/([.$G$3]*3^(3/2)))^3" office:value-type="float" office:value="16.4928722188989" calcext:value-type="float">
            <text:p>16.4928722189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LOG([.A16];2)" office:value-type="float" office:value="5.20945336562895" calcext:value-type="float">
            <text:p>5.2094533656</text:p>
          </table:table-cell>
          <table:table-cell table:formula="of:=SQRT(SQRT(3)*[.A16]/[.$G$2])" office:value-type="float" office:value="1.03348826698749" calcext:value-type="float">
            <text:p>1.033488267</text:p>
          </table:table-cell>
          <table:table-cell table:formula="of:=-([.J16]+[.$G$5]^2/(27*[.$G$3]^2*[.J16])+[.$G$5]/(3^(3/2)*[.$G$3]))" office:value-type="float" office:value="3.1504599598611" calcext:value-type="float">
            <text:p>3.1504599599</text:p>
          </table:table-cell>
          <table:table-cell table:formula="of:=-([.I16]+[.$G$5]^2/(27*[.$G$3]^2*[.I16])+[.$G$5]/(3^(3/2)*[.$G$3]))" office:value-type="float" office:value="3.1504599598611" calcext:value-type="float">
            <text:p>3.1504599599</text:p>
          </table:table-cell>
          <table:table-cell table:number-columns-repeated="2"/>
          <table:table-cell table:formula="of:=(SQRT(-[.$G$4]*[.A16]*(4*[.$G$5]^3-3^(9/2)*[.$G$3]^2*[.$G$4]*[.A16]))/(2*3^(9/4)*[.$G$3]^2)-(3^(9/2)*[.$G$3]^2*[.$G$4]*[.A16]-2*[.$G$5]^3)/(2*3^(9/2)*[.$G$3]^3))^(1/3)" office:value-type="float" office:value="-0.0111162452456492" calcext:value-type="float">
            <text:p>-0.0111162452</text:p>
          </table:table-cell>
          <table:table-cell table:formula="of:=([.K16]-[.L16])^(1/3)" office:value-type="float" office:value="-0.0111162452456492" calcext:value-type="float">
            <text:p>-0.0111162452</text:p>
          </table:table-cell>
          <table:table-cell table:formula="of:=SQRT(-[.$G$4]*[.A16]*(4*([.$G$5]/3^(3/2))^3-[.$G$3]^2*[.$G$4]*[.A16]))/(2*[.$G$3]^2)" office:value-type="float" office:value="18.4928708452544" calcext:value-type="float">
            <text:p>18.4928708453</text:p>
          </table:table-cell>
          <table:table-cell table:formula="of:=([.$G$4]*[.A16])/(2*[.$G$3])-([.$G$5]/([.$G$3]*3^(3/2)))^3" office:value-type="float" office:value="18.4928722188989" calcext:value-type="float">
            <text:p>18.4928722189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formula="of:=LOG([.A17];2)" office:value-type="float" office:value="5.35755200461808" calcext:value-type="float">
            <text:p>5.3575520046</text:p>
          </table:table-cell>
          <table:table-cell table:formula="of:=SQRT(SQRT(3)*[.A17]/[.$G$2])" office:value-type="float" office:value="1.08791913846514" calcext:value-type="float">
            <text:p>1.0879191385</text:p>
          </table:table-cell>
          <table:table-cell table:formula="of:=-([.J17]+[.$G$5]^2/(27*[.$G$3]^2*[.J17])+[.$G$5]/(3^(3/2)*[.$G$3]))" office:value-type="float" office:value="3.26610959397744" calcext:value-type="float">
            <text:p>3.266109594</text:p>
          </table:table-cell>
          <table:table-cell table:formula="of:=-([.I17]+[.$G$5]^2/(27*[.$G$3]^2*[.I17])+[.$G$5]/(3^(3/2)*[.$G$3]))" office:value-type="float" office:value="3.26610959726106" calcext:value-type="float">
            <text:p>3.2661095973</text:p>
          </table:table-cell>
          <table:table-cell table:number-columns-repeated="2"/>
          <table:table-cell table:formula="of:=(SQRT(-[.$G$4]*[.A17]*(4*[.$G$5]^3-3^(9/2)*[.$G$3]^2*[.$G$4]*[.A17]))/(2*3^(9/4)*[.$G$3]^2)-(3^(9/2)*[.$G$3]^2*[.$G$4]*[.A17]-2*[.$G$5]^3)/(2*3^(9/2)*[.$G$3]^3))^(1/3)" office:value-type="float" office:value="-0.010742168586165" calcext:value-type="float">
            <text:p>-0.0107421686</text:p>
          </table:table-cell>
          <table:table-cell table:formula="of:=([.K17]-[.L17])^(1/3)" office:value-type="float" office:value="-0.0107421685964275" calcext:value-type="float">
            <text:p>-0.0107421686</text:p>
          </table:table-cell>
          <table:table-cell table:formula="of:=SQRT(-[.$G$4]*[.A17]*(4*([.$G$5]/3^(3/2))^3-[.$G$3]^2*[.$G$4]*[.A17]))/(2*[.$G$3]^2)" office:value-type="float" office:value="20.4928709793151" calcext:value-type="float">
            <text:p>20.4928709793</text:p>
          </table:table-cell>
          <table:table-cell table:formula="of:=([.$G$4]*[.A17])/(2*[.$G$3])-([.$G$5]/([.$G$3]*3^(3/2)))^3" office:value-type="float" office:value="20.4928722188989" calcext:value-type="float">
            <text:p>20.4928722189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formula="of:=LOG([.A18];2)" office:value-type="float" office:value="5.52356195605701" calcext:value-type="float">
            <text:p>5.5235619561</text:p>
          </table:table-cell>
          <table:table-cell table:formula="of:=SQRT(SQRT(3)*[.A18]/[.$G$2])" office:value-type="float" office:value="1.15234787244831" calcext:value-type="float">
            <text:p>1.1523478724</text:p>
          </table:table-cell>
          <table:table-cell table:formula="of:=-([.J18]+[.$G$5]^2/(27*[.$G$3]^2*[.J18])+[.$G$5]/(3^(3/2)*[.$G$3]))" office:value-type="float" office:value="3.40056539138354" calcext:value-type="float">
            <text:p>3.4005653914</text:p>
          </table:table-cell>
          <table:table-cell table:formula="of:=-([.I18]+[.$G$5]^2/(27*[.$G$3]^2*[.I18])+[.$G$5]/(3^(3/2)*[.$G$3]))" office:value-type="float" office:value="3.40056539138354" calcext:value-type="float">
            <text:p>3.4005653914</text:p>
          </table:table-cell>
          <table:table-cell table:number-columns-repeated="2"/>
          <table:table-cell table:formula="of:=(SQRT(-[.$G$4]*[.A18]*(4*[.$G$5]^3-3^(9/2)*[.$G$3]^2*[.$G$4]*[.A18]))/(2*3^(9/4)*[.$G$3]^2)-(3^(9/2)*[.$G$3]^2*[.$G$4]*[.A18]-2*[.$G$5]^3)/(2*3^(9/2)*[.$G$3]^3))^(1/3)" office:value-type="float" office:value="-0.0103378088751977" calcext:value-type="float">
            <text:p>-0.0103378089</text:p>
          </table:table-cell>
          <table:table-cell table:formula="of:=([.K18]-[.L18])^(1/3)" office:value-type="float" office:value="-0.0103378088751977" calcext:value-type="float">
            <text:p>-0.0103378089</text:p>
          </table:table-cell>
          <table:table-cell table:formula="of:=SQRT(-[.$G$4]*[.A18]*(4*([.$G$5]/3^(3/2))^3-[.$G$3]^2*[.$G$4]*[.A18]))/(2*[.$G$3]^2)" office:value-type="float" office:value="22.9928711140942" calcext:value-type="float">
            <text:p>22.9928711141</text:p>
          </table:table-cell>
          <table:table-cell table:formula="of:=([.$G$4]*[.A18])/(2*[.$G$3])-([.$G$5]/([.$G$3]*3^(3/2)))^3" office:value-type="float" office:value="22.9928722188989" calcext:value-type="float">
            <text:p>22.9928722189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LOG([.A19];2)" office:value-type="float" office:value="5.6724253419715" calcext:value-type="float">
            <text:p>5.672425342</text:p>
          </table:table-cell>
          <table:table-cell table:formula="of:=SQRT(SQRT(3)*[.A19]/[.$G$2])" office:value-type="float" office:value="1.21336028715034" calcext:value-type="float">
            <text:p>1.2133602872</text:p>
          </table:table-cell>
          <table:table-cell table:formula="of:=-([.J19]+[.$G$5]^2/(27*[.$G$3]^2*[.J19])+[.$G$5]/(3^(3/2)*[.$G$3]))" office:value-type="float" office:value="3.52562228130299" calcext:value-type="float">
            <text:p>3.5256222813</text:p>
          </table:table-cell>
          <table:table-cell table:formula="of:=-([.I19]+[.$G$5]^2/(27*[.$G$3]^2*[.I19])+[.$G$5]/(3^(3/2)*[.$G$3]))" office:value-type="float" office:value="3.52562228569797" calcext:value-type="float">
            <text:p>3.5256222857</text:p>
          </table:table-cell>
          <table:table-cell table:number-columns-repeated="2"/>
          <table:table-cell table:formula="of:=(SQRT(-[.$G$4]*[.A19]*(4*[.$G$5]^3-3^(9/2)*[.$G$3]^2*[.$G$4]*[.A19]))/(2*3^(9/4)*[.$G$3]^2)-(3^(9/2)*[.$G$3]^2*[.$G$4]*[.A19]-2*[.$G$5]^3)/(2*3^(9/2)*[.$G$3]^3))^(1/3)" office:value-type="float" office:value="-0.00998818666233339" calcext:value-type="float">
            <text:p>-0.0099881867</text:p>
          </table:table-cell>
          <table:table-cell table:formula="of:=([.K19]-[.L19])^(1/3)" office:value-type="float" office:value="-0.00998818667420379" calcext:value-type="float">
            <text:p>-0.0099881867</text:p>
          </table:table-cell>
          <table:table-cell table:formula="of:=SQRT(-[.$G$4]*[.A19]*(4*([.$G$5]/3^(3/2))^3-[.$G$3]^2*[.$G$4]*[.A19]))/(2*[.$G$3]^2)" office:value-type="float" office:value="25.4928712224387" calcext:value-type="float">
            <text:p>25.4928712224</text:p>
          </table:table-cell>
          <table:table-cell table:formula="of:=([.$G$4]*[.A19])/(2*[.$G$3])-([.$G$5]/([.$G$3]*3^(3/2)))^3" office:value-type="float" office:value="25.4928722188989" calcext:value-type="float">
            <text:p>25.4928722189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LOG([.A20];2)" office:value-type="float" office:value="5.83289001416474" calcext:value-type="float">
            <text:p>5.8328900142</text:p>
          </table:table-cell>
          <table:table-cell table:formula="of:=SQRT(SQRT(3)*[.A20]/[.$G$2])" office:value-type="float" office:value="1.28275027467954" calcext:value-type="float">
            <text:p>1.2827502747</text:p>
          </table:table-cell>
          <table:table-cell table:formula="of:=-([.J20]+[.$G$5]^2/(27*[.$G$3]^2*[.J20])+[.$G$5]/(3^(3/2)*[.$G$3]))" office:value-type="float" office:value="3.66535472052471" calcext:value-type="float">
            <text:p>3.6653547205</text:p>
          </table:table-cell>
          <table:table-cell table:formula="of:=-([.I20]+[.$G$5]^2/(27*[.$G$3]^2*[.I20])+[.$G$5]/(3^(3/2)*[.$G$3]))" office:value-type="float" office:value="3.66535472562347" calcext:value-type="float">
            <text:p>3.6653547256</text:p>
          </table:table-cell>
          <table:table-cell table:number-columns-repeated="2"/>
          <table:table-cell table:formula="of:=(SQRT(-[.$G$4]*[.A20]*(4*[.$G$5]^3-3^(9/2)*[.$G$3]^2*[.$G$4]*[.A20]))/(2*3^(9/4)*[.$G$3]^2)-(3^(9/2)*[.$G$3]^2*[.$G$4]*[.A20]-2*[.$G$5]^3)/(2*3^(9/2)*[.$G$3]^3))^(1/3)" office:value-type="float" office:value="-0.0096245587699992" calcext:value-type="float">
            <text:p>-0.0096245588</text:p>
          </table:table-cell>
          <table:table-cell table:formula="of:=([.K20]-[.L20])^(1/3)" office:value-type="float" office:value="-0.00962455878278351" calcext:value-type="float">
            <text:p>-0.0096245588</text:p>
          </table:table-cell>
          <table:table-cell table:formula="of:=SQRT(-[.$G$4]*[.A20]*(4*([.$G$5]/3^(3/2))^3-[.$G$3]^2*[.$G$4]*[.A20]))/(2*[.$G$3]^2)" office:value-type="float" office:value="28.4928713273555" calcext:value-type="float">
            <text:p>28.4928713274</text:p>
          </table:table-cell>
          <table:table-cell table:formula="of:=([.$G$4]*[.A20])/(2*[.$G$3])-([.$G$5]/([.$G$3]*3^(3/2)))^3" office:value-type="float" office:value="28.4928722188989" calcext:value-type="float">
            <text:p>28.492872218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LOG([.A21];2)" office:value-type="float" office:value="6" calcext:value-type="float">
            <text:p>6</text:p>
          </table:table-cell>
          <table:table-cell table:formula="of:=SQRT(SQRT(3)*[.A21]/[.$G$2])" office:value-type="float" office:value="1.3592353958777" calcext:value-type="float">
            <text:p>1.3592353959</text:p>
          </table:table-cell>
          <table:table-cell table:formula="of:=-([.J21]+[.$G$5]^2/(27*[.$G$3]^2*[.J21])+[.$G$5]/(3^(3/2)*[.$G$3]))" office:value-type="float" office:value="3.81651282777883" calcext:value-type="float">
            <text:p>3.8165128278</text:p>
          </table:table-cell>
          <table:table-cell table:formula="of:=-([.I21]+[.$G$5]^2/(27*[.$G$3]^2*[.I21])+[.$G$5]/(3^(3/2)*[.$G$3]))" office:value-type="float" office:value="3.81651283373044" calcext:value-type="float">
            <text:p>3.8165128337</text:p>
          </table:table-cell>
          <table:table-cell table:number-columns-repeated="2"/>
          <table:table-cell table:formula="of:=(SQRT(-[.$G$4]*[.A21]*(4*[.$G$5]^3-3^(9/2)*[.$G$3]^2*[.$G$4]*[.A21]))/(2*3^(9/4)*[.$G$3]^2)-(3^(9/2)*[.$G$3]^2*[.$G$4]*[.A21]-2*[.$G$5]^3)/(2*3^(9/2)*[.$G$3]^3))^(1/3)" office:value-type="float" office:value="-0.0092599468644943" calcext:value-type="float">
            <text:p>-0.0092599469</text:p>
          </table:table-cell>
          <table:table-cell table:formula="of:=([.K21]-[.L21])^(1/3)" office:value-type="float" office:value="-0.0092599468783052" calcext:value-type="float">
            <text:p>-0.0092599469</text:p>
          </table:table-cell>
          <table:table-cell table:formula="of:=SQRT(-[.$G$4]*[.A21]*(4*([.$G$5]/3^(3/2))^3-[.$G$3]^2*[.$G$4]*[.A21]))/(2*[.$G$3]^2)" office:value-type="float" office:value="31.9928714248898" calcext:value-type="float">
            <text:p>31.9928714249</text:p>
          </table:table-cell>
          <table:table-cell table:formula="of:=([.$G$4]*[.A21])/(2*[.$G$3])-([.$G$5]/([.$G$3]*3^(3/2)))^3" office:value-type="float" office:value="31.9928722188989" calcext:value-type="float">
            <text:p>31.9928722189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LOG([.A22];2)" office:value-type="float" office:value="6.16992500144231" calcext:value-type="float">
            <text:p>6.1699250014</text:p>
          </table:table-cell>
          <table:table-cell table:formula="of:=SQRT(SQRT(3)*[.A22]/[.$G$2])" office:value-type="float" office:value="1.44168684848085" calcext:value-type="float">
            <text:p>1.4416868485</text:p>
          </table:table-cell>
          <table:table-cell table:formula="of:=-([.J22]+[.$G$5]^2/(27*[.$G$3]^2*[.J22])+[.$G$5]/(3^(3/2)*[.$G$3]))" office:value-type="float" office:value="3.97634631733813" calcext:value-type="float">
            <text:p>3.9763463173</text:p>
          </table:table-cell>
          <table:table-cell table:formula="of:=-([.I22]+[.$G$5]^2/(27*[.$G$3]^2*[.I22])+[.$G$5]/(3^(3/2)*[.$G$3]))" office:value-type="float" office:value="3.97634633126836" calcext:value-type="float">
            <text:p>3.9763463313</text:p>
          </table:table-cell>
          <table:table-cell table:number-columns-repeated="2"/>
          <table:table-cell table:formula="of:=(SQRT(-[.$G$4]*[.A22]*(4*[.$G$5]^3-3^(9/2)*[.$G$3]^2*[.$G$4]*[.A22]))/(2*3^(9/4)*[.$G$3]^2)-(3^(9/2)*[.$G$3]^2*[.$G$4]*[.A22]-2*[.$G$5]^3)/(2*3^(9/2)*[.$G$3]^3))^(1/3)" office:value-type="float" office:value="-0.00890336278330437" calcext:value-type="float">
            <text:p>-0.0089033628</text:p>
          </table:table-cell>
          <table:table-cell table:formula="of:=([.K22]-[.L22])^(1/3)" office:value-type="float" office:value="-0.00890336281318301" calcext:value-type="float">
            <text:p>-0.0089033628</text:p>
          </table:table-cell>
          <table:table-cell table:formula="of:=SQRT(-[.$G$4]*[.A22]*(4*([.$G$5]/3^(3/2))^3-[.$G$3]^2*[.$G$4]*[.A22]))/(2*[.$G$3]^2)" office:value-type="float" office:value="35.9928715131305" calcext:value-type="float">
            <text:p>35.9928715131</text:p>
          </table:table-cell>
          <table:table-cell table:formula="of:=([.$G$4]*[.A22])/(2*[.$G$3])-([.$G$5]/([.$G$3]*3^(3/2)))^3" office:value-type="float" office:value="35.9928722188989" calcext:value-type="float">
            <text:p>35.9928722189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LOG([.A23];2)" office:value-type="float" office:value="6.33985000288463" calcext:value-type="float">
            <text:p>6.3398500029</text:p>
          </table:table-cell>
          <table:table-cell table:formula="of:=SQRT(SQRT(3)*[.A23]/[.$G$2])" office:value-type="float" office:value="1.52913982036241" calcext:value-type="float">
            <text:p>1.5291398204</text:p>
          </table:table-cell>
          <table:table-cell table:formula="of:=-([.J23]+[.$G$5]^2/(27*[.$G$3]^2*[.J23])+[.$G$5]/(3^(3/2)*[.$G$3]))" office:value-type="float" office:value="4.1426052701077" calcext:value-type="float">
            <text:p>4.1426052701</text:p>
          </table:table-cell>
          <table:table-cell table:formula="of:=-([.I23]+[.$G$5]^2/(27*[.$G$3]^2*[.I23])+[.$G$5]/(3^(3/2)*[.$G$3]))" office:value-type="float" office:value="4.14260528640985" calcext:value-type="float">
            <text:p>4.1426052864</text:p>
          </table:table-cell>
          <table:table-cell table:number-columns-repeated="2"/>
          <table:table-cell table:formula="of:=(SQRT(-[.$G$4]*[.A23]*(4*[.$G$5]^3-3^(9/2)*[.$G$3]^2*[.$G$4]*[.A23]))/(2*3^(9/4)*[.$G$3]^2)-(3^(9/2)*[.$G$3]^2*[.$G$4]*[.A23]-2*[.$G$5]^3)/(2*3^(9/2)*[.$G$3]^3))^(1/3)" office:value-type="float" office:value="-0.00856051798309945" calcext:value-type="float">
            <text:p>-0.008560518</text:p>
          </table:table-cell>
          <table:table-cell table:formula="of:=([.K23]-[.L23])^(1/3)" office:value-type="float" office:value="-0.00856051801541926" calcext:value-type="float">
            <text:p>-0.008560518</text:p>
          </table:table-cell>
          <table:table-cell table:formula="of:=SQRT(-[.$G$4]*[.A23]*(4*([.$G$5]/3^(3/2))^3-[.$G$3]^2*[.$G$4]*[.A23]))/(2*[.$G$3]^2)" office:value-type="float" office:value="40.492871591563" calcext:value-type="float">
            <text:p>40.4928715916</text:p>
          </table:table-cell>
          <table:table-cell table:formula="of:=([.$G$4]*[.A23])/(2*[.$G$3])-([.$G$5]/([.$G$3]*3^(3/2)))^3" office:value-type="float" office:value="40.4928722188989" calcext:value-type="float">
            <text:p>40.4928722189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LOG([.A24];2)" office:value-type="float" office:value="6.5077946401987" calcext:value-type="float">
            <text:p>6.5077946402</text:p>
          </table:table-cell>
          <table:table-cell table:formula="of:=SQRT(SQRT(3)*[.A24]/[.$G$2])" office:value-type="float" office:value="1.62078491010152" calcext:value-type="float">
            <text:p>1.6207849101</text:p>
          </table:table-cell>
          <table:table-cell table:formula="of:=-([.J24]+[.$G$5]^2/(27*[.$G$3]^2*[.J24])+[.$G$5]/(3^(3/2)*[.$G$3]))" office:value-type="float" office:value="4.31349110010673" calcext:value-type="float">
            <text:p>4.3134911001</text:p>
          </table:table-cell>
          <table:table-cell table:formula="of:=-([.I24]+[.$G$5]^2/(27*[.$G$3]^2*[.I24])+[.$G$5]/(3^(3/2)*[.$G$3]))" office:value-type="float" office:value="4.31349111914944" calcext:value-type="float">
            <text:p>4.3134911191</text:p>
          </table:table-cell>
          <table:table-cell table:number-columns-repeated="2"/>
          <table:table-cell table:formula="of:=(SQRT(-[.$G$4]*[.A24]*(4*[.$G$5]^3-3^(9/2)*[.$G$3]^2*[.$G$4]*[.A24]))/(2*3^(9/4)*[.$G$3]^2)-(3^(9/2)*[.$G$3]^2*[.$G$4]*[.A24]-2*[.$G$5]^3)/(2*3^(9/2)*[.$G$3]^3))^(1/3)" office:value-type="float" office:value="-0.00823464949258208" calcext:value-type="float">
            <text:p>-0.0082346495</text:p>
          </table:table-cell>
          <table:table-cell table:formula="of:=([.K24]-[.L24])^(1/3)" office:value-type="float" office:value="-0.00823464952751048" calcext:value-type="float">
            <text:p>-0.0082346495</text:p>
          </table:table-cell>
          <table:table-cell table:formula="of:=SQRT(-[.$G$4]*[.A24]*(4*([.$G$5]/3^(3/2))^3-[.$G$3]^2*[.$G$4]*[.A24]))/(2*[.$G$3]^2)" office:value-type="float" office:value="45.4928716605118" calcext:value-type="float">
            <text:p>45.4928716605</text:p>
          </table:table-cell>
          <table:table-cell table:formula="of:=([.$G$4]*[.A24])/(2*[.$G$3])-([.$G$5]/([.$G$3]*3^(3/2)))^3" office:value-type="float" office:value="45.4928722188989" calcext:value-type="float">
            <text:p>45.4928722189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table:formula="of:=LOG([.A25];2)" office:value-type="float" office:value="6.6724253419715" calcext:value-type="float">
            <text:p>6.672425342</text:p>
          </table:table-cell>
          <table:table-cell table:formula="of:=SQRT(SQRT(3)*[.A25]/[.$G$2])" office:value-type="float" office:value="1.71595057413292" calcext:value-type="float">
            <text:p>1.7159505741</text:p>
          </table:table-cell>
          <table:table-cell table:formula="of:=-([.J25]+[.$G$5]^2/(27*[.$G$3]^2*[.J25])+[.$G$5]/(3^(3/2)*[.$G$3]))" office:value-type="float" office:value="4.48758820289012" calcext:value-type="float">
            <text:p>4.4875882029</text:p>
          </table:table-cell>
          <table:table-cell table:formula="of:=-([.I25]+[.$G$5]^2/(27*[.$G$3]^2*[.I25])+[.$G$5]/(3^(3/2)*[.$G$3]))" office:value-type="float" office:value="4.48758822506572" calcext:value-type="float">
            <text:p>4.4875882251</text:p>
          </table:table-cell>
          <table:table-cell table:number-columns-repeated="2"/>
          <table:table-cell table:formula="of:=(SQRT(-[.$G$4]*[.A25]*(4*[.$G$5]^3-3^(9/2)*[.$G$3]^2*[.$G$4]*[.A25]))/(2*3^(9/4)*[.$G$3]^2)-(3^(9/2)*[.$G$3]^2*[.$G$4]*[.A25]-2*[.$G$5]^3)/(2*3^(9/2)*[.$G$3]^3))^(1/3)" office:value-type="float" office:value="-0.00792725956193796" calcext:value-type="float">
            <text:p>-0.0079272596</text:p>
          </table:table-cell>
          <table:table-cell table:formula="of:=([.K25]-[.L25])^(1/3)" office:value-type="float" office:value="-0.00792725959962767" calcext:value-type="float">
            <text:p>-0.0079272596</text:p>
          </table:table-cell>
          <table:table-cell table:formula="of:=SQRT(-[.$G$4]*[.A25]*(4*([.$G$5]/3^(3/2))^3-[.$G$3]^2*[.$G$4]*[.A25]))/(2*[.$G$3]^2)" office:value-type="float" office:value="50.9928717207385" calcext:value-type="float">
            <text:p>50.9928717207</text:p>
          </table:table-cell>
          <table:table-cell table:formula="of:=([.$G$4]*[.A25])/(2*[.$G$3])-([.$G$5]/([.$G$3]*3^(3/2)))^3" office:value-type="float" office:value="50.9928722188989" calcext:value-type="float">
            <text:p>50.9928722189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table:formula="of:=LOG([.A26];2)" office:value-type="float" office:value="6.83289001416474" calcext:value-type="float">
            <text:p>6.8328900142</text:p>
          </table:table-cell>
          <table:table-cell table:formula="of:=SQRT(SQRT(3)*[.A26]/[.$G$2])" office:value-type="float" office:value="1.81408283558962" calcext:value-type="float">
            <text:p>1.8140828356</text:p>
          </table:table-cell>
          <table:table-cell table:formula="of:=-([.J26]+[.$G$5]^2/(27*[.$G$3]^2*[.J26])+[.$G$5]/(3^(3/2)*[.$G$3]))" office:value-type="float" office:value="4.66379405238269" calcext:value-type="float">
            <text:p>4.6637940524</text:p>
          </table:table-cell>
          <table:table-cell table:formula="of:=-([.I26]+[.$G$5]^2/(27*[.$G$3]^2*[.I26])+[.$G$5]/(3^(3/2)*[.$G$3]))" office:value-type="float" office:value="4.66379405238269" calcext:value-type="float">
            <text:p>4.6637940524</text:p>
          </table:table-cell>
          <table:table-cell table:number-columns-repeated="2"/>
          <table:table-cell table:formula="of:=(SQRT(-[.$G$4]*[.A26]*(4*[.$G$5]^3-3^(9/2)*[.$G$3]^2*[.$G$4]*[.A26]))/(2*3^(9/4)*[.$G$3]^2)-(3^(9/2)*[.$G$3]^2*[.$G$4]*[.A26]-2*[.$G$5]^3)/(2*3^(9/2)*[.$G$3]^3))^(1/3)" office:value-type="float" office:value="-0.00763869889409936" calcext:value-type="float">
            <text:p>-0.0076386989</text:p>
          </table:table-cell>
          <table:table-cell table:formula="of:=([.K26]-[.L26])^(1/3)" office:value-type="float" office:value="-0.00763869889409936" calcext:value-type="float">
            <text:p>-0.0076386989</text:p>
          </table:table-cell>
          <table:table-cell table:formula="of:=SQRT(-[.$G$4]*[.A26]*(4*([.$G$5]/3^(3/2))^3-[.$G$3]^2*[.$G$4]*[.A26]))/(2*[.$G$3]^2)" office:value-type="float" office:value="56.992871773183" calcext:value-type="float">
            <text:p>56.9928717732</text:p>
          </table:table-cell>
          <table:table-cell table:formula="of:=([.$G$4]*[.A26])/(2*[.$G$3])-([.$G$5]/([.$G$3]*3^(3/2)))^3" office:value-type="float" office:value="56.9928722188989" calcext:value-type="float">
            <text:p>56.992872218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table:formula="of:=LOG([.A27];2)" office:value-type="float" office:value="7" calcext:value-type="float">
            <text:p>7</text:p>
          </table:table-cell>
          <table:table-cell table:formula="of:=SQRT(SQRT(3)*[.A27]/[.$G$2])" office:value-type="float" office:value="1.9222491313078" calcext:value-type="float">
            <text:p>1.9222491313</text:p>
          </table:table-cell>
          <table:table-cell table:formula="of:=-([.J27]+[.$G$5]^2/(27*[.$G$3]^2*[.J27])+[.$G$5]/(3^(3/2)*[.$G$3]))" office:value-type="float" office:value="4.85439632933652" calcext:value-type="float">
            <text:p>4.8543963293</text:p>
          </table:table-cell>
          <table:table-cell table:formula="of:=-([.I27]+[.$G$5]^2/(27*[.$G$3]^2*[.I27])+[.$G$5]/(3^(3/2)*[.$G$3]))" office:value-type="float" office:value="4.85439635936098" calcext:value-type="float">
            <text:p>4.8543963594</text:p>
          </table:table-cell>
          <table:table-cell table:number-columns-repeated="2"/>
          <table:table-cell table:formula="of:=(SQRT(-[.$G$4]*[.A27]*(4*[.$G$5]^3-3^(9/2)*[.$G$3]^2*[.$G$4]*[.A27]))/(2*3^(9/4)*[.$G$3]^2)-(3^(9/2)*[.$G$3]^2*[.$G$4]*[.A27]-2*[.$G$5]^3)/(2*3^(9/2)*[.$G$3]^3))^(1/3)" office:value-type="float" office:value="-0.0073493517948268" calcext:value-type="float">
            <text:p>-0.0073493518</text:p>
          </table:table-cell>
          <table:table-cell table:formula="of:=([.K27]-[.L27])^(1/3)" office:value-type="float" office:value="-0.00734935183867693" calcext:value-type="float">
            <text:p>-0.0073493518</text:p>
          </table:table-cell>
          <table:table-cell table:formula="of:=SQRT(-[.$G$4]*[.A27]*(4*([.$G$5]/3^(3/2))^3-[.$G$3]^2*[.$G$4]*[.A27]))/(2*[.$G$3]^2)" office:value-type="float" office:value="63.9928718219386" calcext:value-type="float">
            <text:p>63.9928718219</text:p>
          </table:table-cell>
          <table:table-cell table:formula="of:=([.$G$4]*[.A27])/(2*[.$G$3])-([.$G$5]/([.$G$3]*3^(3/2)))^3" office:value-type="float" office:value="63.9928722188989" calcext:value-type="float">
            <text:p>63.9928722189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formula="of:=LOG([.A28];2)" office:value-type="float" office:value="7.16992500144231" calcext:value-type="float">
            <text:p>7.1699250014</text:p>
          </table:table-cell>
          <table:table-cell table:formula="of:=SQRT(SQRT(3)*[.A28]/[.$G$2])" office:value-type="float" office:value="2.03885309381655" calcext:value-type="float">
            <text:p>2.0388530938</text:p>
          </table:table-cell>
          <table:table-cell table:formula="of:=-([.J28]+[.$G$5]^2/(27*[.$G$3]^2*[.J28])+[.$G$5]/(3^(3/2)*[.$G$3]))" office:value-type="float" office:value="5.05592612336142" calcext:value-type="float">
            <text:p>5.0559261234</text:p>
          </table:table-cell>
          <table:table-cell table:formula="of:=-([.I28]+[.$G$5]^2/(27*[.$G$3]^2*[.I28])+[.$G$5]/(3^(3/2)*[.$G$3]))" office:value-type="float" office:value="5.05592612336142" calcext:value-type="float">
            <text:p>5.0559261234</text:p>
          </table:table-cell>
          <table:table-cell table:number-columns-repeated="2"/>
          <table:table-cell table:formula="of:=(SQRT(-[.$G$4]*[.A28]*(4*[.$G$5]^3-3^(9/2)*[.$G$3]^2*[.$G$4]*[.A28]))/(2*3^(9/4)*[.$G$3]^2)-(3^(9/2)*[.$G$3]^2*[.$G$4]*[.A28]-2*[.$G$5]^3)/(2*3^(9/2)*[.$G$3]^3))^(1/3)" office:value-type="float" office:value="-0.00706637045873144" calcext:value-type="float">
            <text:p>-0.0070663705</text:p>
          </table:table-cell>
          <table:table-cell table:formula="of:=([.K28]-[.L28])^(1/3)" office:value-type="float" office:value="-0.00706637045873144" calcext:value-type="float">
            <text:p>-0.0070663705</text:p>
          </table:table-cell>
          <table:table-cell table:formula="of:=SQRT(-[.$G$4]*[.A28]*(4*([.$G$5]/3^(3/2))^3-[.$G$3]^2*[.$G$4]*[.A28]))/(2*[.$G$3]^2)" office:value-type="float" office:value="71.9928718660496" calcext:value-type="float">
            <text:p>71.992871866</text:p>
          </table:table-cell>
          <table:table-cell table:formula="of:=([.$G$4]*[.A28])/(2*[.$G$3])-([.$G$5]/([.$G$3]*3^(3/2)))^3" office:value-type="float" office:value="71.9928722188989" calcext:value-type="float">
            <text:p>71.9928722189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table:formula="of:=LOG([.A29];2)" office:value-type="float" office:value="7.33985000288462" calcext:value-type="float">
            <text:p>7.3398500029</text:p>
          </table:table-cell>
          <table:table-cell table:formula="of:=SQRT(SQRT(3)*[.A29]/[.$G$2])" office:value-type="float" office:value="2.16253027272128" calcext:value-type="float">
            <text:p>2.1625302727</text:p>
          </table:table-cell>
          <table:table-cell table:formula="of:=-([.J29]+[.$G$5]^2/(27*[.$G$3]^2*[.J29])+[.$G$5]/(3^(3/2)*[.$G$3]))" office:value-type="float" office:value="5.26554603914501" calcext:value-type="float">
            <text:p>5.2655460391</text:p>
          </table:table-cell>
          <table:table-cell table:formula="of:=-([.I29]+[.$G$5]^2/(27*[.$G$3]^2*[.I29])+[.$G$5]/(3^(3/2)*[.$G$3]))" office:value-type="float" office:value="5.26554603914501" calcext:value-type="float">
            <text:p>5.2655460391</text:p>
          </table:table-cell>
          <table:table-cell table:number-columns-repeated="2"/>
          <table:table-cell table:formula="of:=(SQRT(-[.$G$4]*[.A29]*(4*[.$G$5]^3-3^(9/2)*[.$G$3]^2*[.$G$4]*[.A29]))/(2*3^(9/4)*[.$G$3]^2)-(3^(9/2)*[.$G$3]^2*[.$G$4]*[.A29]-2*[.$G$5]^3)/(2*3^(9/2)*[.$G$3]^3))^(1/3)" office:value-type="float" office:value="-0.00679428832767622" calcext:value-type="float">
            <text:p>-0.0067942883</text:p>
          </table:table-cell>
          <table:table-cell table:formula="of:=([.K29]-[.L29])^(1/3)" office:value-type="float" office:value="-0.00679428832767622" calcext:value-type="float">
            <text:p>-0.0067942883</text:p>
          </table:table-cell>
          <table:table-cell table:formula="of:=SQRT(-[.$G$4]*[.A29]*(4*([.$G$5]/3^(3/2))^3-[.$G$3]^2*[.$G$4]*[.A29]))/(2*[.$G$3]^2)" office:value-type="float" office:value="80.9928719052586" calcext:value-type="float">
            <text:p>80.9928719053</text:p>
          </table:table-cell>
          <table:table-cell table:formula="of:=([.$G$4]*[.A29])/(2*[.$G$3])-([.$G$5]/([.$G$3]*3^(3/2)))^3" office:value-type="float" office:value="80.9928722188989" calcext:value-type="float">
            <text:p>80.9928722189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table:formula="of:=LOG([.A30];2)" office:value-type="float" office:value="7.5077946401987" calcext:value-type="float">
            <text:p>7.5077946402</text:p>
          </table:table-cell>
          <table:table-cell table:formula="of:=SQRT(SQRT(3)*[.A30]/[.$G$2])" office:value-type="float" office:value="2.29213600155523" calcext:value-type="float">
            <text:p>2.2921360016</text:p>
          </table:table-cell>
          <table:table-cell table:formula="of:=-([.J30]+[.$G$5]^2/(27*[.$G$3]^2*[.J30])+[.$G$5]/(3^(3/2)*[.$G$3]))" office:value-type="float" office:value="5.48098877901865" calcext:value-type="float">
            <text:p>5.480988779</text:p>
          </table:table-cell>
          <table:table-cell table:formula="of:=-([.I30]+[.$G$5]^2/(27*[.$G$3]^2*[.I30])+[.$G$5]/(3^(3/2)*[.$G$3]))" office:value-type="float" office:value="5.48098877901865" calcext:value-type="float">
            <text:p>5.480988779</text:p>
          </table:table-cell>
          <table:table-cell table:number-columns-repeated="2"/>
          <table:table-cell table:formula="of:=(SQRT(-[.$G$4]*[.A30]*(4*[.$G$5]^3-3^(9/2)*[.$G$3]^2*[.$G$4]*[.A30]))/(2*3^(9/4)*[.$G$3]^2)-(3^(9/2)*[.$G$3]^2*[.$G$4]*[.A30]-2*[.$G$5]^3)/(2*3^(9/2)*[.$G$3]^3))^(1/3)" office:value-type="float" office:value="-0.00653567491276797" calcext:value-type="float">
            <text:p>-0.0065356749</text:p>
          </table:table-cell>
          <table:table-cell table:formula="of:=([.K30]-[.L30])^(1/3)" office:value-type="float" office:value="-0.00653567491276797" calcext:value-type="float">
            <text:p>-0.0065356749</text:p>
          </table:table-cell>
          <table:table-cell table:formula="of:=SQRT(-[.$G$4]*[.A30]*(4*([.$G$5]/3^(3/2))^3-[.$G$3]^2*[.$G$4]*[.A30]))/(2*[.$G$3]^2)" office:value-type="float" office:value="90.9928719397272" calcext:value-type="float">
            <text:p>90.9928719397</text:p>
          </table:table-cell>
          <table:table-cell table:formula="of:=([.$G$4]*[.A30])/(2*[.$G$3])-([.$G$5]/([.$G$3]*3^(3/2)))^3" office:value-type="float" office:value="90.9928722188989" calcext:value-type="float">
            <text:p>90.9928722189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table:formula="of:=LOG([.A31];2)" office:value-type="float" office:value="7.6724253419715" calcext:value-type="float">
            <text:p>7.672425342</text:p>
          </table:table-cell>
          <table:table-cell table:formula="of:=SQRT(SQRT(3)*[.A31]/[.$G$2])" office:value-type="float" office:value="2.42672057430067" calcext:value-type="float">
            <text:p>2.4267205743</text:p>
          </table:table-cell>
          <table:table-cell table:formula="of:=-([.J31]+[.$G$5]^2/(27*[.$G$3]^2*[.J31])+[.$G$5]/(3^(3/2)*[.$G$3]))" office:value-type="float" office:value="5.70046987030968" calcext:value-type="float">
            <text:p>5.7004698703</text:p>
          </table:table-cell>
          <table:table-cell table:formula="of:=-([.I31]+[.$G$5]^2/(27*[.$G$3]^2*[.I31])+[.$G$5]/(3^(3/2)*[.$G$3]))" office:value-type="float" office:value="5.70046975847095" calcext:value-type="float">
            <text:p>5.7004697585</text:p>
          </table:table-cell>
          <table:table-cell table:number-columns-repeated="2"/>
          <table:table-cell table:formula="of:=(SQRT(-[.$G$4]*[.A31]*(4*[.$G$5]^3-3^(9/2)*[.$G$3]^2*[.$G$4]*[.A31]))/(2*3^(9/4)*[.$G$3]^2)-(3^(9/2)*[.$G$3]^2*[.$G$4]*[.A31]-2*[.$G$5]^3)/(2*3^(9/2)*[.$G$3]^3))^(1/3)" office:value-type="float" office:value="-0.00629172358997716" calcext:value-type="float">
            <text:p>-0.0062917236</text:p>
          </table:table-cell>
          <table:table-cell table:formula="of:=([.K31]-[.L31])^(1/3)" office:value-type="float" office:value="-0.00629172347031421" calcext:value-type="float">
            <text:p>-0.0062917235</text:p>
          </table:table-cell>
          <table:table-cell table:formula="of:=SQRT(-[.$G$4]*[.A31]*(4*([.$G$5]/3^(3/2))^3-[.$G$3]^2*[.$G$4]*[.A31]))/(2*[.$G$3]^2)" office:value-type="float" office:value="101.992871969836" calcext:value-type="float">
            <text:p>101.9928719698</text:p>
          </table:table-cell>
          <table:table-cell table:formula="of:=([.$G$4]*[.A31])/(2*[.$G$3])-([.$G$5]/([.$G$3]*3^(3/2)))^3" office:value-type="float" office:value="101.992872218899" calcext:value-type="float">
            <text:p>101.9928722189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" calcext:value-type="float">
            <text:p>6</text:p>
          </table:table-cell>
          <table:table-cell table:formula="of:=LOG([.A32];2)" office:value-type="float" office:value="7.83920378809694" calcext:value-type="float">
            <text:p>7.8392037881</text:p>
          </table:table-cell>
          <table:table-cell table:formula="of:=SQRT(SQRT(3)*[.A32]/[.$G$2])" office:value-type="float" office:value="2.57112049157973" calcext:value-type="float">
            <text:p>2.5711204916</text:p>
          </table:table-cell>
          <table:table-cell table:formula="of:=-([.J32]+[.$G$5]^2/(27*[.$G$3]^2*[.J32])+[.$G$5]/(3^(3/2)*[.$G$3]))" office:value-type="float" office:value="5.93150995031643" calcext:value-type="float">
            <text:p>5.9315099503</text:p>
          </table:table-cell>
          <table:table-cell table:formula="of:=-([.I32]+[.$G$5]^2/(27*[.$G$3]^2*[.I32])+[.$G$5]/(3^(3/2)*[.$G$3]))" office:value-type="float" office:value="5.93150995031643" calcext:value-type="float">
            <text:p>5.9315099503</text:p>
          </table:table-cell>
          <table:table-cell table:number-columns-repeated="2"/>
          <table:table-cell table:formula="of:=(SQRT(-[.$G$4]*[.A32]*(4*[.$G$5]^3-3^(9/2)*[.$G$3]^2*[.$G$4]*[.A32]))/(2*3^(9/4)*[.$G$3]^2)-(3^(9/2)*[.$G$3]^2*[.$G$4]*[.A32]-2*[.$G$5]^3)/(2*3^(9/2)*[.$G$3]^3))^(1/3)" office:value-type="float" office:value="-0.00605387464857091" calcext:value-type="float">
            <text:p>-0.0060538746</text:p>
          </table:table-cell>
          <table:table-cell table:formula="of:=([.K32]-[.L32])^(1/3)" office:value-type="float" office:value="-0.00605387464857091" calcext:value-type="float">
            <text:p>-0.0060538746</text:p>
          </table:table-cell>
          <table:table-cell table:formula="of:=SQRT(-[.$G$4]*[.A32]*(4*([.$G$5]/3^(3/2))^3-[.$G$3]^2*[.$G$4]*[.A32]))/(2*[.$G$3]^2)" office:value-type="float" office:value="114.492871997028" calcext:value-type="float">
            <text:p>114.492871997</text:p>
          </table:table-cell>
          <table:table-cell table:formula="of:=([.$G$4]*[.A32])/(2*[.$G$3])-([.$G$5]/([.$G$3]*3^(3/2)))^3" office:value-type="float" office:value="114.492872218899" calcext:value-type="float">
            <text:p>114.4928722189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 table:formula="of:=LOG([.A33];2)" office:value-type="float" office:value="8.00562454919388" calcext:value-type="float">
            <text:p>8.0056245492</text:p>
          </table:table-cell>
          <table:table-cell table:formula="of:=SQRT(SQRT(3)*[.A33]/[.$G$2])" office:value-type="float" office:value="2.72377513005143" calcext:value-type="float">
            <text:p>2.7237751301</text:p>
          </table:table-cell>
          <table:table-cell table:formula="of:=-([.J33]+[.$G$5]^2/(27*[.$G$3]^2*[.J33])+[.$G$5]/(3^(3/2)*[.$G$3]))" office:value-type="float" office:value="6.17111913473897" calcext:value-type="float">
            <text:p>6.1711191347</text:p>
          </table:table-cell>
          <table:table-cell table:formula="of:=-([.I33]+[.$G$5]^2/(27*[.$G$3]^2*[.I33])+[.$G$5]/(3^(3/2)*[.$G$3]))" office:value-type="float" office:value="6.17111913473897" calcext:value-type="float">
            <text:p>6.1711191347</text:p>
          </table:table-cell>
          <table:table-cell table:number-columns-repeated="2"/>
          <table:table-cell table:formula="of:=(SQRT(-[.$G$4]*[.A33]*(4*[.$G$5]^3-3^(9/2)*[.$G$3]^2*[.$G$4]*[.A33]))/(2*3^(9/4)*[.$G$3]^2)-(3^(9/2)*[.$G$3]^2*[.$G$4]*[.A33]-2*[.$G$5]^3)/(2*3^(9/2)*[.$G$3]^3))^(1/3)" office:value-type="float" office:value="-0.00582550015273241" calcext:value-type="float">
            <text:p>-0.0058255002</text:p>
          </table:table-cell>
          <table:table-cell table:formula="of:=([.K33]-[.L33])^(1/3)" office:value-type="float" office:value="-0.00582550015273241" calcext:value-type="float">
            <text:p>-0.0058255002</text:p>
          </table:table-cell>
          <table:table-cell table:formula="of:=SQRT(-[.$G$4]*[.A33]*(4*([.$G$5]/3^(3/2))^3-[.$G$3]^2*[.$G$4]*[.A33]))/(2*[.$G$3]^2)" office:value-type="float" office:value="128.492872021202" calcext:value-type="float">
            <text:p>128.4928720212</text:p>
          </table:table-cell>
          <table:table-cell table:formula="of:=([.$G$4]*[.A33])/(2*[.$G$3])-([.$G$5]/([.$G$3]*3^(3/2)))^3" office:value-type="float" office:value="128.492872218899" calcext:value-type="float">
            <text:p>128.4928722189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" calcext:value-type="float">
            <text:p>6</text:p>
          </table:table-cell>
          <table:table-cell table:formula="of:=LOG([.A34];2)" office:value-type="float" office:value="8.17492568250068" calcext:value-type="float">
            <text:p>8.1749256825</text:p>
          </table:table-cell>
          <table:table-cell table:formula="of:=SQRT(SQRT(3)*[.A34]/[.$G$2])" office:value-type="float" office:value="2.88837521624011" calcext:value-type="float">
            <text:p>2.8883752162</text:p>
          </table:table-cell>
          <table:table-cell table:formula="of:=-([.J34]+[.$G$5]^2/(27*[.$G$3]^2*[.J34])+[.$G$5]/(3^(3/2)*[.$G$3]))" office:value-type="float" office:value="6.42453212711666" calcext:value-type="float">
            <text:p>6.4245321271</text:p>
          </table:table-cell>
          <table:table-cell table:formula="of:=-([.I34]+[.$G$5]^2/(27*[.$G$3]^2*[.I34])+[.$G$5]/(3^(3/2)*[.$G$3]))" office:value-type="float" office:value="6.42453212711666" calcext:value-type="float">
            <text:p>6.4245321271</text:p>
          </table:table-cell>
          <table:table-cell table:number-columns-repeated="2"/>
          <table:table-cell table:formula="of:=(SQRT(-[.$G$4]*[.A34]*(4*[.$G$5]^3-3^(9/2)*[.$G$3]^2*[.$G$4]*[.A34]))/(2*3^(9/4)*[.$G$3]^2)-(3^(9/2)*[.$G$3]^2*[.$G$4]*[.A34]-2*[.$G$5]^3)/(2*3^(9/2)*[.$G$3]^3))^(1/3)" office:value-type="float" office:value="-0.00560201287694805" calcext:value-type="float">
            <text:p>-0.0056020129</text:p>
          </table:table-cell>
          <table:table-cell table:formula="of:=([.K34]-[.L34])^(1/3)" office:value-type="float" office:value="-0.00560201287694805" calcext:value-type="float">
            <text:p>-0.0056020129</text:p>
          </table:table-cell>
          <table:table-cell table:formula="of:=SQRT(-[.$G$4]*[.A34]*(4*([.$G$5]/3^(3/2))^3-[.$G$3]^2*[.$G$4]*[.A34]))/(2*[.$G$3]^2)" office:value-type="float" office:value="144.492872043093" calcext:value-type="float">
            <text:p>144.4928720431</text:p>
          </table:table-cell>
          <table:table-cell table:formula="of:=([.$G$4]*[.A34])/(2*[.$G$3])-([.$G$5]/([.$G$3]*3^(3/2)))^3" office:value-type="float" office:value="144.492872218899" calcext:value-type="float">
            <text:p>144.4928722189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 table:formula="of:=LOG([.A35];2)" office:value-type="float" office:value="8.34429590791582" calcext:value-type="float">
            <text:p>8.3442959079</text:p>
          </table:table-cell>
          <table:table-cell table:formula="of:=SQRT(SQRT(3)*[.A35]/[.$G$2])" office:value-type="float" office:value="3.06299557203915" calcext:value-type="float">
            <text:p>3.062995572</text:p>
          </table:table-cell>
          <table:table-cell table:formula="of:=-([.J35]+[.$G$5]^2/(27*[.$G$3]^2*[.J35])+[.$G$5]/(3^(3/2)*[.$G$3]))" office:value-type="float" office:value="6.68818077026829" calcext:value-type="float">
            <text:p>6.6881807703</text:p>
          </table:table-cell>
          <table:table-cell table:formula="of:=-([.I35]+[.$G$5]^2/(27*[.$G$3]^2*[.I35])+[.$G$5]/(3^(3/2)*[.$G$3]))" office:value-type="float" office:value="6.68818077026829" calcext:value-type="float">
            <text:p>6.6881807703</text:p>
          </table:table-cell>
          <table:table-cell table:number-columns-repeated="2"/>
          <table:table-cell table:formula="of:=(SQRT(-[.$G$4]*[.A35]*(4*[.$G$5]^3-3^(9/2)*[.$G$3]^2*[.$G$4]*[.A35]))/(2*3^(9/4)*[.$G$3]^2)-(3^(9/2)*[.$G$3]^2*[.$G$4]*[.A35]-2*[.$G$5]^3)/(2*3^(9/2)*[.$G$3]^3))^(1/3)" office:value-type="float" office:value="-0.00538701431808976" calcext:value-type="float">
            <text:p>-0.0053870143</text:p>
          </table:table-cell>
          <table:table-cell table:formula="of:=([.K35]-[.L35])^(1/3)" office:value-type="float" office:value="-0.00538701431808976" calcext:value-type="float">
            <text:p>-0.0053870143</text:p>
          </table:table-cell>
          <table:table-cell table:formula="of:=SQRT(-[.$G$4]*[.A35]*(4*([.$G$5]/3^(3/2))^3-[.$G$3]^2*[.$G$4]*[.A35]))/(2*[.$G$3]^2)" office:value-type="float" office:value="162.492872062568" calcext:value-type="float">
            <text:p>162.4928720626</text:p>
          </table:table-cell>
          <table:table-cell table:formula="of:=([.$G$4]*[.A35])/(2*[.$G$3])-([.$G$5]/([.$G$3]*3^(3/2)))^3" office:value-type="float" office:value="162.492872218899" calcext:value-type="float">
            <text:p>162.4928722189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" calcext:value-type="float">
            <text:p>7</text:p>
          </table:table-cell>
          <table:table-cell table:formula="of:=LOG([.A36];2)" office:value-type="float" office:value="8.51175265376738" calcext:value-type="float">
            <text:p>8.5117526538</text:p>
          </table:table-cell>
          <table:table-cell table:formula="of:=SQRT(SQRT(3)*[.A36]/[.$G$2])" office:value-type="float" office:value="3.24601947201656" calcext:value-type="float">
            <text:p>3.246019472</text:p>
          </table:table-cell>
          <table:table-cell table:formula="of:=-([.J36]+[.$G$5]^2/(27*[.$G$3]^2*[.J36])+[.$G$5]/(3^(3/2)*[.$G$3]))" office:value-type="float" office:value="6.95920896785279" calcext:value-type="float">
            <text:p>6.9592089679</text:p>
          </table:table-cell>
          <table:table-cell table:formula="of:=-([.I36]+[.$G$5]^2/(27*[.$G$3]^2*[.I36])+[.$G$5]/(3^(3/2)*[.$G$3]))" office:value-type="float" office:value="6.9592084818117" calcext:value-type="float">
            <text:p>6.9592084818</text:p>
          </table:table-cell>
          <table:table-cell table:number-columns-repeated="2"/>
          <table:table-cell table:formula="of:=(SQRT(-[.$G$4]*[.A36]*(4*[.$G$5]^3-3^(9/2)*[.$G$3]^2*[.$G$4]*[.A36]))/(2*3^(9/4)*[.$G$3]^2)-(3^(9/2)*[.$G$3]^2*[.$G$4]*[.A36]-2*[.$G$5]^3)/(2*3^(9/2)*[.$G$3]^3))^(1/3)" office:value-type="float" office:value="-0.00518255948449985" calcext:value-type="float">
            <text:p>-0.0051825595</text:p>
          </table:table-cell>
          <table:table-cell table:formula="of:=([.K36]-[.L36])^(1/3)" office:value-type="float" office:value="-0.00518255913177149" calcext:value-type="float">
            <text:p>-0.0051825591</text:p>
          </table:table-cell>
          <table:table-cell table:formula="of:=SQRT(-[.$G$4]*[.A36]*(4*([.$G$5]/3^(3/2))^3-[.$G$3]^2*[.$G$4]*[.A36]))/(2*[.$G$3]^2)" office:value-type="float" office:value="182.492872079701" calcext:value-type="float">
            <text:p>182.4928720797</text:p>
          </table:table-cell>
          <table:table-cell table:formula="of:=([.$G$4]*[.A36])/(2*[.$G$3])-([.$G$5]/([.$G$3]*3^(3/2)))^3" office:value-type="float" office:value="182.492872218899" calcext:value-type="float">
            <text:p>182.4928722189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7" calcext:value-type="float">
            <text:p>7</text:p>
          </table:table-cell>
          <table:table-cell table:formula="of:=LOG([.A37];2)" office:value-type="float" office:value="8.67948009950545" calcext:value-type="float">
            <text:p>8.6794800995</text:p>
          </table:table-cell>
          <table:table-cell table:formula="of:=SQRT(SQRT(3)*[.A37]/[.$G$2])" office:value-type="float" office:value="3.44030238763794" calcext:value-type="float">
            <text:p>3.4403023876</text:p>
          </table:table-cell>
          <table:table-cell table:formula="of:=-([.J37]+[.$G$5]^2/(27*[.$G$3]^2*[.J37])+[.$G$5]/(3^(3/2)*[.$G$3]))" office:value-type="float" office:value="7.24140808798689" calcext:value-type="float">
            <text:p>7.241408088</text:p>
          </table:table-cell>
          <table:table-cell table:formula="of:=-([.I37]+[.$G$5]^2/(27*[.$G$3]^2*[.I37])+[.$G$5]/(3^(3/2)*[.$G$3]))" office:value-type="float" office:value="7.24140865555815" calcext:value-type="float">
            <text:p>7.2414086556</text:p>
          </table:table-cell>
          <table:table-cell table:number-columns-repeated="2"/>
          <table:table-cell table:formula="of:=(SQRT(-[.$G$4]*[.A37]*(4*[.$G$5]^3-3^(9/2)*[.$G$3]^2*[.$G$4]*[.A37]))/(2*3^(9/4)*[.$G$3]^2)-(3^(9/2)*[.$G$3]^2*[.$G$4]*[.A37]-2*[.$G$5]^3)/(2*3^(9/2)*[.$G$3]^3))^(1/3)" office:value-type="float" office:value="-0.00498555246208856" calcext:value-type="float">
            <text:p>-0.0049855525</text:p>
          </table:table-cell>
          <table:table-cell table:formula="of:=([.K37]-[.L37])^(1/3)" office:value-type="float" office:value="-0.00498555284324418" calcext:value-type="float">
            <text:p>-0.0049855528</text:p>
          </table:table-cell>
          <table:table-cell table:formula="of:=SQRT(-[.$G$4]*[.A37]*(4*([.$G$5]/3^(3/2))^3-[.$G$3]^2*[.$G$4]*[.A37]))/(2*[.$G$3]^2)" office:value-type="float" office:value="204.992872094979" calcext:value-type="float">
            <text:p>204.992872095</text:p>
          </table:table-cell>
          <table:table-cell table:formula="of:=([.$G$4]*[.A37])/(2*[.$G$3])-([.$G$5]/([.$G$3]*3^(3/2)))^3" office:value-type="float" office:value="204.992872218899" calcext:value-type="float">
            <text:p>204.9928722189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" calcext:value-type="float">
            <text:p>7</text:p>
          </table:table-cell>
          <table:table-cell table:formula="of:=LOG([.A38];2)" office:value-type="float" office:value="8.84862294042934" calcext:value-type="float">
            <text:p>8.8486229404</text:p>
          </table:table-cell>
          <table:table-cell table:formula="of:=SQRT(SQRT(3)*[.A38]/[.$G$2])" office:value-type="float" office:value="3.64800270076941" calcext:value-type="float">
            <text:p>3.6480027008</text:p>
          </table:table-cell>
          <table:table-cell table:formula="of:=-([.J38]+[.$G$5]^2/(27*[.$G$3]^2*[.J38])+[.$G$5]/(3^(3/2)*[.$G$3]))" office:value-type="float" office:value="7.53729747484441" calcext:value-type="float">
            <text:p>7.5372974748</text:p>
          </table:table-cell>
          <table:table-cell table:formula="of:=-([.I38]+[.$G$5]^2/(27*[.$G$3]^2*[.I38])+[.$G$5]/(3^(3/2)*[.$G$3]))" office:value-type="float" office:value="7.53729747484441" calcext:value-type="float">
            <text:p>7.5372974748</text:p>
          </table:table-cell>
          <table:table-cell table:number-columns-repeated="2"/>
          <table:table-cell table:formula="of:=(SQRT(-[.$G$4]*[.A38]*(4*[.$G$5]^3-3^(9/2)*[.$G$3]^2*[.$G$4]*[.A38]))/(2*3^(9/4)*[.$G$3]^2)-(3^(9/2)*[.$G$3]^2*[.$G$4]*[.A38]-2*[.$G$5]^3)/(2*3^(9/2)*[.$G$3]^3))^(1/3)" office:value-type="float" office:value="-0.00479446756140936" calcext:value-type="float">
            <text:p>-0.0047944676</text:p>
          </table:table-cell>
          <table:table-cell table:formula="of:=([.K38]-[.L38])^(1/3)" office:value-type="float" office:value="-0.00479446756140936" calcext:value-type="float">
            <text:p>-0.0047944676</text:p>
          </table:table-cell>
          <table:table-cell table:formula="of:=SQRT(-[.$G$4]*[.A38]*(4*([.$G$5]/3^(3/2))^3-[.$G$3]^2*[.$G$4]*[.A38]))/(2*[.$G$3]^2)" office:value-type="float" office:value="230.492872108689" calcext:value-type="float">
            <text:p>230.4928721087</text:p>
          </table:table-cell>
          <table:table-cell table:formula="of:=([.$G$4]*[.A38])/(2*[.$G$3])-([.$G$5]/([.$G$3]*3^(3/2)))^3" office:value-type="float" office:value="230.492872218899" calcext:value-type="float">
            <text:p>230.4928722189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8" calcext:value-type="float">
            <text:p>8</text:p>
          </table:table-cell>
          <table:table-cell table:formula="of:=LOG([.A39];2)" office:value-type="float" office:value="9.01680828768655" calcext:value-type="float">
            <text:p>9.0168082877</text:p>
          </table:table-cell>
          <table:table-cell table:formula="of:=SQRT(SQRT(3)*[.A39]/[.$G$2])" office:value-type="float" office:value="3.86695900831795" calcext:value-type="float">
            <text:p>3.8669590083</text:p>
          </table:table-cell>
          <table:table-cell table:formula="of:=-([.J39]+[.$G$5]^2/(27*[.$G$3]^2*[.J39])+[.$G$5]/(3^(3/2)*[.$G$3]))" office:value-type="float" office:value="7.84321838211713" calcext:value-type="float">
            <text:p>7.8432183821</text:p>
          </table:table-cell>
          <table:table-cell table:formula="of:=-([.I39]+[.$G$5]^2/(27*[.$G$3]^2*[.I39])+[.$G$5]/(3^(3/2)*[.$G$3]))" office:value-type="float" office:value="7.84321528097832" calcext:value-type="float">
            <text:p>7.843215281</text:p>
          </table:table-cell>
          <table:table-cell table:number-columns-repeated="2"/>
          <table:table-cell table:formula="of:=(SQRT(-[.$G$4]*[.A39]*(4*[.$G$5]^3-3^(9/2)*[.$G$3]^2*[.$G$4]*[.A39]))/(2*3^(9/4)*[.$G$3]^2)-(3^(9/2)*[.$G$3]^2*[.$G$4]*[.A39]-2*[.$G$5]^3)/(2*3^(9/2)*[.$G$3]^3))^(1/3)" office:value-type="float" office:value="-0.00461172825957425" calcext:value-type="float">
            <text:p>-0.0046117283</text:p>
          </table:table-cell>
          <table:table-cell table:formula="of:=([.K39]-[.L39])^(1/3)" office:value-type="float" office:value="-0.00461172647776307" calcext:value-type="float">
            <text:p>-0.0046117265</text:p>
          </table:table-cell>
          <table:table-cell table:formula="of:=SQRT(-[.$G$4]*[.A39]*(4*([.$G$5]/3^(3/2))^3-[.$G$3]^2*[.$G$4]*[.A39]))/(2*[.$G$3]^2)" office:value-type="float" office:value="258.992872120817" calcext:value-type="float">
            <text:p>258.9928721208</text:p>
          </table:table-cell>
          <table:table-cell table:formula="of:=([.$G$4]*[.A39])/(2*[.$G$3])-([.$G$5]/([.$G$3]*3^(3/2)))^3" office:value-type="float" office:value="258.992872218899" calcext:value-type="float">
            <text:p>258.9928722189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8" calcext:value-type="float">
            <text:p>8</text:p>
          </table:table-cell>
          <table:table-cell table:formula="of:=LOG([.A40];2)" office:value-type="float" office:value="9.18487534290829" calcext:value-type="float">
            <text:p>9.1848753429</text:p>
          </table:table-cell>
          <table:table-cell table:formula="of:=SQRT(SQRT(3)*[.A40]/[.$G$2])" office:value-type="float" office:value="4.09888921946155" calcext:value-type="float">
            <text:p>4.0988892195</text:p>
          </table:table-cell>
          <table:table-cell table:formula="of:=-([.J40]+[.$G$5]^2/(27*[.$G$3]^2*[.J40])+[.$G$5]/(3^(3/2)*[.$G$3]))" office:value-type="float" office:value="8.16104451705474" calcext:value-type="float">
            <text:p>8.1610445171</text:p>
          </table:table-cell>
          <table:table-cell table:formula="of:=-([.I40]+[.$G$5]^2/(27*[.$G$3]^2*[.I40])+[.$G$5]/(3^(3/2)*[.$G$3]))" office:value-type="float" office:value="8.16104451705474" calcext:value-type="float">
            <text:p>8.1610445171</text:p>
          </table:table-cell>
          <table:table-cell table:number-columns-repeated="2"/>
          <table:table-cell table:formula="of:=(SQRT(-[.$G$4]*[.A40]*(4*[.$G$5]^3-3^(9/2)*[.$G$3]^2*[.$G$4]*[.A40]))/(2*3^(9/4)*[.$G$3]^2)-(3^(9/2)*[.$G$3]^2*[.$G$4]*[.A40]-2*[.$G$5]^3)/(2*3^(9/2)*[.$G$3]^3))^(1/3)" office:value-type="float" office:value="-0.00443607346735434" calcext:value-type="float">
            <text:p>-0.0044360735</text:p>
          </table:table-cell>
          <table:table-cell table:formula="of:=([.K40]-[.L40])^(1/3)" office:value-type="float" office:value="-0.00443607346735434" calcext:value-type="float">
            <text:p>-0.0044360735</text:p>
          </table:table-cell>
          <table:table-cell table:formula="of:=SQRT(-[.$G$4]*[.A40]*(4*([.$G$5]/3^(3/2))^3-[.$G$3]^2*[.$G$4]*[.A40]))/(2*[.$G$3]^2)" office:value-type="float" office:value="290.992872131602" calcext:value-type="float">
            <text:p>290.9928721316</text:p>
          </table:table-cell>
          <table:table-cell table:formula="of:=([.$G$4]*[.A40])/(2*[.$G$3])-([.$G$5]/([.$G$3]*3^(3/2)))^3" office:value-type="float" office:value="290.992872218899" calcext:value-type="float">
            <text:p>290.9928722189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8" calcext:value-type="float">
            <text:p>8</text:p>
          </table:table-cell>
          <table:table-cell table:formula="of:=LOG([.A41];2)" office:value-type="float" office:value="9.35314682549808" calcext:value-type="float">
            <text:p>9.3531468255</text:p>
          </table:table-cell>
          <table:table-cell table:formula="of:=SQRT(SQRT(3)*[.A41]/[.$G$2])" office:value-type="float" office:value="4.34503783671682" calcext:value-type="float">
            <text:p>4.3450378367</text:p>
          </table:table-cell>
          <table:table-cell table:formula="of:=-([.J41]+[.$G$5]^2/(27*[.$G$3]^2*[.J41])+[.$G$5]/(3^(3/2)*[.$G$3]))" office:value-type="float" office:value="8.49187794871977" calcext:value-type="float">
            <text:p>8.4918779487</text:p>
          </table:table-cell>
          <table:table-cell table:formula="of:=-([.I41]+[.$G$5]^2/(27*[.$G$3]^2*[.I41])+[.$G$5]/(3^(3/2)*[.$G$3]))" office:value-type="float" office:value="8.49187794871977" calcext:value-type="float">
            <text:p>8.4918779487</text:p>
          </table:table-cell>
          <table:table-cell table:number-columns-repeated="2"/>
          <table:table-cell table:formula="of:=(SQRT(-[.$G$4]*[.A41]*(4*[.$G$5]^3-3^(9/2)*[.$G$3]^2*[.$G$4]*[.A41]))/(2*3^(9/4)*[.$G$3]^2)-(3^(9/2)*[.$G$3]^2*[.$G$4]*[.A41]-2*[.$G$5]^3)/(2*3^(9/2)*[.$G$3]^3))^(1/3)" office:value-type="float" office:value="-0.00426690970117364" calcext:value-type="float">
            <text:p>-0.0042669097</text:p>
          </table:table-cell>
          <table:table-cell table:formula="of:=([.K41]-[.L41])^(1/3)" office:value-type="float" office:value="-0.00426690970117364" calcext:value-type="float">
            <text:p>-0.0042669097</text:p>
          </table:table-cell>
          <table:table-cell table:formula="of:=SQRT(-[.$G$4]*[.A41]*(4*([.$G$5]/3^(3/2))^3-[.$G$3]^2*[.$G$4]*[.A41]))/(2*[.$G$3]^2)" office:value-type="float" office:value="326.992872141213" calcext:value-type="float">
            <text:p>326.9928721412</text:p>
          </table:table-cell>
          <table:table-cell table:formula="of:=([.$G$4]*[.A41])/(2*[.$G$3])-([.$G$5]/([.$G$3]*3^(3/2)))^3" office:value-type="float" office:value="326.992872218899" calcext:value-type="float">
            <text:p>326.9928722189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9" calcext:value-type="float">
            <text:p>9</text:p>
          </table:table-cell>
          <table:table-cell table:formula="of:=LOG([.A42];2)" office:value-type="float" office:value="9.52160043972373" calcext:value-type="float">
            <text:p>9.5216004397</text:p>
          </table:table-cell>
          <table:table-cell table:formula="of:=SQRT(SQRT(3)*[.A42]/[.$G$2])" office:value-type="float" office:value="4.60625904533372" calcext:value-type="float">
            <text:p>4.6062590453</text:p>
          </table:table-cell>
          <table:table-cell table:formula="of:=-([.J42]+[.$G$5]^2/(27*[.$G$3]^2*[.J42])+[.$G$5]/(3^(3/2)*[.$G$3]))" office:value-type="float" office:value="8.83622167329163" calcext:value-type="float">
            <text:p>8.8362216733</text:p>
          </table:table-cell>
          <table:table-cell table:formula="of:=-([.I42]+[.$G$5]^2/(27*[.$G$3]^2*[.I42])+[.$G$5]/(3^(3/2)*[.$G$3]))" office:value-type="float" office:value="8.83622167329163" calcext:value-type="float">
            <text:p>8.8362216733</text:p>
          </table:table-cell>
          <table:table-cell table:number-columns-repeated="2"/>
          <table:table-cell table:formula="of:=(SQRT(-[.$G$4]*[.A42]*(4*[.$G$5]^3-3^(9/2)*[.$G$3]^2*[.$G$4]*[.A42]))/(2*3^(9/4)*[.$G$3]^2)-(3^(9/2)*[.$G$3]^2*[.$G$4]*[.A42]-2*[.$G$5]^3)/(2*3^(9/2)*[.$G$3]^3))^(1/3)" office:value-type="float" office:value="-0.00410402338434064" calcext:value-type="float">
            <text:p>-0.0041040234</text:p>
          </table:table-cell>
          <table:table-cell table:formula="of:=([.K42]-[.L42])^(1/3)" office:value-type="float" office:value="-0.00410402338434064" calcext:value-type="float">
            <text:p>-0.0041040234</text:p>
          </table:table-cell>
          <table:table-cell table:formula="of:=SQRT(-[.$G$4]*[.A42]*(4*([.$G$5]/3^(3/2))^3-[.$G$3]^2*[.$G$4]*[.A42]))/(2*[.$G$3]^2)" office:value-type="float" office:value="367.492872149775" calcext:value-type="float">
            <text:p>367.4928721498</text:p>
          </table:table-cell>
          <table:table-cell table:formula="of:=([.$G$4]*[.A42])/(2*[.$G$3])-([.$G$5]/([.$G$3]*3^(3/2)))^3" office:value-type="float" office:value="367.492872218899" calcext:value-type="float">
            <text:p>367.4928722189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9" calcext:value-type="float">
            <text:p>9</text:p>
          </table:table-cell>
          <table:table-cell table:formula="of:=LOG([.A43];2)" office:value-type="float" office:value="9.68999797141944" calcext:value-type="float">
            <text:p>9.6899979714</text:p>
          </table:table-cell>
          <table:table-cell table:formula="of:=SQRT(SQRT(3)*[.A43]/[.$G$2])" office:value-type="float" office:value="4.88308981256044" calcext:value-type="float">
            <text:p>4.8830898126</text:p>
          </table:table-cell>
          <table:table-cell table:formula="of:=-([.J43]+[.$G$5]^2/(27*[.$G$3]^2*[.J43])+[.$G$5]/(3^(3/2)*[.$G$3]))" office:value-type="float" office:value="9.19412002648863" calcext:value-type="float">
            <text:p>9.1941200265</text:p>
          </table:table-cell>
          <table:table-cell table:formula="of:=-([.I43]+[.$G$5]^2/(27*[.$G$3]^2*[.I43])+[.$G$5]/(3^(3/2)*[.$G$3]))" office:value-type="float" office:value="9.1941142482703" calcext:value-type="float">
            <text:p>9.1941142483</text:p>
          </table:table-cell>
          <table:table-cell table:number-columns-repeated="2"/>
          <table:table-cell table:formula="of:=(SQRT(-[.$G$4]*[.A43]*(4*[.$G$5]^3-3^(9/2)*[.$G$3]^2*[.$G$4]*[.A43]))/(2*3^(9/4)*[.$G$3]^2)-(3^(9/2)*[.$G$3]^2*[.$G$4]*[.A43]-2*[.$G$5]^3)/(2*3^(9/2)*[.$G$3]^3))^(1/3)" office:value-type="float" office:value="-0.00394741012254189" calcext:value-type="float">
            <text:p>-0.0039474101</text:p>
          </table:table-cell>
          <table:table-cell table:formula="of:=([.K43]-[.L43])^(1/3)" office:value-type="float" office:value="-0.00394740769053557" calcext:value-type="float">
            <text:p>-0.0039474077</text:p>
          </table:table-cell>
          <table:table-cell table:formula="of:=SQRT(-[.$G$4]*[.A43]*(4*([.$G$5]/3^(3/2))^3-[.$G$3]^2*[.$G$4]*[.A43]))/(2*[.$G$3]^2)" office:value-type="float" office:value="412.99287215739" calcext:value-type="float">
            <text:p>412.9928721574</text:p>
          </table:table-cell>
          <table:table-cell table:formula="of:=([.$G$4]*[.A43])/(2*[.$G$3])-([.$G$5]/([.$G$3]*3^(3/2)))^3" office:value-type="float" office:value="412.992872218899" calcext:value-type="float">
            <text:p>412.9928722189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9" calcext:value-type="float">
            <text:p>9</text:p>
          </table:table-cell>
          <table:table-cell table:formula="of:=LOG([.A44];2)" office:value-type="float" office:value="9.85953478638265" calcext:value-type="float">
            <text:p>9.8595347864</text:p>
          </table:table-cell>
          <table:table-cell table:formula="of:=SQRT(SQRT(3)*[.A44]/[.$G$2])" office:value-type="float" office:value="5.17860212836033" calcext:value-type="float">
            <text:p>5.1786021284</text:p>
          </table:table-cell>
          <table:table-cell table:formula="of:=-([.J44]+[.$G$5]^2/(27*[.$G$3]^2*[.J44])+[.$G$5]/(3^(3/2)*[.$G$3]))" office:value-type="float" office:value="9.5687971878866" calcext:value-type="float">
            <text:p>9.5687971879</text:p>
          </table:table-cell>
          <table:table-cell table:formula="of:=-([.I44]+[.$G$5]^2/(27*[.$G$3]^2*[.I44])+[.$G$5]/(3^(3/2)*[.$G$3]))" office:value-type="float" office:value="9.5687971878866" calcext:value-type="float">
            <text:p>9.5687971879</text:p>
          </table:table-cell>
          <table:table-cell table:number-columns-repeated="2"/>
          <table:table-cell table:formula="of:=(SQRT(-[.$G$4]*[.A44]*(4*[.$G$5]^3-3^(9/2)*[.$G$3]^2*[.$G$4]*[.A44]))/(2*3^(9/4)*[.$G$3]^2)-(3^(9/2)*[.$G$3]^2*[.$G$4]*[.A44]-2*[.$G$5]^3)/(2*3^(9/2)*[.$G$3]^3))^(1/3)" office:value-type="float" office:value="-0.0037957695209972" calcext:value-type="float">
            <text:p>-0.0037957695</text:p>
          </table:table-cell>
          <table:table-cell table:formula="of:=([.K44]-[.L44])^(1/3)" office:value-type="float" office:value="-0.0037957695209972" calcext:value-type="float">
            <text:p>-0.0037957695</text:p>
          </table:table-cell>
          <table:table-cell table:formula="of:=SQRT(-[.$G$4]*[.A44]*(4*([.$G$5]/3^(3/2))^3-[.$G$3]^2*[.$G$4]*[.A44]))/(2*[.$G$3]^2)" office:value-type="float" office:value="464.49287216421" calcext:value-type="float">
            <text:p>464.4928721642</text:p>
          </table:table-cell>
          <table:table-cell table:formula="of:=([.$G$4]*[.A44])/(2*[.$G$3])-([.$G$5]/([.$G$3]*3^(3/2)))^3" office:value-type="float" office:value="464.492872218899" calcext:value-type="float">
            <text:p>464.4928722189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0" calcext:value-type="float">
            <text:p>10</text:p>
          </table:table-cell>
          <table:table-cell table:formula="of:=LOG([.A45];2)" office:value-type="float" office:value="10.0292872269682" calcext:value-type="float">
            <text:p>10.029287227</text:p>
          </table:table-cell>
          <table:table-cell table:formula="of:=SQRT(SQRT(3)*[.A45]/[.$G$2])" office:value-type="float" office:value="5.49240853953509" calcext:value-type="float">
            <text:p>5.4924085395</text:p>
          </table:table-cell>
          <table:table-cell table:formula="of:=-([.J45]+[.$G$5]^2/(27*[.$G$3]^2*[.J45])+[.$G$5]/(3^(3/2)*[.$G$3]))" office:value-type="float" office:value="9.95895565642316" calcext:value-type="float">
            <text:p>9.9589556564</text:p>
          </table:table-cell>
          <table:table-cell table:formula="of:=-([.I45]+[.$G$5]^2/(27*[.$G$3]^2*[.I45])+[.$G$5]/(3^(3/2)*[.$G$3]))" office:value-type="float" office:value="9.95895565642316" calcext:value-type="float">
            <text:p>9.9589556564</text:p>
          </table:table-cell>
          <table:table-cell table:number-columns-repeated="2"/>
          <table:table-cell table:formula="of:=(SQRT(-[.$G$4]*[.A45]*(4*[.$G$5]^3-3^(9/2)*[.$G$3]^2*[.$G$4]*[.A45]))/(2*3^(9/4)*[.$G$3]^2)-(3^(9/2)*[.$G$3]^2*[.$G$4]*[.A45]-2*[.$G$5]^3)/(2*3^(9/2)*[.$G$3]^3))^(1/3)" office:value-type="float" office:value="-0.00364977608313357" calcext:value-type="float">
            <text:p>-0.0036497761</text:p>
          </table:table-cell>
          <table:table-cell table:formula="of:=([.K45]-[.L45])^(1/3)" office:value-type="float" office:value="-0.00364977608313357" calcext:value-type="float">
            <text:p>-0.0036497761</text:p>
          </table:table-cell>
          <table:table-cell table:formula="of:=SQRT(-[.$G$4]*[.A45]*(4*([.$G$5]/3^(3/2))^3-[.$G$3]^2*[.$G$4]*[.A45]))/(2*[.$G$3]^2)" office:value-type="float" office:value="522.492872170281" calcext:value-type="float">
            <text:p>522.4928721703</text:p>
          </table:table-cell>
          <table:table-cell table:formula="of:=([.$G$4]*[.A45])/(2*[.$G$3])-([.$G$5]/([.$G$3]*3^(3/2)))^3" office:value-type="float" office:value="522.492872218899" calcext:value-type="float">
            <text:p>522.4928722189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0" calcext:value-type="float">
            <text:p>10</text:p>
          </table:table-cell>
          <table:table-cell table:formula="of:=LOG([.A46];2)" office:value-type="float" office:value="10.1984450414524" calcext:value-type="float">
            <text:p>10.1984450415</text:p>
          </table:table-cell>
          <table:table-cell table:formula="of:=SQRT(SQRT(3)*[.A46]/[.$G$2])" office:value-type="float" office:value="5.82403024673555" calcext:value-type="float">
            <text:p>5.8240302467</text:p>
          </table:table-cell>
          <table:table-cell table:formula="of:=-([.J46]+[.$G$5]^2/(27*[.$G$3]^2*[.J46])+[.$G$5]/(3^(3/2)*[.$G$3]))" office:value-type="float" office:value="10.3632855959268" calcext:value-type="float">
            <text:p>10.3632855959</text:p>
          </table:table-cell>
          <table:table-cell table:formula="of:=-([.I46]+[.$G$5]^2/(27*[.$G$3]^2*[.I46])+[.$G$5]/(3^(3/2)*[.$G$3]))" office:value-type="float" office:value="10.3632948410523" calcext:value-type="float">
            <text:p>10.3632948411</text:p>
          </table:table-cell>
          <table:table-cell table:number-columns-repeated="2"/>
          <table:table-cell table:formula="of:=(SQRT(-[.$G$4]*[.A46]*(4*[.$G$5]^3-3^(9/2)*[.$G$3]^2*[.$G$4]*[.A46]))/(2*3^(9/4)*[.$G$3]^2)-(3^(9/2)*[.$G$3]^2*[.$G$4]*[.A46]-2*[.$G$5]^3)/(2*3^(9/2)*[.$G$3]^3))^(1/3)" office:value-type="float" office:value="-0.0035098760447351" calcext:value-type="float">
            <text:p>-0.003509876</text:p>
          </table:table-cell>
          <table:table-cell table:formula="of:=([.K46]-[.L46])^(1/3)" office:value-type="float" office:value="-0.00350987912086728" calcext:value-type="float">
            <text:p>-0.0035098791</text:p>
          </table:table-cell>
          <table:table-cell table:formula="of:=SQRT(-[.$G$4]*[.A46]*(4*([.$G$5]/3^(3/2))^3-[.$G$3]^2*[.$G$4]*[.A46]))/(2*[.$G$3]^2)" office:value-type="float" office:value="587.49287217566" calcext:value-type="float">
            <text:p>587.4928721757</text:p>
          </table:table-cell>
          <table:table-cell table:formula="of:=([.$G$4]*[.A46])/(2*[.$G$3])-([.$G$5]/([.$G$3]*3^(3/2)))^3" office:value-type="float" office:value="587.492872218899" calcext:value-type="float">
            <text:p>587.4928722189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0" calcext:value-type="float">
            <text:p>10</text:p>
          </table:table-cell>
          <table:table-cell table:formula="of:=LOG([.A47];2)" office:value-type="float" office:value="10.3674147512468" calcext:value-type="float">
            <text:p>10.3674147512</text:p>
          </table:table-cell>
          <table:table-cell table:formula="of:=SQRT(SQRT(3)*[.A47]/[.$G$2])" office:value-type="float" office:value="6.17527208145316" calcext:value-type="float">
            <text:p>6.1752720815</text:p>
          </table:table-cell>
          <table:table-cell table:formula="of:=-([.J47]+[.$G$5]^2/(27*[.$G$3]^2*[.J47])+[.$G$5]/(3^(3/2)*[.$G$3]))" office:value-type="float" office:value="10.7832657143077" calcext:value-type="float">
            <text:p>10.7832657143</text:p>
          </table:table-cell>
          <table:table-cell table:formula="of:=-([.I47]+[.$G$5]^2/(27*[.$G$3]^2*[.I47])+[.$G$5]/(3^(3/2)*[.$G$3]))" office:value-type="float" office:value="10.7832765222876" calcext:value-type="float">
            <text:p>10.7832765223</text:p>
          </table:table-cell>
          <table:table-cell table:number-columns-repeated="2"/>
          <table:table-cell table:formula="of:=(SQRT(-[.$G$4]*[.A47]*(4*[.$G$5]^3-3^(9/2)*[.$G$3]^2*[.$G$4]*[.A47]))/(2*3^(9/4)*[.$G$3]^2)-(3^(9/2)*[.$G$3]^2*[.$G$4]*[.A47]-2*[.$G$5]^3)/(2*3^(9/2)*[.$G$3]^3))^(1/3)" office:value-type="float" office:value="-0.00337548777081994" calcext:value-type="float">
            <text:p>-0.0033754878</text:p>
          </table:table-cell>
          <table:table-cell table:formula="of:=([.K47]-[.L47])^(1/3)" office:value-type="float" office:value="-0.00337549109676771" calcext:value-type="float">
            <text:p>-0.0033754911</text:p>
          </table:table-cell>
          <table:table-cell table:formula="of:=SQRT(-[.$G$4]*[.A47]*(4*([.$G$5]/3^(3/2))^3-[.$G$3]^2*[.$G$4]*[.A47]))/(2*[.$G$3]^2)" office:value-type="float" office:value="660.492872180439" calcext:value-type="float">
            <text:p>660.4928721804</text:p>
          </table:table-cell>
          <table:table-cell table:formula="of:=([.$G$4]*[.A47])/(2*[.$G$3])-([.$G$5]/([.$G$3]*3^(3/2)))^3" office:value-type="float" office:value="660.492872218899" calcext:value-type="float">
            <text:p>660.4928722189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1" calcext:value-type="float">
            <text:p>11</text:p>
          </table:table-cell>
          <table:table-cell table:formula="of:=LOG([.A48];2)" office:value-type="float" office:value="10.5372184005386" calcext:value-type="float">
            <text:p>10.5372184005</text:p>
          </table:table-cell>
          <table:table-cell table:formula="of:=SQRT(SQRT(3)*[.A48]/[.$G$2])" office:value-type="float" office:value="6.54958968186475" calcext:value-type="float">
            <text:p>6.5495896819</text:p>
          </table:table-cell>
          <table:table-cell table:formula="of:=-([.J48]+[.$G$5]^2/(27*[.$G$3]^2*[.J48])+[.$G$5]/(3^(3/2)*[.$G$3]))" office:value-type="float" office:value="11.2221759115606" calcext:value-type="float">
            <text:p>11.2221759116</text:p>
          </table:table-cell>
          <table:table-cell table:formula="of:=-([.I48]+[.$G$5]^2/(27*[.$G$3]^2*[.I48])+[.$G$5]/(3^(3/2)*[.$G$3]))" office:value-type="float" office:value="11.2221759115606" calcext:value-type="float">
            <text:p>11.2221759116</text:p>
          </table:table-cell>
          <table:table-cell table:number-columns-repeated="2"/>
          <table:table-cell table:formula="of:=(SQRT(-[.$G$4]*[.A48]*(4*[.$G$5]^3-3^(9/2)*[.$G$3]^2*[.$G$4]*[.A48]))/(2*3^(9/4)*[.$G$3]^2)-(3^(9/2)*[.$G$3]^2*[.$G$4]*[.A48]-2*[.$G$5]^3)/(2*3^(9/2)*[.$G$3]^3))^(1/3)" office:value-type="float" office:value="-0.00324562286145927" calcext:value-type="float">
            <text:p>-0.0032456229</text:p>
          </table:table-cell>
          <table:table-cell table:formula="of:=([.K48]-[.L48])^(1/3)" office:value-type="float" office:value="-0.00324562286145927" calcext:value-type="float">
            <text:p>-0.0032456229</text:p>
          </table:table-cell>
          <table:table-cell table:formula="of:=SQRT(-[.$G$4]*[.A48]*(4*([.$G$5]/3^(3/2))^3-[.$G$3]^2*[.$G$4]*[.A48]))/(2*[.$G$3]^2)" office:value-type="float" office:value="742.992872184709" calcext:value-type="float">
            <text:p>742.9928721847</text:p>
          </table:table-cell>
          <table:table-cell table:formula="of:=([.$G$4]*[.A48])/(2*[.$G$3])-([.$G$5]/([.$G$3]*3^(3/2)))^3" office:value-type="float" office:value="742.992872218899" calcext:value-type="float">
            <text:p>742.9928722189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11" calcext:value-type="float">
            <text:p>11</text:p>
          </table:table-cell>
          <table:table-cell table:formula="of:=LOG([.A49];2)" office:value-type="float" office:value="10.7064960180612" calcext:value-type="float">
            <text:p>10.7064960181</text:p>
          </table:table-cell>
          <table:table-cell table:formula="of:=SQRT(SQRT(3)*[.A49]/[.$G$2])" office:value-type="float" office:value="6.94533044503955" calcext:value-type="float">
            <text:p>6.945330445</text:p>
          </table:table-cell>
          <table:table-cell table:formula="of:=-([.J49]+[.$G$5]^2/(27*[.$G$3]^2*[.J49])+[.$G$5]/(3^(3/2)*[.$G$3]))" office:value-type="float" office:value="11.6772095396862" calcext:value-type="float">
            <text:p>11.6772095397</text:p>
          </table:table-cell>
          <table:table-cell table:formula="of:=-([.I49]+[.$G$5]^2/(27*[.$G$3]^2*[.I49])+[.$G$5]/(3^(3/2)*[.$G$3]))" office:value-type="float" office:value="11.6772243261142" calcext:value-type="float">
            <text:p>11.6772243261</text:p>
          </table:table-cell>
          <table:table-cell table:number-columns-repeated="2"/>
          <table:table-cell table:formula="of:=(SQRT(-[.$G$4]*[.A49]*(4*[.$G$5]^3-3^(9/2)*[.$G$3]^2*[.$G$4]*[.A49]))/(2*3^(9/4)*[.$G$3]^2)-(3^(9/2)*[.$G$3]^2*[.$G$4]*[.A49]-2*[.$G$5]^3)/(2*3^(9/2)*[.$G$3]^3))^(1/3)" office:value-type="float" office:value="-0.0031211284473288" calcext:value-type="float">
            <text:p>-0.0031211284</text:p>
          </table:table-cell>
          <table:table-cell table:formula="of:=([.K49]-[.L49])^(1/3)" office:value-type="float" office:value="-0.00312113233746768" calcext:value-type="float">
            <text:p>-0.0031211323</text:p>
          </table:table-cell>
          <table:table-cell table:formula="of:=SQRT(-[.$G$4]*[.A49]*(4*([.$G$5]/3^(3/2))^3-[.$G$3]^2*[.$G$4]*[.A49]))/(2*[.$G$3]^2)" office:value-type="float" office:value="835.492872188495" calcext:value-type="float">
            <text:p>835.4928721885</text:p>
          </table:table-cell>
          <table:table-cell table:formula="of:=([.$G$4]*[.A49])/(2*[.$G$3])-([.$G$5]/([.$G$3]*3^(3/2)))^3" office:value-type="float" office:value="835.492872218899" calcext:value-type="float">
            <text:p>835.4928722189</text:p>
          </table:table-cell>
          <table:table-cell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12" calcext:value-type="float">
            <text:p>12</text:p>
          </table:table-cell>
          <table:table-cell table:formula="of:=LOG([.A50];2)" office:value-type="float" office:value="10.8757493514201" calcext:value-type="float">
            <text:p>10.8757493514</text:p>
          </table:table-cell>
          <table:table-cell table:formula="of:=SQRT(SQRT(3)*[.A50]/[.$G$2])" office:value-type="float" office:value="7.36492075927266" calcext:value-type="float">
            <text:p>7.3649207593</text:p>
          </table:table-cell>
          <table:table-cell table:formula="of:=-([.J50]+[.$G$5]^2/(27*[.$G$3]^2*[.J50])+[.$G$5]/(3^(3/2)*[.$G$3]))" office:value-type="float" office:value="12.150336117918" calcext:value-type="float">
            <text:p>12.1503361179</text:p>
          </table:table-cell>
          <table:table-cell table:formula="of:=-([.I50]+[.$G$5]^2/(27*[.$G$3]^2*[.I50])+[.$G$5]/(3^(3/2)*[.$G$3]))" office:value-type="float" office:value="12.1503534083616" calcext:value-type="float">
            <text:p>12.1503534084</text:p>
          </table:table-cell>
          <table:table-cell table:number-columns-repeated="2"/>
          <table:table-cell table:formula="of:=(SQRT(-[.$G$4]*[.A50]*(4*[.$G$5]^3-3^(9/2)*[.$G$3]^2*[.$G$4]*[.A50]))/(2*3^(9/4)*[.$G$3]^2)-(3^(9/2)*[.$G$3]^2*[.$G$4]*[.A50]-2*[.$G$5]^3)/(2*3^(9/2)*[.$G$3]^3))^(1/3)" office:value-type="float" office:value="-0.00300142877730092" calcext:value-type="float">
            <text:p>-0.0030014288</text:p>
          </table:table-cell>
          <table:table-cell table:formula="of:=([.K50]-[.L50])^(1/3)" office:value-type="float" office:value="-0.00300143298391082" calcext:value-type="float">
            <text:p>-0.003001433</text:p>
          </table:table-cell>
          <table:table-cell table:formula="of:=SQRT(-[.$G$4]*[.A50]*(4*([.$G$5]/3^(3/2))^3-[.$G$3]^2*[.$G$4]*[.A50]))/(2*[.$G$3]^2)" office:value-type="float" office:value="939.49287219186" calcext:value-type="float">
            <text:p>939.4928721919</text:p>
          </table:table-cell>
          <table:table-cell table:formula="of:=([.$G$4]*[.A50])/(2*[.$G$3])-([.$G$5]/([.$G$3]*3^(3/2)))^3" office:value-type="float" office:value="939.492872218899" calcext:value-type="float">
            <text:p>939.4928722189</text:p>
          </table:table-cell>
          <table:table-cell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12" calcext:value-type="float">
            <text:p>12</text:p>
          </table:table-cell>
          <table:table-cell table:formula="of:=LOG([.A51];2)" office:value-type="float" office:value="11.0450770519349" calcext:value-type="float">
            <text:p>11.0450770519</text:p>
          </table:table-cell>
          <table:table-cell table:formula="of:=SQRT(SQRT(3)*[.A51]/[.$G$2])" office:value-type="float" office:value="7.81006119949671" calcext:value-type="float">
            <text:p>7.8100611995</text:p>
          </table:table-cell>
          <table:table-cell table:formula="of:=-([.J51]+[.$G$5]^2/(27*[.$G$3]^2*[.J51])+[.$G$5]/(3^(3/2)*[.$G$3]))" office:value-type="float" office:value="12.6426077155685" calcext:value-type="float">
            <text:p>12.6426077156</text:p>
          </table:table-cell>
          <table:table-cell table:formula="of:=-([.I51]+[.$G$5]^2/(27*[.$G$3]^2*[.I51])+[.$G$5]/(3^(3/2)*[.$G$3]))" office:value-type="float" office:value="12.6425672756367" calcext:value-type="float">
            <text:p>12.6425672756</text:p>
          </table:table-cell>
          <table:table-cell table:number-columns-repeated="2"/>
          <table:table-cell table:formula="of:=(SQRT(-[.$G$4]*[.A51]*(4*[.$G$5]^3-3^(9/2)*[.$G$3]^2*[.$G$4]*[.A51]))/(2*3^(9/4)*[.$G$3]^2)-(3^(9/2)*[.$G$3]^2*[.$G$4]*[.A51]-2*[.$G$5]^3)/(2*3^(9/2)*[.$G$3]^3))^(1/3)" office:value-type="float" office:value="-0.0028862732753614" calcext:value-type="float">
            <text:p>-0.0028862733</text:p>
          </table:table-cell>
          <table:table-cell table:formula="of:=([.K51]-[.L51])^(1/3)" office:value-type="float" office:value="-0.00288626417737256" calcext:value-type="float">
            <text:p>-0.0028862642</text:p>
          </table:table-cell>
          <table:table-cell table:formula="of:=SQRT(-[.$G$4]*[.A51]*(4*([.$G$5]/3^(3/2))^3-[.$G$3]^2*[.$G$4]*[.A51]))/(2*[.$G$3]^2)" office:value-type="float" office:value="1056.49287219485" calcext:value-type="float">
            <text:p>1056.4928721949</text:p>
          </table:table-cell>
          <table:table-cell table:formula="of:=([.$G$4]*[.A51])/(2*[.$G$3])-([.$G$5]/([.$G$3]*3^(3/2)))^3" office:value-type="float" office:value="1056.4928722189" calcext:value-type="float">
            <text:p>1056.4928722189</text:p>
          </table:table-cell>
          <table:table-cell/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13" calcext:value-type="float">
            <text:p>13</text:p>
          </table:table-cell>
          <table:table-cell table:formula="of:=LOG([.A52];2)" office:value-type="float" office:value="11.2149261879424" calcext:value-type="float">
            <text:p>11.2149261879</text:p>
          </table:table-cell>
          <table:table-cell table:formula="of:=SQRT(SQRT(3)*[.A52]/[.$G$2])" office:value-type="float" office:value="8.28360305019422" calcext:value-type="float">
            <text:p>8.2836030502</text:p>
          </table:table-cell>
          <table:table-cell table:formula="of:=-([.J52]+[.$G$5]^2/(27*[.$G$3]^2*[.J52])+[.$G$5]/(3^(3/2)*[.$G$3]))" office:value-type="float" office:value="13.1560531480847" calcext:value-type="float">
            <text:p>13.1560531481</text:p>
          </table:table-cell>
          <table:table-cell table:formula="of:=-([.I52]+[.$G$5]^2/(27*[.$G$3]^2*[.I52])+[.$G$5]/(3^(3/2)*[.$G$3]))" office:value-type="float" office:value="13.1561004623459" calcext:value-type="float">
            <text:p>13.1561004623</text:p>
          </table:table-cell>
          <table:table-cell table:number-columns-repeated="2"/>
          <table:table-cell table:formula="of:=(SQRT(-[.$G$4]*[.A52]*(4*[.$G$5]^3-3^(9/2)*[.$G$3]^2*[.$G$4]*[.A52]))/(2*3^(9/4)*[.$G$3]^2)-(3^(9/2)*[.$G$3]^2*[.$G$4]*[.A52]-2*[.$G$5]^3)/(2*3^(9/2)*[.$G$3]^3))^(1/3)" office:value-type="float" office:value="-0.00277518810462102" calcext:value-type="float">
            <text:p>-0.0027751881</text:p>
          </table:table-cell>
          <table:table-cell table:formula="of:=([.K52]-[.L52])^(1/3)" office:value-type="float" office:value="-0.00277519794546931" calcext:value-type="float">
            <text:p>-0.0027751979</text:p>
          </table:table-cell>
          <table:table-cell table:formula="of:=SQRT(-[.$G$4]*[.A52]*(4*([.$G$5]/3^(3/2))^3-[.$G$3]^2*[.$G$4]*[.A52]))/(2*[.$G$3]^2)" office:value-type="float" office:value="1188.49287219753" calcext:value-type="float">
            <text:p>1188.4928721975</text:p>
          </table:table-cell>
          <table:table-cell table:formula="of:=([.$G$4]*[.A52])/(2*[.$G$3])-([.$G$5]/([.$G$3]*3^(3/2)))^3" office:value-type="float" office:value="1188.4928722189" calcext:value-type="float">
            <text:p>1188.4928722189</text:p>
          </table:table-cell>
          <table:table-cell/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13" calcext:value-type="float">
            <text:p>13</text:p>
          </table:table-cell>
          <table:table-cell table:formula="of:=LOG([.A53];2)" office:value-type="float" office:value="11.3847837500934" calcext:value-type="float">
            <text:p>11.3847837501</text:p>
          </table:table-cell>
          <table:table-cell table:formula="of:=SQRT(SQRT(3)*[.A53]/[.$G$2])" office:value-type="float" office:value="8.78588248217861" calcext:value-type="float">
            <text:p>8.7858824822</text:p>
          </table:table-cell>
          <table:table-cell table:formula="of:=-([.J53]+[.$G$5]^2/(27*[.$G$3]^2*[.J53])+[.$G$5]/(3^(3/2)*[.$G$3]))" office:value-type="float" office:value="13.690125630631" calcext:value-type="float">
            <text:p>13.6901256306</text:p>
          </table:table-cell>
          <table:table-cell table:formula="of:=-([.I53]+[.$G$5]^2/(27*[.$G$3]^2*[.I53])+[.$G$5]/(3^(3/2)*[.$G$3]))" office:value-type="float" office:value="13.6901809881286" calcext:value-type="float">
            <text:p>13.6901809881</text:p>
          </table:table-cell>
          <table:table-cell table:number-columns-repeated="2"/>
          <table:table-cell table:formula="of:=(SQRT(-[.$G$4]*[.A53]*(4*[.$G$5]^3-3^(9/2)*[.$G$3]^2*[.$G$4]*[.A53]))/(2*3^(9/4)*[.$G$3]^2)-(3^(9/2)*[.$G$3]^2*[.$G$4]*[.A53]-2*[.$G$5]^3)/(2*3^(9/2)*[.$G$3]^3))^(1/3)" office:value-type="float" office:value="-0.00266838159781329" calcext:value-type="float">
            <text:p>-0.0026683816</text:p>
          </table:table-cell>
          <table:table-cell table:formula="of:=([.K53]-[.L53])^(1/3)" office:value-type="float" office:value="-0.0026683922422166" calcext:value-type="float">
            <text:p>-0.0026683922</text:p>
          </table:table-cell>
          <table:table-cell table:formula="of:=SQRT(-[.$G$4]*[.A53]*(4*([.$G$5]/3^(3/2))^3-[.$G$3]^2*[.$G$4]*[.A53]))/(2*[.$G$3]^2)" office:value-type="float" office:value="1336.9928721999" calcext:value-type="float">
            <text:p>1336.9928721999</text:p>
          </table:table-cell>
          <table:table-cell table:formula="of:=([.$G$4]*[.A53])/(2*[.$G$3])-([.$G$5]/([.$G$3]*3^(3/2)))^3" office:value-type="float" office:value="1336.9928722189" calcext:value-type="float">
            <text:p>1336.9928722189</text:p>
          </table:table-cell>
          <table:table-cell/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14" calcext:value-type="float">
            <text:p>14</text:p>
          </table:table-cell>
          <table:table-cell table:formula="of:=LOG([.A54];2)" office:value-type="float" office:value="11.5545888516776" calcext:value-type="float">
            <text:p>11.5545888517</text:p>
          </table:table-cell>
          <table:table-cell table:formula="of:=SQRT(SQRT(3)*[.A54]/[.$G$2])" office:value-type="float" office:value="9.31844839477687" calcext:value-type="float">
            <text:p>9.3184483948</text:p>
          </table:table-cell>
          <table:table-cell table:formula="of:=-([.J54]+[.$G$5]^2/(27*[.$G$3]^2*[.J54])+[.$G$5]/(3^(3/2)*[.$G$3]))" office:value-type="float" office:value="14.2454338992529" calcext:value-type="float">
            <text:p>14.2454338993</text:p>
          </table:table-cell>
          <table:table-cell table:formula="of:=-([.I54]+[.$G$5]^2/(27*[.$G$3]^2*[.I54])+[.$G$5]/(3^(3/2)*[.$G$3]))" office:value-type="float" office:value="14.2454338992529" calcext:value-type="float">
            <text:p>14.2454338993</text:p>
          </table:table-cell>
          <table:table-cell table:number-columns-repeated="2"/>
          <table:table-cell table:formula="of:=(SQRT(-[.$G$4]*[.A54]*(4*[.$G$5]^3-3^(9/2)*[.$G$3]^2*[.$G$4]*[.A54]))/(2*3^(9/4)*[.$G$3]^2)-(3^(9/2)*[.$G$3]^2*[.$G$4]*[.A54]-2*[.$G$5]^3)/(2*3^(9/2)*[.$G$3]^3))^(1/3)" office:value-type="float" office:value="-0.00256572362009549" calcext:value-type="float">
            <text:p>-0.0025657236</text:p>
          </table:table-cell>
          <table:table-cell table:formula="of:=([.K54]-[.L54])^(1/3)" office:value-type="float" office:value="-0.00256572362009549" calcext:value-type="float">
            <text:p>-0.0025657236</text:p>
          </table:table-cell>
          <table:table-cell table:formula="of:=SQRT(-[.$G$4]*[.A54]*(4*([.$G$5]/3^(3/2))^3-[.$G$3]^2*[.$G$4]*[.A54]))/(2*[.$G$3]^2)" office:value-type="float" office:value="1503.99287220201" calcext:value-type="float">
            <text:p>1503.992872202</text:p>
          </table:table-cell>
          <table:table-cell table:formula="of:=([.$G$4]*[.A54])/(2*[.$G$3])-([.$G$5]/([.$G$3]*3^(3/2)))^3" office:value-type="float" office:value="1503.9928722189" calcext:value-type="float">
            <text:p>1503.9928722189</text:p>
          </table:table-cell>
          <table:table-cell/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float" office:value="15" calcext:value-type="float">
            <text:p>15</text:p>
          </table:table-cell>
          <table:table-cell table:formula="of:=LOG([.A55];2)" office:value-type="float" office:value="11.7245138531199" calcext:value-type="float">
            <text:p>11.7245138531</text:p>
          </table:table-cell>
          <table:table-cell table:formula="of:=SQRT(SQRT(3)*[.A55]/[.$G$2])" office:value-type="float" office:value="9.88370707512544" calcext:value-type="float">
            <text:p>9.8837070751</text:p>
          </table:table-cell>
          <table:table-cell table:formula="of:=-([.J55]+[.$G$5]^2/(27*[.$G$3]^2*[.J55])+[.$G$5]/(3^(3/2)*[.$G$3]))" office:value-type="float" office:value="14.8233781146711" calcext:value-type="float">
            <text:p>14.8233781147</text:p>
          </table:table-cell>
          <table:table-cell table:formula="of:=-([.I55]+[.$G$5]^2/(27*[.$G$3]^2*[.I55])+[.$G$5]/(3^(3/2)*[.$G$3]))" office:value-type="float" office:value="14.8233781146711" calcext:value-type="float">
            <text:p>14.8233781147</text:p>
          </table:table-cell>
          <table:table-cell table:number-columns-repeated="2"/>
          <table:table-cell table:formula="of:=(SQRT(-[.$G$4]*[.A55]*(4*[.$G$5]^3-3^(9/2)*[.$G$3]^2*[.$G$4]*[.A55]))/(2*3^(9/4)*[.$G$3]^2)-(3^(9/2)*[.$G$3]^2*[.$G$4]*[.A55]-2*[.$G$5]^3)/(2*3^(9/2)*[.$G$3]^3))^(1/3)" office:value-type="float" office:value="-0.00246693837447632" calcext:value-type="float">
            <text:p>-0.0024669384</text:p>
          </table:table-cell>
          <table:table-cell table:formula="of:=([.K55]-[.L55])^(1/3)" office:value-type="float" office:value="-0.00246693837447632" calcext:value-type="float">
            <text:p>-0.0024669384</text:p>
          </table:table-cell>
          <table:table-cell table:formula="of:=SQRT(-[.$G$4]*[.A55]*(4*([.$G$5]/3^(3/2))^3-[.$G$3]^2*[.$G$4]*[.A55]))/(2*[.$G$3]^2)" office:value-type="float" office:value="1691.99287220389" calcext:value-type="float">
            <text:p>1691.9928722039</text:p>
          </table:table-cell>
          <table:table-cell table:formula="of:=([.$G$4]*[.A55])/(2*[.$G$3])-([.$G$5]/([.$G$3]*3^(3/2)))^3" office:value-type="float" office:value="1691.9928722189" calcext:value-type="float">
            <text:p>1691.9928722189</text:p>
          </table:table-cell>
          <table:table-cell/>
        </table:table-row>
        <table:table-row table:style-name="ro1">
          <table:table-cell office:value-type="float" office:value="3807" calcext:value-type="float">
            <text:p>3807</text:p>
          </table:table-cell>
          <table:table-cell office:value-type="float" office:value="15" calcext:value-type="float">
            <text:p>15</text:p>
          </table:table-cell>
          <table:table-cell table:formula="of:=LOG([.A56];2)" office:value-type="float" office:value="11.8944388545623" calcext:value-type="float">
            <text:p>11.8944388546</text:p>
          </table:table-cell>
          <table:table-cell table:formula="of:=SQRT(SQRT(3)*[.A56]/[.$G$2])" office:value-type="float" office:value="10.483254444124" calcext:value-type="float">
            <text:p>10.4832544441</text:p>
          </table:table-cell>
          <table:table-cell table:formula="of:=-([.J56]+[.$G$5]^2/(27*[.$G$3]^2*[.J56])+[.$G$5]/(3^(3/2)*[.$G$3]))" office:value-type="float" office:value="15.4243975615274" calcext:value-type="float">
            <text:p>15.4243975615</text:p>
          </table:table-cell>
          <table:table-cell table:formula="of:=-([.I56]+[.$G$5]^2/(27*[.$G$3]^2*[.I56])+[.$G$5]/(3^(3/2)*[.$G$3]))" office:value-type="float" office:value="15.4243088971985" calcext:value-type="float">
            <text:p>15.4243088972</text:p>
          </table:table-cell>
          <table:table-cell table:number-columns-repeated="2"/>
          <table:table-cell table:formula="of:=(SQRT(-[.$G$4]*[.A56]*(4*[.$G$5]^3-3^(9/2)*[.$G$3]^2*[.$G$4]*[.A56]))/(2*3^(9/4)*[.$G$3]^2)-(3^(9/2)*[.$G$3]^2*[.$G$4]*[.A56]-2*[.$G$5]^3)/(2*3^(9/2)*[.$G$3]^3))^(1/3)" office:value-type="float" office:value="-0.00237198149528059" calcext:value-type="float">
            <text:p>-0.0023719815</text:p>
          </table:table-cell>
          <table:table-cell table:formula="of:=([.K56]-[.L56])^(1/3)" office:value-type="float" office:value="-0.00237196802431271" calcext:value-type="float">
            <text:p>-0.002371968</text:p>
          </table:table-cell>
          <table:table-cell table:formula="of:=SQRT(-[.$G$4]*[.A56]*(4*([.$G$5]/3^(3/2))^3-[.$G$3]^2*[.$G$4]*[.A56]))/(2*[.$G$3]^2)" office:value-type="float" office:value="1903.49287220555" calcext:value-type="float">
            <text:p>1903.4928722056</text:p>
          </table:table-cell>
          <table:table-cell table:formula="of:=([.$G$4]*[.A56])/(2*[.$G$3])-([.$G$5]/([.$G$3]*3^(3/2)))^3" office:value-type="float" office:value="1903.4928722189" calcext:value-type="float">
            <text:p>1903.4928722189</text:p>
          </table:table-cell>
          <table:table-cell/>
        </table:table-row>
        <table:table-row table:style-name="ro1">
          <table:table-cell office:value-type="float" office:value="4282" calcext:value-type="float">
            <text:p>4282</text:p>
          </table:table-cell>
          <table:table-cell office:value-type="float" office:value="16" calcext:value-type="float">
            <text:p>16</text:p>
          </table:table-cell>
          <table:table-cell table:formula="of:=LOG([.A57];2)" office:value-type="float" office:value="12.0640690803855" calcext:value-type="float">
            <text:p>12.0640690804</text:p>
          </table:table-cell>
          <table:table-cell table:formula="of:=SQRT(SQRT(3)*[.A57]/[.$G$2])" office:value-type="float" office:value="11.1180345670221" calcext:value-type="float">
            <text:p>11.118034567</text:p>
          </table:table-cell>
          <table:table-cell table:formula="of:=-([.J57]+[.$G$5]^2/(27*[.$G$3]^2*[.J57])+[.$G$5]/(3^(3/2)*[.$G$3]))" office:value-type="float" office:value="16.0484562920086" calcext:value-type="float">
            <text:p>16.048456292</text:p>
          </table:table-cell>
          <table:table-cell table:formula="of:=-([.I57]+[.$G$5]^2/(27*[.$G$3]^2*[.I57])+[.$G$5]/(3^(3/2)*[.$G$3]))" office:value-type="float" office:value="16.0484562920086" calcext:value-type="float">
            <text:p>16.048456292</text:p>
          </table:table-cell>
          <table:table-cell table:number-columns-repeated="2"/>
          <table:table-cell table:formula="of:=(SQRT(-[.$G$4]*[.A57]*(4*[.$G$5]^3-3^(9/2)*[.$G$3]^2*[.$G$4]*[.A57]))/(2*3^(9/4)*[.$G$3]^2)-(3^(9/2)*[.$G$3]^2*[.$G$4]*[.A57]-2*[.$G$5]^3)/(2*3^(9/2)*[.$G$3]^3))^(1/3)" office:value-type="float" office:value="-0.00228079875650632" calcext:value-type="float">
            <text:p>-0.0022807988</text:p>
          </table:table-cell>
          <table:table-cell table:formula="of:=([.K57]-[.L57])^(1/3)" office:value-type="float" office:value="-0.00228079875650632" calcext:value-type="float">
            <text:p>-0.0022807988</text:p>
          </table:table-cell>
          <table:table-cell table:formula="of:=SQRT(-[.$G$4]*[.A57]*(4*([.$G$5]/3^(3/2))^3-[.$G$3]^2*[.$G$4]*[.A57]))/(2*[.$G$3]^2)" office:value-type="float" office:value="2140.99287220703" calcext:value-type="float">
            <text:p>2140.992872207</text:p>
          </table:table-cell>
          <table:table-cell table:formula="of:=([.$G$4]*[.A57])/(2*[.$G$3])-([.$G$5]/([.$G$3]*3^(3/2)))^3" office:value-type="float" office:value="2140.9928722189" calcext:value-type="float">
            <text:p>2140.9928722189</text:p>
          </table:table-cell>
          <table:table-cell/>
        </table:table-row>
        <table:table-row table:style-name="ro1">
          <table:table-cell office:value-type="float" office:value="4817" calcext:value-type="float">
            <text:p>4817</text:p>
          </table:table-cell>
          <table:table-cell office:value-type="float" office:value="16" calcext:value-type="float">
            <text:p>16</text:p>
          </table:table-cell>
          <table:table-cell table:formula="of:=LOG([.A58];2)" office:value-type="float" office:value="12.233919208587" calcext:value-type="float">
            <text:p>12.2339192086</text:p>
          </table:table-cell>
          <table:table-cell table:formula="of:=SQRT(SQRT(3)*[.A58]/[.$G$2])" office:value-type="float" office:value="11.7921504541929" calcext:value-type="float">
            <text:p>11.7921504542</text:p>
          </table:table-cell>
          <table:table-cell table:formula="of:=-([.J58]+[.$G$5]^2/(27*[.$G$3]^2*[.J58])+[.$G$5]/(3^(3/2)*[.$G$3]))" office:value-type="float" office:value="16.698351388385" calcext:value-type="float">
            <text:p>16.6983513884</text:p>
          </table:table-cell>
          <table:table-cell table:formula="of:=-([.I58]+[.$G$5]^2/(27*[.$G$3]^2*[.I58])+[.$G$5]/(3^(3/2)*[.$G$3]))" office:value-type="float" office:value="16.698351388385" calcext:value-type="float">
            <text:p>16.6983513884</text:p>
          </table:table-cell>
          <table:table-cell table:number-columns-repeated="2"/>
          <table:table-cell table:formula="of:=(SQRT(-[.$G$4]*[.A58]*(4*[.$G$5]^3-3^(9/2)*[.$G$3]^2*[.$G$4]*[.A58]))/(2*3^(9/4)*[.$G$3]^2)-(3^(9/2)*[.$G$3]^2*[.$G$4]*[.A58]-2*[.$G$5]^3)/(2*3^(9/2)*[.$G$3]^3))^(1/3)" office:value-type="float" office:value="-0.00219301886987394" calcext:value-type="float">
            <text:p>-0.0021930189</text:p>
          </table:table-cell>
          <table:table-cell table:formula="of:=([.K58]-[.L58])^(1/3)" office:value-type="float" office:value="-0.00219301886987394" calcext:value-type="float">
            <text:p>-0.0021930189</text:p>
          </table:table-cell>
          <table:table-cell table:formula="of:=SQRT(-[.$G$4]*[.A58]*(4*([.$G$5]/3^(3/2))^3-[.$G$3]^2*[.$G$4]*[.A58]))/(2*[.$G$3]^2)" office:value-type="float" office:value="2408.49287220835" calcext:value-type="float">
            <text:p>2408.4928722084</text:p>
          </table:table-cell>
          <table:table-cell table:formula="of:=([.$G$4]*[.A58])/(2*[.$G$3])-([.$G$5]/([.$G$3]*3^(3/2)))^3" office:value-type="float" office:value="2408.4928722189" calcext:value-type="float">
            <text:p>2408.4928722189</text:p>
          </table:table-cell>
          <table:table-cell/>
        </table:table-row>
        <table:table-row table:style-name="ro1">
          <table:table-cell office:value-type="float" office:value="5419" calcext:value-type="float">
            <text:p>5419</text:p>
          </table:table-cell>
          <table:table-cell office:value-type="float" office:value="17" calcext:value-type="float">
            <text:p>17</text:p>
          </table:table-cell>
          <table:table-cell table:formula="of:=LOG([.A59];2)" office:value-type="float" office:value="12.403810931786" calcext:value-type="float">
            <text:p>12.4038109318</text:p>
          </table:table-cell>
          <table:table-cell table:formula="of:=SQRT(SQRT(3)*[.A59]/[.$G$2])" office:value-type="float" office:value="12.5073200741377" calcext:value-type="float">
            <text:p>12.5073200741</text:p>
          </table:table-cell>
          <table:table-cell table:formula="of:=-([.J59]+[.$G$5]^2/(27*[.$G$3]^2*[.J59])+[.$G$5]/(3^(3/2)*[.$G$3]))" office:value-type="float" office:value="17.374235165065" calcext:value-type="float">
            <text:p>17.3742351651</text:p>
          </table:table-cell>
          <table:table-cell table:formula="of:=-([.I59]+[.$G$5]^2/(27*[.$G$3]^2*[.I59])+[.$G$5]/(3^(3/2)*[.$G$3]))" office:value-type="float" office:value="17.374235165065" calcext:value-type="float">
            <text:p>17.3742351651</text:p>
          </table:table-cell>
          <table:table-cell table:number-columns-repeated="2"/>
          <table:table-cell table:formula="of:=(SQRT(-[.$G$4]*[.A59]*(4*[.$G$5]^3-3^(9/2)*[.$G$3]^2*[.$G$4]*[.A59]))/(2*3^(9/4)*[.$G$3]^2)-(3^(9/2)*[.$G$3]^2*[.$G$4]*[.A59]-2*[.$G$5]^3)/(2*3^(9/2)*[.$G$3]^3))^(1/3)" office:value-type="float" office:value="-0.00210862110766755" calcext:value-type="float">
            <text:p>-0.0021086211</text:p>
          </table:table-cell>
          <table:table-cell table:formula="of:=([.K59]-[.L59])^(1/3)" office:value-type="float" office:value="-0.00210862110766755" calcext:value-type="float">
            <text:p>-0.0021086211</text:p>
          </table:table-cell>
          <table:table-cell table:formula="of:=SQRT(-[.$G$4]*[.A59]*(4*([.$G$5]/3^(3/2))^3-[.$G$3]^2*[.$G$4]*[.A59]))/(2*[.$G$3]^2)" office:value-type="float" office:value="2709.49287220952" calcext:value-type="float">
            <text:p>2709.4928722095</text:p>
          </table:table-cell>
          <table:table-cell table:formula="of:=([.$G$4]*[.A59])/(2*[.$G$3])-([.$G$5]/([.$G$3]*3^(3/2)))^3" office:value-type="float" office:value="2709.4928722189" calcext:value-type="float">
            <text:p>2709.4928722189</text:p>
          </table:table-cell>
          <table:table-cell/>
        </table:table-row>
        <table:table-row table:style-name="ro1">
          <table:table-cell office:value-type="float" office:value="6096" calcext:value-type="float">
            <text:p>6096</text:p>
          </table:table-cell>
          <table:table-cell office:value-type="float" office:value="18" calcext:value-type="float">
            <text:p>18</text:p>
          </table:table-cell>
          <table:table-cell table:formula="of:=LOG([.A60];2)" office:value-type="float" office:value="12.5736471874933" calcext:value-type="float">
            <text:p>12.5736471875</text:p>
          </table:table-cell>
          <table:table-cell table:formula="of:=SQRT(SQRT(3)*[.A60]/[.$G$2])" office:value-type="float" office:value="13.2656082427078" calcext:value-type="float">
            <text:p>13.2656082427</text:p>
          </table:table-cell>
          <table:table-cell table:formula="of:=-([.J60]+[.$G$5]^2/(27*[.$G$3]^2*[.J60])+[.$G$5]/(3^(3/2)*[.$G$3]))" office:value-type="float" office:value="18.0772148079767" calcext:value-type="float">
            <text:p>18.077214808</text:p>
          </table:table-cell>
          <table:table-cell table:formula="of:=-([.I60]+[.$G$5]^2/(27*[.$G$3]^2*[.I60])+[.$G$5]/(3^(3/2)*[.$G$3]))" office:value-type="float" office:value="18.0772148079767" calcext:value-type="float">
            <text:p>18.077214808</text:p>
          </table:table-cell>
          <table:table-cell table:number-columns-repeated="2"/>
          <table:table-cell table:formula="of:=(SQRT(-[.$G$4]*[.A60]*(4*[.$G$5]^3-3^(9/2)*[.$G$3]^2*[.$G$4]*[.A60]))/(2*3^(9/4)*[.$G$3]^2)-(3^(9/2)*[.$G$3]^2*[.$G$4]*[.A60]-2*[.$G$5]^3)/(2*3^(9/2)*[.$G$3]^3))^(1/3)" office:value-type="float" office:value="-0.00202746727255124" calcext:value-type="float">
            <text:p>-0.0020274673</text:p>
          </table:table-cell>
          <table:table-cell table:formula="of:=([.K60]-[.L60])^(1/3)" office:value-type="float" office:value="-0.00202746727255124" calcext:value-type="float">
            <text:p>-0.0020274673</text:p>
          </table:table-cell>
          <table:table-cell table:formula="of:=SQRT(-[.$G$4]*[.A60]*(4*([.$G$5]/3^(3/2))^3-[.$G$3]^2*[.$G$4]*[.A60]))/(2*[.$G$3]^2)" office:value-type="float" office:value="3047.99287221056" calcext:value-type="float">
            <text:p>3047.9928722106</text:p>
          </table:table-cell>
          <table:table-cell table:formula="of:=([.$G$4]*[.A60])/(2*[.$G$3])-([.$G$5]/([.$G$3]*3^(3/2)))^3" office:value-type="float" office:value="3047.9928722189" calcext:value-type="float">
            <text:p>3047.9928722189</text:p>
          </table:table-cell>
          <table:table-cell/>
        </table:table-row>
        <table:table-row table:style-name="ro1">
          <table:table-cell office:value-type="float" office:value="6858" calcext:value-type="float">
            <text:p>6858</text:p>
          </table:table-cell>
          <table:table-cell office:value-type="float" office:value="18" calcext:value-type="float">
            <text:p>18</text:p>
          </table:table-cell>
          <table:table-cell table:formula="of:=LOG([.A61];2)" office:value-type="float" office:value="12.7435721889356" calcext:value-type="float">
            <text:p>12.7435721889</text:p>
          </table:table-cell>
          <table:table-cell table:formula="of:=SQRT(SQRT(3)*[.A61]/[.$G$2])" office:value-type="float" office:value="14.0703023174743" calcext:value-type="float">
            <text:p>14.0703023175</text:p>
          </table:table-cell>
          <table:table-cell table:formula="of:=-([.J61]+[.$G$5]^2/(27*[.$G$3]^2*[.J61])+[.$G$5]/(3^(3/2)*[.$G$3]))" office:value-type="float" office:value="18.8084783026052" calcext:value-type="float">
            <text:p>18.8084783026</text:p>
          </table:table-cell>
          <table:table-cell table:formula="of:=-([.I61]+[.$G$5]^2/(27*[.$G$3]^2*[.I61])+[.$G$5]/(3^(3/2)*[.$G$3]))" office:value-type="float" office:value="18.8088670204459" calcext:value-type="float">
            <text:p>18.8088670204</text:p>
          </table:table-cell>
          <table:table-cell table:number-columns-repeated="2"/>
          <table:table-cell table:formula="of:=(SQRT(-[.$G$4]*[.A61]*(4*[.$G$5]^3-3^(9/2)*[.$G$3]^2*[.$G$4]*[.A61]))/(2*3^(9/4)*[.$G$3]^2)-(3^(9/2)*[.$G$3]^2*[.$G$4]*[.A61]-2*[.$G$5]^3)/(2*3^(9/2)*[.$G$3]^3))^(1/3)" office:value-type="float" office:value="-0.0019493826093644" calcext:value-type="float">
            <text:p>-0.0019493826</text:p>
          </table:table-cell>
          <table:table-cell table:formula="of:=([.K61]-[.L61])^(1/3)" office:value-type="float" office:value="-0.0019494224976951" calcext:value-type="float">
            <text:p>-0.0019494225</text:p>
          </table:table-cell>
          <table:table-cell table:formula="of:=SQRT(-[.$G$4]*[.A61]*(4*([.$G$5]/3^(3/2))^3-[.$G$3]^2*[.$G$4]*[.A61]))/(2*[.$G$3]^2)" office:value-type="float" office:value="3428.99287221149" calcext:value-type="float">
            <text:p>3428.9928722115</text:p>
          </table:table-cell>
          <table:table-cell table:formula="of:=([.$G$4]*[.A61])/(2*[.$G$3])-([.$G$5]/([.$G$3]*3^(3/2)))^3" office:value-type="float" office:value="3428.9928722189" calcext:value-type="float">
            <text:p>3428.9928722189</text:p>
          </table:table-cell>
          <table:table-cell/>
        </table:table-row>
        <table:table-row table:style-name="ro1">
          <table:table-cell office:value-type="float" office:value="7715" calcext:value-type="float">
            <text:p>7715</text:p>
          </table:table-cell>
          <table:table-cell office:value-type="float" office:value="19" calcext:value-type="float">
            <text:p>19</text:p>
          </table:table-cell>
          <table:table-cell table:formula="of:=LOG([.A62];2)" office:value-type="float" office:value="12.9134504414581" calcext:value-type="float">
            <text:p>12.9134504415</text:p>
          </table:table-cell>
          <table:table-cell table:formula="of:=SQRT(SQRT(3)*[.A62]/[.$G$2])" office:value-type="float" office:value="14.9235674803278" calcext:value-type="float">
            <text:p>14.9235674803</text:p>
          </table:table-cell>
          <table:table-cell table:formula="of:=-([.J62]+[.$G$5]^2/(27*[.$G$3]^2*[.J62])+[.$G$5]/(3^(3/2)*[.$G$3]))" office:value-type="float" office:value="19.5691081508535" calcext:value-type="float">
            <text:p>19.5691081509</text:p>
          </table:table-cell>
          <table:table-cell table:formula="of:=-([.I62]+[.$G$5]^2/(27*[.$G$3]^2*[.I62])+[.$G$5]/(3^(3/2)*[.$G$3]))" office:value-type="float" office:value="19.5691081508535" calcext:value-type="float">
            <text:p>19.5691081509</text:p>
          </table:table-cell>
          <table:table-cell table:number-columns-repeated="2"/>
          <table:table-cell table:formula="of:=(SQRT(-[.$G$4]*[.A62]*(4*[.$G$5]^3-3^(9/2)*[.$G$3]^2*[.$G$4]*[.A62]))/(2*3^(9/4)*[.$G$3]^2)-(3^(9/2)*[.$G$3]^2*[.$G$4]*[.A62]-2*[.$G$5]^3)/(2*3^(9/2)*[.$G$3]^3))^(1/3)" office:value-type="float" office:value="-0.00187437396706587" calcext:value-type="float">
            <text:p>-0.001874374</text:p>
          </table:table-cell>
          <table:table-cell table:formula="of:=([.K62]-[.L62])^(1/3)" office:value-type="float" office:value="-0.00187437396706587" calcext:value-type="float">
            <text:p>-0.001874374</text:p>
          </table:table-cell>
          <table:table-cell table:formula="of:=SQRT(-[.$G$4]*[.A62]*(4*([.$G$5]/3^(3/2))^3-[.$G$3]^2*[.$G$4]*[.A62]))/(2*[.$G$3]^2)" office:value-type="float" office:value="3857.49287221231" calcext:value-type="float">
            <text:p>3857.4928722123</text:p>
          </table:table-cell>
          <table:table-cell table:formula="of:=([.$G$4]*[.A62])/(2*[.$G$3])-([.$G$5]/([.$G$3]*3^(3/2)))^3" office:value-type="float" office:value="3857.4928722189" calcext:value-type="float">
            <text:p>3857.4928722189</text:p>
          </table:table-cell>
          <table:table-cell/>
        </table:table-row>
        <table:table-row table:style-name="ro1">
          <table:table-cell office:value-type="float" office:value="8679" calcext:value-type="float">
            <text:p>8679</text:p>
          </table:table-cell>
          <table:table-cell office:value-type="float" office:value="20" calcext:value-type="float">
            <text:p>20</text:p>
          </table:table-cell>
          <table:table-cell table:formula="of:=LOG([.A63];2)" office:value-type="float" office:value="13.0833131086508" calcext:value-type="float">
            <text:p>13.0833131087</text:p>
          </table:table-cell>
          <table:table-cell table:formula="of:=SQRT(SQRT(3)*[.A63]/[.$G$2])" office:value-type="float" office:value="15.8284916942467" calcext:value-type="float">
            <text:p>15.8284916942</text:p>
          </table:table-cell>
          <table:table-cell table:formula="of:=-([.J63]+[.$G$5]^2/(27*[.$G$3]^2*[.J63])+[.$G$5]/(3^(3/2)*[.$G$3]))" office:value-type="float" office:value="20.3602515000867" calcext:value-type="float">
            <text:p>20.3602515001</text:p>
          </table:table-cell>
          <table:table-cell table:formula="of:=-([.I63]+[.$G$5]^2/(27*[.$G$3]^2*[.I63])+[.$G$5]/(3^(3/2)*[.$G$3]))" office:value-type="float" office:value="20.3602515000867" calcext:value-type="float">
            <text:p>20.3602515001</text:p>
          </table:table-cell>
          <table:table-cell table:number-columns-repeated="2"/>
          <table:table-cell table:formula="of:=(SQRT(-[.$G$4]*[.A63]*(4*[.$G$5]^3-3^(9/2)*[.$G$3]^2*[.$G$4]*[.A63]))/(2*3^(9/4)*[.$G$3]^2)-(3^(9/2)*[.$G$3]^2*[.$G$4]*[.A63]-2*[.$G$5]^3)/(2*3^(9/2)*[.$G$3]^3))^(1/3)" office:value-type="float" office:value="-0.00180221003239742" calcext:value-type="float">
            <text:p>-0.00180221</text:p>
          </table:table-cell>
          <table:table-cell table:formula="of:=([.K63]-[.L63])^(1/3)" office:value-type="float" office:value="-0.00180221003239742" calcext:value-type="float">
            <text:p>-0.00180221</text:p>
          </table:table-cell>
          <table:table-cell table:formula="of:=SQRT(-[.$G$4]*[.A63]*(4*([.$G$5]/3^(3/2))^3-[.$G$3]^2*[.$G$4]*[.A63]))/(2*[.$G$3]^2)" office:value-type="float" office:value="4339.49287221305" calcext:value-type="float">
            <text:p>4339.4928722131</text:p>
          </table:table-cell>
          <table:table-cell table:formula="of:=([.$G$4]*[.A63])/(2*[.$G$3])-([.$G$5]/([.$G$3]*3^(3/2)))^3" office:value-type="float" office:value="4339.4928722189" calcext:value-type="float">
            <text:p>4339.4928722189</text:p>
          </table:table-cell>
          <table:table-cell/>
        </table:table-row>
        <table:table-row table:style-name="ro1">
          <table:table-cell office:value-type="float" office:value="9763" calcext:value-type="float">
            <text:p>9763</text:p>
          </table:table-cell>
          <table:table-cell office:value-type="float" office:value="21" calcext:value-type="float">
            <text:p>21</text:p>
          </table:table-cell>
          <table:table-cell table:formula="of:=LOG([.A64];2)" office:value-type="float" office:value="13.2531088156554" calcext:value-type="float">
            <text:p>13.2531088157</text:p>
          </table:table-cell>
          <table:table-cell table:formula="of:=SQRT(SQRT(3)*[.A64]/[.$G$2])" office:value-type="float" office:value="16.7878984362223" calcext:value-type="float">
            <text:p>16.7878984362</text:p>
          </table:table-cell>
          <table:table-cell table:formula="of:=-([.J64]+[.$G$5]^2/(27*[.$G$3]^2*[.J64])+[.$G$5]/(3^(3/2)*[.$G$3]))" office:value-type="float" office:value="21.1816959608583" calcext:value-type="float">
            <text:p>21.1816959609</text:p>
          </table:table-cell>
          <table:table-cell table:formula="of:=-([.I64]+[.$G$5]^2/(27*[.$G$3]^2*[.I64])+[.$G$5]/(3^(3/2)*[.$G$3]))" office:value-type="float" office:value="21.1829410482696" calcext:value-type="float">
            <text:p>21.1829410483</text:p>
          </table:table-cell>
          <table:table-cell table:number-columns-repeated="2"/>
          <table:table-cell table:formula="of:=(SQRT(-[.$G$4]*[.A64]*(4*[.$G$5]^3-3^(9/2)*[.$G$3]^2*[.$G$4]*[.A64]))/(2*3^(9/4)*[.$G$3]^2)-(3^(9/2)*[.$G$3]^2*[.$G$4]*[.A64]-2*[.$G$5]^3)/(2*3^(9/2)*[.$G$3]^3))^(1/3)" office:value-type="float" office:value="-0.00173283564811937" calcext:value-type="float">
            <text:p>-0.0017328356</text:p>
          </table:table-cell>
          <table:table-cell table:formula="of:=([.K64]-[.L64])^(1/3)" office:value-type="float" office:value="-0.00173293660568475" calcext:value-type="float">
            <text:p>-0.0017329366</text:p>
          </table:table-cell>
          <table:table-cell table:formula="of:=SQRT(-[.$G$4]*[.A64]*(4*([.$G$5]/3^(3/2))^3-[.$G$3]^2*[.$G$4]*[.A64]))/(2*[.$G$3]^2)" office:value-type="float" office:value="4881.4928722137" calcext:value-type="float">
            <text:p>4881.4928722137</text:p>
          </table:table-cell>
          <table:table-cell table:formula="of:=([.$G$4]*[.A64])/(2*[.$G$3])-([.$G$5]/([.$G$3]*3^(3/2)))^3" office:value-type="float" office:value="4881.4928722189" calcext:value-type="float">
            <text:p>4881.4928722189</text:p>
          </table:table-cell>
          <table:table-cell/>
        </table:table-row>
        <table:table-row table:style-name="ro1">
          <table:table-cell office:value-type="float" office:value="10983" calcext:value-type="float">
            <text:p>10983</text:p>
          </table:table-cell>
          <table:table-cell office:value-type="float" office:value="19" calcext:value-type="float">
            <text:p>19</text:p>
          </table:table-cell>
          <table:table-cell table:formula="of:=LOG([.A65];2)" office:value-type="float" office:value="13.4229845590257" calcext:value-type="float">
            <text:p>13.422984559</text:p>
          </table:table-cell>
          <table:table-cell table:formula="of:=SQRT(SQRT(3)*[.A65]/[.$G$2])" office:value-type="float" office:value="17.8059512614598" calcext:value-type="float">
            <text:p>17.8059512615</text:p>
          </table:table-cell>
          <table:table-cell table:formula="of:=-([.J65]+[.$G$5]^2/(27*[.$G$3]^2*[.J65])+[.$G$5]/(3^(3/2)*[.$G$3]))" office:value-type="float" office:value="22.0377452267725" calcext:value-type="float">
            <text:p>22.0377452268</text:p>
          </table:table-cell>
          <table:table-cell table:formula="of:=-([.I65]+[.$G$5]^2/(27*[.$G$3]^2*[.I65])+[.$G$5]/(3^(3/2)*[.$G$3]))" office:value-type="float" office:value="22.0377452267725" calcext:value-type="float">
            <text:p>22.0377452268</text:p>
          </table:table-cell>
          <table:table-cell table:number-columns-repeated="2"/>
          <table:table-cell table:formula="of:=(SQRT(-[.$G$4]*[.A65]*(4*[.$G$5]^3-3^(9/2)*[.$G$3]^2*[.$G$4]*[.A65]))/(2*3^(9/4)*[.$G$3]^2)-(3^(9/2)*[.$G$3]^2*[.$G$4]*[.A65]-2*[.$G$5]^3)/(2*3^(9/2)*[.$G$3]^3))^(1/3)" office:value-type="float" office:value="-0.00166619378333867" calcext:value-type="float">
            <text:p>-0.0016661938</text:p>
          </table:table-cell>
          <table:table-cell table:formula="of:=([.K65]-[.L65])^(1/3)" office:value-type="float" office:value="-0.00166619378333867" calcext:value-type="float">
            <text:p>-0.0016661938</text:p>
          </table:table-cell>
          <table:table-cell table:formula="of:=SQRT(-[.$G$4]*[.A65]*(4*([.$G$5]/3^(3/2))^3-[.$G$3]^2*[.$G$4]*[.A65]))/(2*[.$G$3]^2)" office:value-type="float" office:value="5491.49287221427" calcext:value-type="float">
            <text:p>5491.4928722143</text:p>
          </table:table-cell>
          <table:table-cell table:formula="of:=([.$G$4]*[.A65])/(2*[.$G$3])-([.$G$5]/([.$G$3]*3^(3/2)))^3" office:value-type="float" office:value="5491.4928722189" calcext:value-type="float">
            <text:p>5491.4928722189</text:p>
          </table:table-cell>
          <table:table-cell/>
        </table:table-row>
        <table:table-row table:style-name="ro1">
          <table:table-cell office:value-type="float" office:value="12355" calcext:value-type="float">
            <text:p>12355</text:p>
          </table:table-cell>
          <table:table-cell office:value-type="float" office:value="23" calcext:value-type="float">
            <text:p>23</text:p>
          </table:table-cell>
          <table:table-cell table:formula="of:=LOG([.A66];2)" office:value-type="float" office:value="13.5928073902161" calcext:value-type="float">
            <text:p>13.5928073902</text:p>
          </table:table-cell>
          <table:table-cell table:formula="of:=SQRT(SQRT(3)*[.A66]/[.$G$2])" office:value-type="float" office:value="18.8853945892558" calcext:value-type="float">
            <text:p>18.8853945893</text:p>
          </table:table-cell>
          <table:table-cell table:formula="of:=-([.J66]+[.$G$5]^2/(27*[.$G$3]^2*[.J66])+[.$G$5]/(3^(3/2)*[.$G$3]))" office:value-type="float" office:value="22.9258603420091" calcext:value-type="float">
            <text:p>22.925860342</text:p>
          </table:table-cell>
          <table:table-cell table:formula="of:=-([.I66]+[.$G$5]^2/(27*[.$G$3]^2*[.I66])+[.$G$5]/(3^(3/2)*[.$G$3]))" office:value-type="float" office:value="22.9292691470011" calcext:value-type="float">
            <text:p>22.929269147</text:p>
          </table:table-cell>
          <table:table-cell table:number-columns-repeated="2"/>
          <table:table-cell table:formula="of:=(SQRT(-[.$G$4]*[.A66]*(4*[.$G$5]^3-3^(9/2)*[.$G$3]^2*[.$G$4]*[.A66]))/(2*3^(9/4)*[.$G$3]^2)-(3^(9/2)*[.$G$3]^2*[.$G$4]*[.A66]-2*[.$G$5]^3)/(2*3^(9/2)*[.$G$3]^3))^(1/3)" office:value-type="float" office:value="-0.00160193984145659" calcext:value-type="float">
            <text:p>-0.0016019398</text:p>
          </table:table-cell>
          <table:table-cell table:formula="of:=([.K66]-[.L66])^(1/3)" office:value-type="float" office:value="-0.00160217608092934" calcext:value-type="float">
            <text:p>-0.0016021761</text:p>
          </table:table-cell>
          <table:table-cell table:formula="of:=SQRT(-[.$G$4]*[.A66]*(4*([.$G$5]/3^(3/2))^3-[.$G$3]^2*[.$G$4]*[.A66]))/(2*[.$G$3]^2)" office:value-type="float" office:value="6177.49287221479" calcext:value-type="float">
            <text:p>6177.4928722148</text:p>
          </table:table-cell>
          <table:table-cell table:formula="of:=([.$G$4]*[.A66])/(2*[.$G$3])-([.$G$5]/([.$G$3]*3^(3/2)))^3" office:value-type="float" office:value="6177.4928722189" calcext:value-type="float">
            <text:p>6177.4928722189</text:p>
          </table:table-cell>
          <table:table-cell/>
        </table:table-row>
        <table:table-row table:style-name="ro1">
          <table:table-cell office:value-type="float" office:value="13899" calcext:value-type="float">
            <text:p>13899</text:p>
          </table:table-cell>
          <table:table-cell office:value-type="float" office:value="24" calcext:value-type="float">
            <text:p>24</text:p>
          </table:table-cell>
          <table:table-cell table:formula="of:=LOG([.A67];2)" office:value-type="float" office:value="13.7626934677544" calcext:value-type="float">
            <text:p>13.7626934678</text:p>
          </table:table-cell>
          <table:table-cell table:formula="of:=SQRT(SQRT(3)*[.A67]/[.$G$2])" office:value-type="float" office:value="20.0307156530497" calcext:value-type="float">
            <text:p>20.030715653</text:p>
          </table:table-cell>
          <table:table-cell table:formula="of:=-([.J67]+[.$G$5]^2/(27*[.$G$3]^2*[.J67])+[.$G$5]/(3^(3/2)*[.$G$3]))" office:value-type="float" office:value="23.8525435319522" calcext:value-type="float">
            <text:p>23.852543532</text:p>
          </table:table-cell>
          <table:table-cell table:formula="of:=-([.I67]+[.$G$5]^2/(27*[.$G$3]^2*[.I67])+[.$G$5]/(3^(3/2)*[.$G$3]))" office:value-type="float" office:value="23.8525435319522" calcext:value-type="float">
            <text:p>23.852543532</text:p>
          </table:table-cell>
          <table:table-cell table:number-columns-repeated="2"/>
          <table:table-cell table:formula="of:=(SQRT(-[.$G$4]*[.A67]*(4*[.$G$5]^3-3^(9/2)*[.$G$3]^2*[.$G$4]*[.A67]))/(2*3^(9/4)*[.$G$3]^2)-(3^(9/2)*[.$G$3]^2*[.$G$4]*[.A67]-2*[.$G$5]^3)/(2*3^(9/2)*[.$G$3]^3))^(1/3)" office:value-type="float" office:value="-0.00154042086748929" calcext:value-type="float">
            <text:p>-0.0015404209</text:p>
          </table:table-cell>
          <table:table-cell table:formula="of:=([.K67]-[.L67])^(1/3)" office:value-type="float" office:value="-0.00154042086748929" calcext:value-type="float">
            <text:p>-0.0015404209</text:p>
          </table:table-cell>
          <table:table-cell table:formula="of:=SQRT(-[.$G$4]*[.A67]*(4*([.$G$5]/3^(3/2))^3-[.$G$3]^2*[.$G$4]*[.A67]))/(2*[.$G$3]^2)" office:value-type="float" office:value="6949.49287221524" calcext:value-type="float">
            <text:p>6949.4928722153</text:p>
          </table:table-cell>
          <table:table-cell table:formula="of:=([.$G$4]*[.A67])/(2*[.$G$3])-([.$G$5]/([.$G$3]*3^(3/2)))^3" office:value-type="float" office:value="6949.4928722189" calcext:value-type="float">
            <text:p>6949.4928722189</text:p>
          </table:table-cell>
          <table:table-cell/>
        </table:table-row>
        <table:table-row table:style-name="ro1">
          <table:table-cell office:value-type="float" office:value="15636" calcext:value-type="float">
            <text:p>15636</text:p>
          </table:table-cell>
          <table:table-cell office:value-type="float" office:value="25" calcext:value-type="float">
            <text:p>25</text:p>
          </table:table-cell>
          <table:table-cell table:formula="of:=LOG([.A68];2)" office:value-type="float" office:value="13.9325838692893" calcext:value-type="float">
            <text:p>13.9325838693</text:p>
          </table:table-cell>
          <table:table-cell table:formula="of:=SQRT(SQRT(3)*[.A68]/[.$G$2])" office:value-type="float" office:value="21.2455275399894" calcext:value-type="float">
            <text:p>21.24552754</text:p>
          </table:table-cell>
          <table:table-cell table:formula="of:=-([.J68]+[.$G$5]^2/(27*[.$G$3]^2*[.J68])+[.$G$5]/(3^(3/2)*[.$G$3]))" office:value-type="float" office:value="24.8162670749586" calcext:value-type="float">
            <text:p>24.816267075</text:p>
          </table:table-cell>
          <table:table-cell table:formula="of:=-([.I68]+[.$G$5]^2/(27*[.$G$3]^2*[.I68])+[.$G$5]/(3^(3/2)*[.$G$3]))" office:value-type="float" office:value="24.8162670749586" calcext:value-type="float">
            <text:p>24.816267075</text:p>
          </table:table-cell>
          <table:table-cell table:number-columns-repeated="2"/>
          <table:table-cell table:formula="of:=(SQRT(-[.$G$4]*[.A68]*(4*[.$G$5]^3-3^(9/2)*[.$G$3]^2*[.$G$4]*[.A68]))/(2*3^(9/4)*[.$G$3]^2)-(3^(9/2)*[.$G$3]^2*[.$G$4]*[.A68]-2*[.$G$5]^3)/(2*3^(9/2)*[.$G$3]^3))^(1/3)" office:value-type="float" office:value="-0.00148105279893079" calcext:value-type="float">
            <text:p>-0.0014810528</text:p>
          </table:table-cell>
          <table:table-cell table:formula="of:=([.K68]-[.L68])^(1/3)" office:value-type="float" office:value="-0.00148105279893079" calcext:value-type="float">
            <text:p>-0.0014810528</text:p>
          </table:table-cell>
          <table:table-cell table:formula="of:=SQRT(-[.$G$4]*[.A68]*(4*([.$G$5]/3^(3/2))^3-[.$G$3]^2*[.$G$4]*[.A68]))/(2*[.$G$3]^2)" office:value-type="float" office:value="7817.99287221565" calcext:value-type="float">
            <text:p>7817.9928722157</text:p>
          </table:table-cell>
          <table:table-cell table:formula="of:=([.$G$4]*[.A68])/(2*[.$G$3])-([.$G$5]/([.$G$3]*3^(3/2)))^3" office:value-type="float" office:value="7817.9928722189" calcext:value-type="float">
            <text:p>7817.9928722189</text:p>
          </table:table-cell>
          <table:table-cell/>
        </table:table-row>
        <table:table-row table:style-name="ro1">
          <table:table-cell office:value-type="float" office:value="17590" calcext:value-type="float">
            <text:p>17590</text:p>
          </table:table-cell>
          <table:table-cell office:value-type="float" office:value="22" calcext:value-type="float">
            <text:p>22</text:p>
          </table:table-cell>
          <table:table-cell table:formula="of:=LOG([.A69];2)" office:value-type="float" office:value="14.1024678623593" calcext:value-type="float">
            <text:p>14.1024678624</text:p>
          </table:table-cell>
          <table:table-cell table:formula="of:=SQRT(SQRT(3)*[.A69]/[.$G$2])" office:value-type="float" office:value="22.5339646256995" calcext:value-type="float">
            <text:p>22.5339646257</text:p>
          </table:table-cell>
          <table:table-cell table:formula="of:=-([.J69]+[.$G$5]^2/(27*[.$G$3]^2*[.J69])+[.$G$5]/(3^(3/2)*[.$G$3]))" office:value-type="float" office:value="25.8151210971208" calcext:value-type="float">
            <text:p>25.8151210971</text:p>
          </table:table-cell>
          <table:table-cell table:formula="of:=-([.I69]+[.$G$5]^2/(27*[.$G$3]^2*[.I69])+[.$G$5]/(3^(3/2)*[.$G$3]))" office:value-type="float" office:value="25.8151210971208" calcext:value-type="float">
            <text:p>25.8151210971</text:p>
          </table:table-cell>
          <table:table-cell table:number-columns-repeated="2"/>
          <table:table-cell table:formula="of:=(SQRT(-[.$G$4]*[.A69]*(4*[.$G$5]^3-3^(9/2)*[.$G$3]^2*[.$G$4]*[.A69]))/(2*3^(9/4)*[.$G$3]^2)-(3^(9/2)*[.$G$3]^2*[.$G$4]*[.A69]-2*[.$G$5]^3)/(2*3^(9/2)*[.$G$3]^3))^(1/3)" office:value-type="float" office:value="-0.00142416471788444" calcext:value-type="float">
            <text:p>-0.0014241647</text:p>
          </table:table-cell>
          <table:table-cell table:formula="of:=([.K69]-[.L69])^(1/3)" office:value-type="float" office:value="-0.00142416471788444" calcext:value-type="float">
            <text:p>-0.0014241647</text:p>
          </table:table-cell>
          <table:table-cell table:formula="of:=SQRT(-[.$G$4]*[.A69]*(4*([.$G$5]/3^(3/2))^3-[.$G$3]^2*[.$G$4]*[.A69]))/(2*[.$G$3]^2)" office:value-type="float" office:value="8794.99287221601" calcext:value-type="float">
            <text:p>8794.992872216</text:p>
          </table:table-cell>
          <table:table-cell table:formula="of:=([.$G$4]*[.A69])/(2*[.$G$3])-([.$G$5]/([.$G$3]*3^(3/2)))^3" office:value-type="float" office:value="8794.9928722189" calcext:value-type="float">
            <text:p>8794.9928722189</text:p>
          </table:table-cell>
          <table:table-cell/>
        </table:table-row>
        <table:table-row table:style-name="ro1">
          <table:table-cell office:value-type="float" office:value="19788" calcext:value-type="float">
            <text:p>19788</text:p>
          </table:table-cell>
          <table:table-cell office:value-type="float" office:value="27" calcext:value-type="float">
            <text:p>27</text:p>
          </table:table-cell>
          <table:table-cell table:formula="of:=LOG([.A70];2)" office:value-type="float" office:value="14.2723381841586" calcext:value-type="float">
            <text:p>14.2723381842</text:p>
          </table:table-cell>
          <table:table-cell table:formula="of:=SQRT(SQRT(3)*[.A70]/[.$G$2])" office:value-type="float" office:value="23.9004258609803" calcext:value-type="float">
            <text:p>23.900425861</text:p>
          </table:table-cell>
          <table:table-cell table:formula="of:=-([.J70]+[.$G$5]^2/(27*[.$G$3]^2*[.J70])+[.$G$5]/(3^(3/2)*[.$G$3]))" office:value-type="float" office:value="26.8535641073345" calcext:value-type="float">
            <text:p>26.8535641073</text:p>
          </table:table-cell>
          <table:table-cell table:formula="of:=-([.I70]+[.$G$5]^2/(27*[.$G$3]^2*[.I70])+[.$G$5]/(3^(3/2)*[.$G$3]))" office:value-type="float" office:value="26.8599512770489" calcext:value-type="float">
            <text:p>26.859951277</text:p>
          </table:table-cell>
          <table:table-cell table:number-columns-repeated="2"/>
          <table:table-cell table:formula="of:=(SQRT(-[.$G$4]*[.A70]*(4*[.$G$5]^3-3^(9/2)*[.$G$3]^2*[.$G$4]*[.A70]))/(2*3^(9/4)*[.$G$3]^2)-(3^(9/2)*[.$G$3]^2*[.$G$4]*[.A70]-2*[.$G$5]^3)/(2*3^(9/2)*[.$G$3]^3))^(1/3)" office:value-type="float" office:value="-0.0013691542986648" calcext:value-type="float">
            <text:p>-0.0013691543</text:p>
          </table:table-cell>
          <table:table-cell table:formula="of:=([.K70]-[.L70])^(1/3)" office:value-type="float" office:value="-0.00136947767002748" calcext:value-type="float">
            <text:p>-0.0013694777</text:p>
          </table:table-cell>
          <table:table-cell table:formula="of:=SQRT(-[.$G$4]*[.A70]*(4*([.$G$5]/3^(3/2))^3-[.$G$3]^2*[.$G$4]*[.A70]))/(2*[.$G$3]^2)" office:value-type="float" office:value="9893.99287221633" calcext:value-type="float">
            <text:p>9893.9928722163</text:p>
          </table:table-cell>
          <table:table-cell table:formula="of:=([.$G$4]*[.A70])/(2*[.$G$3])-([.$G$5]/([.$G$3]*3^(3/2)))^3" office:value-type="float" office:value="9893.9928722189" calcext:value-type="float">
            <text:p>9893.9928722189</text:p>
          </table:table-cell>
          <table:table-cell/>
        </table:table-row>
        <table:table-row table:style-name="ro1" table:number-rows-repeated="7">
          <table:table-cell table:number-columns-repeated="4"/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 table:style-name="ce2"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formula="of:=CRAZYCALC(1;2;3)" office:value-type="string" office:string-value="" calcext:value-type="error">
            <text:p>#VALUE!</text:p>
          </table:table-cell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number number:decimal-places="15" loext:min-decimal-places="15" number:min-integer-digits="1"/>
    </number:number-style>
    <number:number-style style:name="N136">
      <number:number number:decimal-places="16" loext:min-decimal-places="16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number:number-style style:name="N139">
      <number:number number:decimal-places="19" loext:min-decimal-places="19" number:min-integer-digits="1"/>
    </number:number-style>
    <number:number-style style:name="N140">
      <number:number number:decimal-places="20" loext:min-decimal-places="2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00/00/0000</text:date>, <text:time style:data-style-name="N2" text:time-value="16:18:19.5864248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0T16:24:16.052483637</dc:date>
    <meta:editing-duration>PT18H47M43S</meta:editing-duration>
    <meta:editing-cycles>21</meta:editing-cycles>
    <meta:generator>LibreOffice/5.1.6.2$Linux_X86_64 LibreOffice_project/10m0$Build-2</meta:generator>
    <meta:document-statistic meta:table-count="1" meta:cell-count="707" meta:object-count="1"/>
  </office:meta>
</office:document-meta>
</file>

<file path=Basic/Standard/myfn.xml><?xml version="1.0" encoding="utf-8"?>
<!DOCTYPE module  PUBLIC '-//OpenOffice.org//DTD OfficeDocument 1.0//EN'  'module.dtd'>
<script:module xmlns:script="http://openoffice.org/2000/script" script:name="myfn" script:language="StarBasic">REM  *****  BASIC  *****

Function CRAZYCALC(valA as Double,valB as Double,valT as Double)
	dim valX as Double
	valX=-(-(SQR(-valB*(4.*valT^3-3^(9./2)*valA^2*valB))/(2.*3^(9./4)*valA^2)-(3.^(9./2)*valA^2*valB-2.*valT^3.)/(2.*3.^(9./2)*valA^3.)))^(1./3)
	CRAZYCALC=valX+valT^2/(27*valA^2*valX)+valT/(3^(1.5)*valA)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yf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8.14cm" svg:height="28.582cm" xlink:href=".." xlink:type="simple" chart:class="chart:scatter" chart:style-name="ch1">
        <chart:legend chart:legend-position="end" svg:x="45.843cm" svg:y="12.996cm" style:legend-expansion="high" chart:style-name="ch2"/>
        <chart:plot-area chart:style-name="ch3" table:cell-range-address="bench.A2:bench.F70 bench.B1:bench.F1" chart:data-source-has-labels="row" svg:x="0.962cm" svg:y="0.571cm" svg:width="43.919cm" svg:height="27.44cm">
          <chartooo:coordinate-region svg:x="1.583cm" svg:y="0.77cm" svg:width="42.833cm" svg:height="26.5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ench.B2:bench.B70" chart:label-cell-address="bench.B1:bench.B1" chart:class="chart:scatter">
            <chart:domain table:cell-range-address="bench.A2:bench.A70"/>
            <chart:data-point chart:repeated="69"/>
          </chart:series>
          <chart:series chart:style-name="ch7" chart:values-cell-range-address="bench.C2:bench.C70" chart:label-cell-address="bench.C1:bench.C1" chart:class="chart:scatter">
            <chart:data-point chart:repeated="69"/>
          </chart:series>
          <chart:series chart:style-name="ch8" chart:values-cell-range-address="bench.D2:bench.D70" chart:label-cell-address="bench.D1:bench.D1" chart:class="chart:scatter">
            <chart:data-point chart:repeated="69"/>
          </chart:series>
          <chart:series chart:style-name="ch9" chart:values-cell-range-address="bench.E2:bench.E70" chart:label-cell-address="bench.E1:bench.E1" chart:class="chart:scatter">
            <chart:data-point chart:repeated="69"/>
          </chart:series>
          <chart:series chart:style-name="ch10" chart:values-cell-range-address="bench.F2:bench.F70" chart:label-cell-address="bench.F1:bench.F1" chart:class="chart:scatter">
            <chart:data-point chart:repeated="6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al</text:p>
                <draw:g>
                  <svg:desc>bench.B1:bench.B1</svg:desc>
                </draw:g>
              </table:table-cell>
              <table:table-cell office:value-type="string">
                <text:p>log</text:p>
                <draw:g>
                  <svg:desc>bench.C1:bench.C1</svg:desc>
                </draw:g>
              </table:table-cell>
              <table:table-cell office:value-type="string">
                <text:p>sqrt</text:p>
                <draw:g>
                  <svg:desc>bench.D1:bench.D1</svg:desc>
                </draw:g>
              </table:table-cell>
              <table:table-cell office:value-type="string">
                <text:p>other2</text:p>
                <draw:g>
                  <svg:desc>bench.E1:bench.E1</svg:desc>
                </draw:g>
              </table:table-cell>
              <table:table-cell office:value-type="string">
                <text:p>other3</text:p>
                <draw:g>
                  <svg:desc>bench.F1:bench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bench.A2:bench.A70</svg:desc>
                </draw:g>
              </table:table-cell>
              <table:table-cell office:value-type="float" office:value="2">
                <text:p>2</text:p>
                <draw:g>
                  <svg:desc>bench.B2:bench.B70</svg:desc>
                </draw:g>
              </table:table-cell>
              <table:table-cell office:value-type="float" office:value="3.32192809488736">
                <text:p>3.32192809488736</text:p>
                <draw:g>
                  <svg:desc>bench.C2:bench.C70</svg:desc>
                </draw:g>
              </table:table-cell>
              <table:table-cell office:value-type="float" office:value="0.537284965911771">
                <text:p>0.537284965911771</text:p>
                <draw:g>
                  <svg:desc>bench.D2:bench.D70</svg:desc>
                </draw:g>
              </table:table-cell>
              <table:table-cell office:value-type="float" office:value="NaN">
                <text:p>NaN</text:p>
                <draw:g>
                  <svg:desc>bench.E2:bench.E70</svg:desc>
                </draw:g>
              </table:table-cell>
              <table:table-cell office:value-type="float" office:value="1.97815924107647">
                <text:p>1.97815924107647</text:p>
                <draw:g>
                  <svg:desc>bench.F2:bench.F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3.4594316186373">
                <text:p>3.4594316186373</text:p>
              </table:table-cell>
              <table:table-cell office:value-type="float" office:value="0.563509226237064">
                <text:p>0.563509226237064</text:p>
              </table:table-cell>
              <table:table-cell office:value-type="float" office:value="2.04722923936887">
                <text:p>2.04722923936887</text:p>
              </table:table-cell>
              <table:table-cell office:value-type="float" office:value="2.04722923951012">
                <text:p>2.047229239510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3.58496250072116">
                <text:p>3.58496250072116</text:p>
              </table:table-cell>
              <table:table-cell office:value-type="float" office:value="0.588566191276542">
                <text:p>0.588566191276542</text:p>
              </table:table-cell>
              <table:table-cell office:value-type="float" office:value="2.11225500943155">
                <text:p>2.11225500943155</text:p>
              </table:table-cell>
              <table:table-cell office:value-type="float" office:value="2.11225500959027">
                <text:p>2.112255009590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3.70043971814109">
                <text:p>3.70043971814109</text:p>
              </table:table-cell>
              <table:table-cell office:value-type="float" office:value="0.612599114407829">
                <text:p>0.612599114407829</text:p>
              </table:table-cell>
              <table:table-cell office:value-type="float" office:value="2.17378182918456">
                <text:p>2.17378182918456</text:p>
              </table:table-cell>
              <table:table-cell office:value-type="float" office:value="2.17378182936124">
                <text:p>2.173781829361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3.8073549220576">
                <text:p>3.8073549220576</text:p>
              </table:table-cell>
              <table:table-cell office:value-type="float" office:value="0.635724144918799">
                <text:p>0.635724144918799</text:p>
              </table:table-cell>
              <table:table-cell office:value-type="float" office:value="2.2322460207334">
                <text:p>2.2322460207334</text:p>
              </table:table-cell>
              <table:table-cell office:value-type="float" office:value="2.2322460209285">
                <text:p>2.23224602092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3.90689059560852">
                <text:p>3.90689059560852</text:p>
              </table:table-cell>
              <table:table-cell office:value-type="float" office:value="0.658037006476246">
                <text:p>0.658037006476246</text:p>
              </table:table-cell>
              <table:table-cell office:value-type="float" office:value="2.28800282318931">
                <text:p>2.28800282318931</text:p>
              </table:table-cell>
              <table:table-cell office:value-type="float" office:value="2.2880028234033">
                <text:p>2.28800282340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679617697938849">
                <text:p>0.679617697938849</text:p>
              </table:table-cell>
              <table:table-cell office:value-type="float" office:value="2.34134577716509">
                <text:p>2.34134577716509</text:p>
              </table:table-cell>
              <table:table-cell office:value-type="float" office:value="2.34134577716509">
                <text:p>2.341345777165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4.16992500144231">
                <text:p>4.16992500144231</text:p>
              </table:table-cell>
              <table:table-cell office:value-type="float" office:value="0.720843424240426">
                <text:p>0.720843424240426</text:p>
              </table:table-cell>
              <table:table-cell office:value-type="float" office:value="2.44173513810541">
                <text:p>2.44173513810541</text:p>
              </table:table-cell>
              <table:table-cell office:value-type="float" office:value="2.44173513865166">
                <text:p>2.441735138651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4.32192809488736">
                <text:p>4.32192809488736</text:p>
              </table:table-cell>
              <table:table-cell office:value-type="float" office:value="0.759835685651593">
                <text:p>0.759835685651593</text:p>
              </table:table-cell>
              <table:table-cell office:value-type="float" office:value="2.5349701377478">
                <text:p>2.5349701377478</text:p>
              </table:table-cell>
              <table:table-cell office:value-type="float" office:value="2.5349701377478">
                <text:p>2.53497013774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4.4594316186373">
                <text:p>4.4594316186373</text:p>
              </table:table-cell>
              <table:table-cell office:value-type="float" office:value="0.796922390266824">
                <text:p>0.796922390266824</text:p>
              </table:table-cell>
              <table:table-cell office:value-type="float" office:value="2.62220453285875">
                <text:p>2.62220453285875</text:p>
              </table:table-cell>
              <table:table-cell office:value-type="float" office:value="2.62220453285875">
                <text:p>2.62220453285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4.58496250072116">
                <text:p>4.58496250072116</text:p>
              </table:table-cell>
              <table:table-cell office:value-type="float" office:value="0.832358290057563">
                <text:p>0.832358290057563</text:p>
              </table:table-cell>
              <table:table-cell office:value-type="float" office:value="2.704320306169">
                <text:p>2.704320306169</text:p>
              </table:table-cell>
              <table:table-cell office:value-type="float" office:value="2.7043203069716">
                <text:p>2.70432030697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4.75488750216347">
                <text:p>4.75488750216347</text:p>
              </table:table-cell>
              <table:table-cell office:value-type="float" office:value="0.882849286914813">
                <text:p>0.882849286914813</text:p>
              </table:table-cell>
              <table:table-cell office:value-type="float" office:value="2.81936961654871">
                <text:p>2.81936961654871</text:p>
              </table:table-cell>
              <table:table-cell office:value-type="float" office:value="2.81936961654871">
                <text:p>2.819369616548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4.90689059560852">
                <text:p>4.90689059560852</text:p>
              </table:table-cell>
              <table:table-cell office:value-type="float" office:value="0.930604859102099">
                <text:p>0.930604859102099</text:p>
              </table:table-cell>
              <table:table-cell office:value-type="float" office:value="2.92621161970163">
                <text:p>2.92621161970163</text:p>
              </table:table-cell>
              <table:table-cell office:value-type="float" office:value="2.92621161970163">
                <text:p>2.926211619701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5.04439411935845">
                <text:p>5.04439411935845</text:p>
              </table:table-cell>
              <table:table-cell office:value-type="float" office:value="0.976026610376419">
                <text:p>0.976026610376419</text:p>
              </table:table-cell>
              <table:table-cell office:value-type="float" office:value="3.02617080515404">
                <text:p>3.02617080515404</text:p>
              </table:table-cell>
              <table:table-cell office:value-type="float" office:value="3.02617080515404">
                <text:p>3.026170805154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5.20945336562895">
                <text:p>5.20945336562895</text:p>
              </table:table-cell>
              <table:table-cell office:value-type="float" office:value="1.03348826698749">
                <text:p>1.03348826698749</text:p>
              </table:table-cell>
              <table:table-cell office:value-type="float" office:value="3.1504599598611">
                <text:p>3.1504599598611</text:p>
              </table:table-cell>
              <table:table-cell office:value-type="float" office:value="3.1504599598611">
                <text:p>3.15045995986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5.35755200461808">
                <text:p>5.35755200461808</text:p>
              </table:table-cell>
              <table:table-cell office:value-type="float" office:value="1.08791913846514">
                <text:p>1.08791913846514</text:p>
              </table:table-cell>
              <table:table-cell office:value-type="float" office:value="3.26610959397744">
                <text:p>3.26610959397744</text:p>
              </table:table-cell>
              <table:table-cell office:value-type="float" office:value="3.26610959726106">
                <text:p>3.266109597261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5.52356195605701">
                <text:p>5.52356195605701</text:p>
              </table:table-cell>
              <table:table-cell office:value-type="float" office:value="1.15234787244831">
                <text:p>1.15234787244831</text:p>
              </table:table-cell>
              <table:table-cell office:value-type="float" office:value="3.40056539138354">
                <text:p>3.40056539138354</text:p>
              </table:table-cell>
              <table:table-cell office:value-type="float" office:value="3.40056539138354">
                <text:p>3.400565391383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5.6724253419715">
                <text:p>5.6724253419715</text:p>
              </table:table-cell>
              <table:table-cell office:value-type="float" office:value="1.21336028715034">
                <text:p>1.21336028715034</text:p>
              </table:table-cell>
              <table:table-cell office:value-type="float" office:value="3.52562228130299">
                <text:p>3.52562228130299</text:p>
              </table:table-cell>
              <table:table-cell office:value-type="float" office:value="3.52562228569797">
                <text:p>3.525622285697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">
                <text:p>57</text:p>
              </table:table-cell>
              <table:table-cell office:value-type="float" office:value="3">
                <text:p>3</text:p>
              </table:table-cell>
              <table:table-cell office:value-type="float" office:value="5.83289001416474">
                <text:p>5.83289001416474</text:p>
              </table:table-cell>
              <table:table-cell office:value-type="float" office:value="1.28275027467954">
                <text:p>1.28275027467954</text:p>
              </table:table-cell>
              <table:table-cell office:value-type="float" office:value="3.66535472052471">
                <text:p>3.66535472052471</text:p>
              </table:table-cell>
              <table:table-cell office:value-type="float" office:value="3.66535472562347">
                <text:p>3.665354725623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">
                <text:p>6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.3592353958777">
                <text:p>1.3592353958777</text:p>
              </table:table-cell>
              <table:table-cell office:value-type="float" office:value="3.81651282777883">
                <text:p>3.81651282777883</text:p>
              </table:table-cell>
              <table:table-cell office:value-type="float" office:value="3.81651283373044">
                <text:p>3.816512833730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6.16992500144231">
                <text:p>6.16992500144231</text:p>
              </table:table-cell>
              <table:table-cell office:value-type="float" office:value="1.44168684848085">
                <text:p>1.44168684848085</text:p>
              </table:table-cell>
              <table:table-cell office:value-type="float" office:value="3.97634631733813">
                <text:p>3.97634631733813</text:p>
              </table:table-cell>
              <table:table-cell office:value-type="float" office:value="3.97634633126836">
                <text:p>3.976346331268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1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6.33985000288463">
                <text:p>6.33985000288463</text:p>
              </table:table-cell>
              <table:table-cell office:value-type="float" office:value="1.52913982036241">
                <text:p>1.52913982036241</text:p>
              </table:table-cell>
              <table:table-cell office:value-type="float" office:value="4.1426052701077">
                <text:p>4.1426052701077</text:p>
              </table:table-cell>
              <table:table-cell office:value-type="float" office:value="4.14260528640985">
                <text:p>4.142605286409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1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6.5077946401987">
                <text:p>6.5077946401987</text:p>
              </table:table-cell>
              <table:table-cell office:value-type="float" office:value="1.62078491010152">
                <text:p>1.62078491010152</text:p>
              </table:table-cell>
              <table:table-cell office:value-type="float" office:value="4.31349110010673">
                <text:p>4.31349110010673</text:p>
              </table:table-cell>
              <table:table-cell office:value-type="float" office:value="4.31349111914944">
                <text:p>4.313491119149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2">
                <text:p>102</text:p>
              </table:table-cell>
              <table:table-cell office:value-type="float" office:value="4">
                <text:p>4</text:p>
              </table:table-cell>
              <table:table-cell office:value-type="float" office:value="6.6724253419715">
                <text:p>6.6724253419715</text:p>
              </table:table-cell>
              <table:table-cell office:value-type="float" office:value="1.71595057413292">
                <text:p>1.71595057413292</text:p>
              </table:table-cell>
              <table:table-cell office:value-type="float" office:value="4.48758820289012">
                <text:p>4.48758820289012</text:p>
              </table:table-cell>
              <table:table-cell office:value-type="float" office:value="4.48758822506572">
                <text:p>4.487588225065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">
                <text:p>4</text:p>
              </table:table-cell>
              <table:table-cell office:value-type="float" office:value="6.83289001416474">
                <text:p>6.83289001416474</text:p>
              </table:table-cell>
              <table:table-cell office:value-type="float" office:value="1.81408283558962">
                <text:p>1.81408283558962</text:p>
              </table:table-cell>
              <table:table-cell office:value-type="float" office:value="4.66379405238269">
                <text:p>4.66379405238269</text:p>
              </table:table-cell>
              <table:table-cell office:value-type="float" office:value="4.66379405238269">
                <text:p>4.663794052382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8">
                <text:p>12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.9222491313078">
                <text:p>1.9222491313078</text:p>
              </table:table-cell>
              <table:table-cell office:value-type="float" office:value="4.85439632933652">
                <text:p>4.85439632933652</text:p>
              </table:table-cell>
              <table:table-cell office:value-type="float" office:value="4.85439635936098">
                <text:p>4.854396359360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4">
                <text:p>144</text:p>
              </table:table-cell>
              <table:table-cell office:value-type="float" office:value="5">
                <text:p>5</text:p>
              </table:table-cell>
              <table:table-cell office:value-type="float" office:value="7.16992500144231">
                <text:p>7.16992500144231</text:p>
              </table:table-cell>
              <table:table-cell office:value-type="float" office:value="2.03885309381655">
                <text:p>2.03885309381655</text:p>
              </table:table-cell>
              <table:table-cell office:value-type="float" office:value="5.05592612336142">
                <text:p>5.05592612336142</text:p>
              </table:table-cell>
              <table:table-cell office:value-type="float" office:value="5.05592612336142">
                <text:p>5.055926123361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2">
                <text:p>162</text:p>
              </table:table-cell>
              <table:table-cell office:value-type="float" office:value="5">
                <text:p>5</text:p>
              </table:table-cell>
              <table:table-cell office:value-type="float" office:value="7.33985000288462">
                <text:p>7.33985000288462</text:p>
              </table:table-cell>
              <table:table-cell office:value-type="float" office:value="2.16253027272128">
                <text:p>2.16253027272128</text:p>
              </table:table-cell>
              <table:table-cell office:value-type="float" office:value="5.26554603914501">
                <text:p>5.26554603914501</text:p>
              </table:table-cell>
              <table:table-cell office:value-type="float" office:value="5.26554603914501">
                <text:p>5.265546039145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2">
                <text:p>182</text:p>
              </table:table-cell>
              <table:table-cell office:value-type="float" office:value="5">
                <text:p>5</text:p>
              </table:table-cell>
              <table:table-cell office:value-type="float" office:value="7.5077946401987">
                <text:p>7.5077946401987</text:p>
              </table:table-cell>
              <table:table-cell office:value-type="float" office:value="2.29213600155523">
                <text:p>2.29213600155523</text:p>
              </table:table-cell>
              <table:table-cell office:value-type="float" office:value="5.48098877901865">
                <text:p>5.48098877901865</text:p>
              </table:table-cell>
              <table:table-cell office:value-type="float" office:value="5.48098877901865">
                <text:p>5.480988779018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4">
                <text:p>204</text:p>
              </table:table-cell>
              <table:table-cell office:value-type="float" office:value="5">
                <text:p>5</text:p>
              </table:table-cell>
              <table:table-cell office:value-type="float" office:value="7.6724253419715">
                <text:p>7.6724253419715</text:p>
              </table:table-cell>
              <table:table-cell office:value-type="float" office:value="2.42672057430067">
                <text:p>2.42672057430067</text:p>
              </table:table-cell>
              <table:table-cell office:value-type="float" office:value="5.70046987030968">
                <text:p>5.70046987030968</text:p>
              </table:table-cell>
              <table:table-cell office:value-type="float" office:value="5.70046975847095">
                <text:p>5.700469758470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9">
                <text:p>229</text:p>
              </table:table-cell>
              <table:table-cell office:value-type="float" office:value="6">
                <text:p>6</text:p>
              </table:table-cell>
              <table:table-cell office:value-type="float" office:value="7.83920378809694">
                <text:p>7.83920378809694</text:p>
              </table:table-cell>
              <table:table-cell office:value-type="float" office:value="2.57112049157973">
                <text:p>2.57112049157973</text:p>
              </table:table-cell>
              <table:table-cell office:value-type="float" office:value="5.93150995031643">
                <text:p>5.93150995031643</text:p>
              </table:table-cell>
              <table:table-cell office:value-type="float" office:value="5.93150995031643">
                <text:p>5.931509950316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7">
                <text:p>257</text:p>
              </table:table-cell>
              <table:table-cell office:value-type="float" office:value="6">
                <text:p>6</text:p>
              </table:table-cell>
              <table:table-cell office:value-type="float" office:value="8.00562454919388">
                <text:p>8.00562454919388</text:p>
              </table:table-cell>
              <table:table-cell office:value-type="float" office:value="2.72377513005143">
                <text:p>2.72377513005143</text:p>
              </table:table-cell>
              <table:table-cell office:value-type="float" office:value="6.17111913473897">
                <text:p>6.17111913473897</text:p>
              </table:table-cell>
              <table:table-cell office:value-type="float" office:value="6.17111913473897">
                <text:p>6.171119134738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9">
                <text:p>289</text:p>
              </table:table-cell>
              <table:table-cell office:value-type="float" office:value="6">
                <text:p>6</text:p>
              </table:table-cell>
              <table:table-cell office:value-type="float" office:value="8.17492568250068">
                <text:p>8.17492568250068</text:p>
              </table:table-cell>
              <table:table-cell office:value-type="float" office:value="2.88837521624011">
                <text:p>2.88837521624011</text:p>
              </table:table-cell>
              <table:table-cell office:value-type="float" office:value="6.42453212711666">
                <text:p>6.42453212711666</text:p>
              </table:table-cell>
              <table:table-cell office:value-type="float" office:value="6.42453212711666">
                <text:p>6.424532127116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5">
                <text:p>325</text:p>
              </table:table-cell>
              <table:table-cell office:value-type="float" office:value="6">
                <text:p>6</text:p>
              </table:table-cell>
              <table:table-cell office:value-type="float" office:value="8.34429590791582">
                <text:p>8.34429590791582</text:p>
              </table:table-cell>
              <table:table-cell office:value-type="float" office:value="3.06299557203915">
                <text:p>3.06299557203915</text:p>
              </table:table-cell>
              <table:table-cell office:value-type="float" office:value="6.68818077026829">
                <text:p>6.68818077026829</text:p>
              </table:table-cell>
              <table:table-cell office:value-type="float" office:value="6.68818077026829">
                <text:p>6.688180770268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5">
                <text:p>365</text:p>
              </table:table-cell>
              <table:table-cell office:value-type="float" office:value="7">
                <text:p>7</text:p>
              </table:table-cell>
              <table:table-cell office:value-type="float" office:value="8.51175265376738">
                <text:p>8.51175265376738</text:p>
              </table:table-cell>
              <table:table-cell office:value-type="float" office:value="3.24601947201656">
                <text:p>3.24601947201656</text:p>
              </table:table-cell>
              <table:table-cell office:value-type="float" office:value="6.95920896785279">
                <text:p>6.95920896785279</text:p>
              </table:table-cell>
              <table:table-cell office:value-type="float" office:value="6.9592084818117">
                <text:p>6.95920848181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0">
                <text:p>410</text:p>
              </table:table-cell>
              <table:table-cell office:value-type="float" office:value="7">
                <text:p>7</text:p>
              </table:table-cell>
              <table:table-cell office:value-type="float" office:value="8.67948009950545">
                <text:p>8.67948009950545</text:p>
              </table:table-cell>
              <table:table-cell office:value-type="float" office:value="3.44030238763794">
                <text:p>3.44030238763794</text:p>
              </table:table-cell>
              <table:table-cell office:value-type="float" office:value="7.24140808798689">
                <text:p>7.24140808798689</text:p>
              </table:table-cell>
              <table:table-cell office:value-type="float" office:value="7.24140865555815">
                <text:p>7.241408655558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1">
                <text:p>461</text:p>
              </table:table-cell>
              <table:table-cell office:value-type="float" office:value="7">
                <text:p>7</text:p>
              </table:table-cell>
              <table:table-cell office:value-type="float" office:value="8.84862294042934">
                <text:p>8.84862294042934</text:p>
              </table:table-cell>
              <table:table-cell office:value-type="float" office:value="3.64800270076941">
                <text:p>3.64800270076941</text:p>
              </table:table-cell>
              <table:table-cell office:value-type="float" office:value="7.53729747484441">
                <text:p>7.53729747484441</text:p>
              </table:table-cell>
              <table:table-cell office:value-type="float" office:value="7.53729747484441">
                <text:p>7.537297474844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18">
                <text:p>518</text:p>
              </table:table-cell>
              <table:table-cell office:value-type="float" office:value="8">
                <text:p>8</text:p>
              </table:table-cell>
              <table:table-cell office:value-type="float" office:value="9.01680828768655">
                <text:p>9.01680828768655</text:p>
              </table:table-cell>
              <table:table-cell office:value-type="float" office:value="3.86695900831795">
                <text:p>3.86695900831795</text:p>
              </table:table-cell>
              <table:table-cell office:value-type="float" office:value="7.84321838211713">
                <text:p>7.84321838211713</text:p>
              </table:table-cell>
              <table:table-cell office:value-type="float" office:value="7.84321528097832">
                <text:p>7.843215280978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82">
                <text:p>582</text:p>
              </table:table-cell>
              <table:table-cell office:value-type="float" office:value="8">
                <text:p>8</text:p>
              </table:table-cell>
              <table:table-cell office:value-type="float" office:value="9.18487534290829">
                <text:p>9.18487534290829</text:p>
              </table:table-cell>
              <table:table-cell office:value-type="float" office:value="4.09888921946155">
                <text:p>4.09888921946155</text:p>
              </table:table-cell>
              <table:table-cell office:value-type="float" office:value="8.16104451705474">
                <text:p>8.16104451705474</text:p>
              </table:table-cell>
              <table:table-cell office:value-type="float" office:value="8.16104451705474">
                <text:p>8.161044517054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54">
                <text:p>654</text:p>
              </table:table-cell>
              <table:table-cell office:value-type="float" office:value="8">
                <text:p>8</text:p>
              </table:table-cell>
              <table:table-cell office:value-type="float" office:value="9.35314682549808">
                <text:p>9.35314682549808</text:p>
              </table:table-cell>
              <table:table-cell office:value-type="float" office:value="4.34503783671682">
                <text:p>4.34503783671682</text:p>
              </table:table-cell>
              <table:table-cell office:value-type="float" office:value="8.49187794871977">
                <text:p>8.49187794871977</text:p>
              </table:table-cell>
              <table:table-cell office:value-type="float" office:value="8.49187794871977">
                <text:p>8.491877948719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5">
                <text:p>735</text:p>
              </table:table-cell>
              <table:table-cell office:value-type="float" office:value="9">
                <text:p>9</text:p>
              </table:table-cell>
              <table:table-cell office:value-type="float" office:value="9.52160043972373">
                <text:p>9.52160043972373</text:p>
              </table:table-cell>
              <table:table-cell office:value-type="float" office:value="4.60625904533372">
                <text:p>4.60625904533372</text:p>
              </table:table-cell>
              <table:table-cell office:value-type="float" office:value="8.83622167329163">
                <text:p>8.83622167329163</text:p>
              </table:table-cell>
              <table:table-cell office:value-type="float" office:value="8.83622167329163">
                <text:p>8.836221673291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6">
                <text:p>826</text:p>
              </table:table-cell>
              <table:table-cell office:value-type="float" office:value="9">
                <text:p>9</text:p>
              </table:table-cell>
              <table:table-cell office:value-type="float" office:value="9.68999797141944">
                <text:p>9.68999797141944</text:p>
              </table:table-cell>
              <table:table-cell office:value-type="float" office:value="4.88308981256044">
                <text:p>4.88308981256044</text:p>
              </table:table-cell>
              <table:table-cell office:value-type="float" office:value="9.19412002648863">
                <text:p>9.19412002648863</text:p>
              </table:table-cell>
              <table:table-cell office:value-type="float" office:value="9.1941142482703">
                <text:p>9.19411424827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29">
                <text:p>929</text:p>
              </table:table-cell>
              <table:table-cell office:value-type="float" office:value="9">
                <text:p>9</text:p>
              </table:table-cell>
              <table:table-cell office:value-type="float" office:value="9.85953478638265">
                <text:p>9.85953478638265</text:p>
              </table:table-cell>
              <table:table-cell office:value-type="float" office:value="5.17860212836033">
                <text:p>5.17860212836033</text:p>
              </table:table-cell>
              <table:table-cell office:value-type="float" office:value="9.5687971878866">
                <text:p>9.5687971878866</text:p>
              </table:table-cell>
              <table:table-cell office:value-type="float" office:value="9.5687971878866">
                <text:p>9.56879718788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45">
                <text:p>1045</text:p>
              </table:table-cell>
              <table:table-cell office:value-type="float" office:value="10">
                <text:p>10</text:p>
              </table:table-cell>
              <table:table-cell office:value-type="float" office:value="10.0292872269682">
                <text:p>10.0292872269682</text:p>
              </table:table-cell>
              <table:table-cell office:value-type="float" office:value="5.49240853953509">
                <text:p>5.49240853953509</text:p>
              </table:table-cell>
              <table:table-cell office:value-type="float" office:value="9.95895565642316">
                <text:p>9.95895565642316</text:p>
              </table:table-cell>
              <table:table-cell office:value-type="float" office:value="9.95895565642316">
                <text:p>9.958955656423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75">
                <text:p>1175</text:p>
              </table:table-cell>
              <table:table-cell office:value-type="float" office:value="10">
                <text:p>10</text:p>
              </table:table-cell>
              <table:table-cell office:value-type="float" office:value="10.1984450414524">
                <text:p>10.1984450414524</text:p>
              </table:table-cell>
              <table:table-cell office:value-type="float" office:value="5.82403024673555">
                <text:p>5.82403024673555</text:p>
              </table:table-cell>
              <table:table-cell office:value-type="float" office:value="10.3632855959268">
                <text:p>10.3632855959268</text:p>
              </table:table-cell>
              <table:table-cell office:value-type="float" office:value="10.3632948410523">
                <text:p>10.36329484105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21">
                <text:p>1321</text:p>
              </table:table-cell>
              <table:table-cell office:value-type="float" office:value="10">
                <text:p>10</text:p>
              </table:table-cell>
              <table:table-cell office:value-type="float" office:value="10.3674147512468">
                <text:p>10.3674147512468</text:p>
              </table:table-cell>
              <table:table-cell office:value-type="float" office:value="6.17527208145316">
                <text:p>6.17527208145316</text:p>
              </table:table-cell>
              <table:table-cell office:value-type="float" office:value="10.7832657143077">
                <text:p>10.7832657143077</text:p>
              </table:table-cell>
              <table:table-cell office:value-type="float" office:value="10.7832765222876">
                <text:p>10.78327652228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86">
                <text:p>1486</text:p>
              </table:table-cell>
              <table:table-cell office:value-type="float" office:value="11">
                <text:p>11</text:p>
              </table:table-cell>
              <table:table-cell office:value-type="float" office:value="10.5372184005386">
                <text:p>10.5372184005386</text:p>
              </table:table-cell>
              <table:table-cell office:value-type="float" office:value="6.54958968186475">
                <text:p>6.54958968186475</text:p>
              </table:table-cell>
              <table:table-cell office:value-type="float" office:value="11.2221759115606">
                <text:p>11.2221759115606</text:p>
              </table:table-cell>
              <table:table-cell office:value-type="float" office:value="11.2221759115606">
                <text:p>11.22217591156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71">
                <text:p>1671</text:p>
              </table:table-cell>
              <table:table-cell office:value-type="float" office:value="11">
                <text:p>11</text:p>
              </table:table-cell>
              <table:table-cell office:value-type="float" office:value="10.7064960180612">
                <text:p>10.7064960180612</text:p>
              </table:table-cell>
              <table:table-cell office:value-type="float" office:value="6.94533044503955">
                <text:p>6.94533044503955</text:p>
              </table:table-cell>
              <table:table-cell office:value-type="float" office:value="11.6772095396862">
                <text:p>11.6772095396862</text:p>
              </table:table-cell>
              <table:table-cell office:value-type="float" office:value="11.6772243261142">
                <text:p>11.67722432611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79">
                <text:p>1879</text:p>
              </table:table-cell>
              <table:table-cell office:value-type="float" office:value="12">
                <text:p>12</text:p>
              </table:table-cell>
              <table:table-cell office:value-type="float" office:value="10.8757493514201">
                <text:p>10.8757493514201</text:p>
              </table:table-cell>
              <table:table-cell office:value-type="float" office:value="7.36492075927266">
                <text:p>7.36492075927266</text:p>
              </table:table-cell>
              <table:table-cell office:value-type="float" office:value="12.150336117918">
                <text:p>12.150336117918</text:p>
              </table:table-cell>
              <table:table-cell office:value-type="float" office:value="12.1503534083616">
                <text:p>12.15035340836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13">
                <text:p>2113</text:p>
              </table:table-cell>
              <table:table-cell office:value-type="float" office:value="12">
                <text:p>12</text:p>
              </table:table-cell>
              <table:table-cell office:value-type="float" office:value="11.0450770519349">
                <text:p>11.0450770519349</text:p>
              </table:table-cell>
              <table:table-cell office:value-type="float" office:value="7.81006119949671">
                <text:p>7.81006119949671</text:p>
              </table:table-cell>
              <table:table-cell office:value-type="float" office:value="12.6426077155685">
                <text:p>12.6426077155685</text:p>
              </table:table-cell>
              <table:table-cell office:value-type="float" office:value="12.6425672756367">
                <text:p>12.64256727563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77">
                <text:p>2377</text:p>
              </table:table-cell>
              <table:table-cell office:value-type="float" office:value="13">
                <text:p>13</text:p>
              </table:table-cell>
              <table:table-cell office:value-type="float" office:value="11.2149261879424">
                <text:p>11.2149261879424</text:p>
              </table:table-cell>
              <table:table-cell office:value-type="float" office:value="8.28360305019422">
                <text:p>8.28360305019422</text:p>
              </table:table-cell>
              <table:table-cell office:value-type="float" office:value="13.1560531480847">
                <text:p>13.1560531480847</text:p>
              </table:table-cell>
              <table:table-cell office:value-type="float" office:value="13.1561004623459">
                <text:p>13.15610046234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74">
                <text:p>2674</text:p>
              </table:table-cell>
              <table:table-cell office:value-type="float" office:value="13">
                <text:p>13</text:p>
              </table:table-cell>
              <table:table-cell office:value-type="float" office:value="11.3847837500934">
                <text:p>11.3847837500934</text:p>
              </table:table-cell>
              <table:table-cell office:value-type="float" office:value="8.78588248217861">
                <text:p>8.78588248217861</text:p>
              </table:table-cell>
              <table:table-cell office:value-type="float" office:value="13.690125630631">
                <text:p>13.690125630631</text:p>
              </table:table-cell>
              <table:table-cell office:value-type="float" office:value="13.6901809881286">
                <text:p>13.69018098812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08">
                <text:p>3008</text:p>
              </table:table-cell>
              <table:table-cell office:value-type="float" office:value="14">
                <text:p>14</text:p>
              </table:table-cell>
              <table:table-cell office:value-type="float" office:value="11.5545888516776">
                <text:p>11.5545888516776</text:p>
              </table:table-cell>
              <table:table-cell office:value-type="float" office:value="9.31844839477687">
                <text:p>9.31844839477687</text:p>
              </table:table-cell>
              <table:table-cell office:value-type="float" office:value="14.2454338992529">
                <text:p>14.2454338992529</text:p>
              </table:table-cell>
              <table:table-cell office:value-type="float" office:value="14.2454338992529">
                <text:p>14.24543389925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84">
                <text:p>3384</text:p>
              </table:table-cell>
              <table:table-cell office:value-type="float" office:value="15">
                <text:p>15</text:p>
              </table:table-cell>
              <table:table-cell office:value-type="float" office:value="11.7245138531199">
                <text:p>11.7245138531199</text:p>
              </table:table-cell>
              <table:table-cell office:value-type="float" office:value="9.88370707512544">
                <text:p>9.88370707512544</text:p>
              </table:table-cell>
              <table:table-cell office:value-type="float" office:value="14.8233781146711">
                <text:p>14.8233781146711</text:p>
              </table:table-cell>
              <table:table-cell office:value-type="float" office:value="14.8233781146711">
                <text:p>14.82337811467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07">
                <text:p>3807</text:p>
              </table:table-cell>
              <table:table-cell office:value-type="float" office:value="15">
                <text:p>15</text:p>
              </table:table-cell>
              <table:table-cell office:value-type="float" office:value="11.8944388545623">
                <text:p>11.8944388545623</text:p>
              </table:table-cell>
              <table:table-cell office:value-type="float" office:value="10.483254444124">
                <text:p>10.483254444124</text:p>
              </table:table-cell>
              <table:table-cell office:value-type="float" office:value="15.4243975615274">
                <text:p>15.4243975615274</text:p>
              </table:table-cell>
              <table:table-cell office:value-type="float" office:value="15.4243088971985">
                <text:p>15.42430889719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82">
                <text:p>4282</text:p>
              </table:table-cell>
              <table:table-cell office:value-type="float" office:value="16">
                <text:p>16</text:p>
              </table:table-cell>
              <table:table-cell office:value-type="float" office:value="12.0640690803855">
                <text:p>12.0640690803855</text:p>
              </table:table-cell>
              <table:table-cell office:value-type="float" office:value="11.1180345670221">
                <text:p>11.1180345670221</text:p>
              </table:table-cell>
              <table:table-cell office:value-type="float" office:value="16.0484562920086">
                <text:p>16.0484562920086</text:p>
              </table:table-cell>
              <table:table-cell office:value-type="float" office:value="16.0484562920086">
                <text:p>16.04845629200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817">
                <text:p>4817</text:p>
              </table:table-cell>
              <table:table-cell office:value-type="float" office:value="16">
                <text:p>16</text:p>
              </table:table-cell>
              <table:table-cell office:value-type="float" office:value="12.233919208587">
                <text:p>12.233919208587</text:p>
              </table:table-cell>
              <table:table-cell office:value-type="float" office:value="11.7921504541929">
                <text:p>11.7921504541929</text:p>
              </table:table-cell>
              <table:table-cell office:value-type="float" office:value="16.698351388385">
                <text:p>16.698351388385</text:p>
              </table:table-cell>
              <table:table-cell office:value-type="float" office:value="16.698351388385">
                <text:p>16.6983513883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419">
                <text:p>5419</text:p>
              </table:table-cell>
              <table:table-cell office:value-type="float" office:value="17">
                <text:p>17</text:p>
              </table:table-cell>
              <table:table-cell office:value-type="float" office:value="12.403810931786">
                <text:p>12.403810931786</text:p>
              </table:table-cell>
              <table:table-cell office:value-type="float" office:value="12.5073200741377">
                <text:p>12.5073200741377</text:p>
              </table:table-cell>
              <table:table-cell office:value-type="float" office:value="17.374235165065">
                <text:p>17.374235165065</text:p>
              </table:table-cell>
              <table:table-cell office:value-type="float" office:value="17.374235165065">
                <text:p>17.3742351650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96">
                <text:p>6096</text:p>
              </table:table-cell>
              <table:table-cell office:value-type="float" office:value="18">
                <text:p>18</text:p>
              </table:table-cell>
              <table:table-cell office:value-type="float" office:value="12.5736471874933">
                <text:p>12.5736471874933</text:p>
              </table:table-cell>
              <table:table-cell office:value-type="float" office:value="13.2656082427078">
                <text:p>13.2656082427078</text:p>
              </table:table-cell>
              <table:table-cell office:value-type="float" office:value="18.0772148079767">
                <text:p>18.0772148079767</text:p>
              </table:table-cell>
              <table:table-cell office:value-type="float" office:value="18.0772148079767">
                <text:p>18.07721480797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858">
                <text:p>6858</text:p>
              </table:table-cell>
              <table:table-cell office:value-type="float" office:value="18">
                <text:p>18</text:p>
              </table:table-cell>
              <table:table-cell office:value-type="float" office:value="12.7435721889356">
                <text:p>12.7435721889356</text:p>
              </table:table-cell>
              <table:table-cell office:value-type="float" office:value="14.0703023174743">
                <text:p>14.0703023174743</text:p>
              </table:table-cell>
              <table:table-cell office:value-type="float" office:value="18.8084783026052">
                <text:p>18.8084783026052</text:p>
              </table:table-cell>
              <table:table-cell office:value-type="float" office:value="18.8088670204459">
                <text:p>18.80886702044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715">
                <text:p>7715</text:p>
              </table:table-cell>
              <table:table-cell office:value-type="float" office:value="19">
                <text:p>19</text:p>
              </table:table-cell>
              <table:table-cell office:value-type="float" office:value="12.9134504414581">
                <text:p>12.9134504414581</text:p>
              </table:table-cell>
              <table:table-cell office:value-type="float" office:value="14.9235674803278">
                <text:p>14.9235674803278</text:p>
              </table:table-cell>
              <table:table-cell office:value-type="float" office:value="19.5691081508535">
                <text:p>19.5691081508535</text:p>
              </table:table-cell>
              <table:table-cell office:value-type="float" office:value="19.5691081508535">
                <text:p>19.56910815085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679">
                <text:p>8679</text:p>
              </table:table-cell>
              <table:table-cell office:value-type="float" office:value="20">
                <text:p>20</text:p>
              </table:table-cell>
              <table:table-cell office:value-type="float" office:value="13.0833131086508">
                <text:p>13.0833131086508</text:p>
              </table:table-cell>
              <table:table-cell office:value-type="float" office:value="15.8284916942467">
                <text:p>15.8284916942467</text:p>
              </table:table-cell>
              <table:table-cell office:value-type="float" office:value="20.3602515000867">
                <text:p>20.3602515000867</text:p>
              </table:table-cell>
              <table:table-cell office:value-type="float" office:value="20.3602515000867">
                <text:p>20.36025150008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763">
                <text:p>9763</text:p>
              </table:table-cell>
              <table:table-cell office:value-type="float" office:value="21">
                <text:p>21</text:p>
              </table:table-cell>
              <table:table-cell office:value-type="float" office:value="13.2531088156554">
                <text:p>13.2531088156554</text:p>
              </table:table-cell>
              <table:table-cell office:value-type="float" office:value="16.7878984362223">
                <text:p>16.7878984362223</text:p>
              </table:table-cell>
              <table:table-cell office:value-type="float" office:value="21.1816959608583">
                <text:p>21.1816959608583</text:p>
              </table:table-cell>
              <table:table-cell office:value-type="float" office:value="21.1829410482696">
                <text:p>21.18294104826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983">
                <text:p>10983</text:p>
              </table:table-cell>
              <table:table-cell office:value-type="float" office:value="19">
                <text:p>19</text:p>
              </table:table-cell>
              <table:table-cell office:value-type="float" office:value="13.4229845590257">
                <text:p>13.4229845590257</text:p>
              </table:table-cell>
              <table:table-cell office:value-type="float" office:value="17.8059512614598">
                <text:p>17.8059512614598</text:p>
              </table:table-cell>
              <table:table-cell office:value-type="float" office:value="22.0377452267725">
                <text:p>22.0377452267725</text:p>
              </table:table-cell>
              <table:table-cell office:value-type="float" office:value="22.0377452267725">
                <text:p>22.03774522677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355">
                <text:p>12355</text:p>
              </table:table-cell>
              <table:table-cell office:value-type="float" office:value="23">
                <text:p>23</text:p>
              </table:table-cell>
              <table:table-cell office:value-type="float" office:value="13.5928073902161">
                <text:p>13.5928073902161</text:p>
              </table:table-cell>
              <table:table-cell office:value-type="float" office:value="18.8853945892558">
                <text:p>18.8853945892558</text:p>
              </table:table-cell>
              <table:table-cell office:value-type="float" office:value="22.9258603420091">
                <text:p>22.9258603420091</text:p>
              </table:table-cell>
              <table:table-cell office:value-type="float" office:value="22.9292691470011">
                <text:p>22.92926914700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899">
                <text:p>13899</text:p>
              </table:table-cell>
              <table:table-cell office:value-type="float" office:value="24">
                <text:p>24</text:p>
              </table:table-cell>
              <table:table-cell office:value-type="float" office:value="13.7626934677544">
                <text:p>13.7626934677544</text:p>
              </table:table-cell>
              <table:table-cell office:value-type="float" office:value="20.0307156530497">
                <text:p>20.0307156530497</text:p>
              </table:table-cell>
              <table:table-cell office:value-type="float" office:value="23.8525435319522">
                <text:p>23.8525435319522</text:p>
              </table:table-cell>
              <table:table-cell office:value-type="float" office:value="23.8525435319522">
                <text:p>23.85254353195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636">
                <text:p>15636</text:p>
              </table:table-cell>
              <table:table-cell office:value-type="float" office:value="25">
                <text:p>25</text:p>
              </table:table-cell>
              <table:table-cell office:value-type="float" office:value="13.9325838692893">
                <text:p>13.9325838692893</text:p>
              </table:table-cell>
              <table:table-cell office:value-type="float" office:value="21.2455275399894">
                <text:p>21.2455275399894</text:p>
              </table:table-cell>
              <table:table-cell office:value-type="float" office:value="24.8162670749586">
                <text:p>24.8162670749586</text:p>
              </table:table-cell>
              <table:table-cell office:value-type="float" office:value="24.8162670749586">
                <text:p>24.81626707495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590">
                <text:p>17590</text:p>
              </table:table-cell>
              <table:table-cell office:value-type="float" office:value="22">
                <text:p>22</text:p>
              </table:table-cell>
              <table:table-cell office:value-type="float" office:value="14.1024678623593">
                <text:p>14.1024678623593</text:p>
              </table:table-cell>
              <table:table-cell office:value-type="float" office:value="22.5339646256995">
                <text:p>22.5339646256995</text:p>
              </table:table-cell>
              <table:table-cell office:value-type="float" office:value="25.8151210971208">
                <text:p>25.8151210971208</text:p>
              </table:table-cell>
              <table:table-cell office:value-type="float" office:value="25.8151210971208">
                <text:p>25.81512109712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788">
                <text:p>19788</text:p>
              </table:table-cell>
              <table:table-cell office:value-type="float" office:value="27">
                <text:p>27</text:p>
              </table:table-cell>
              <table:table-cell office:value-type="float" office:value="14.2723381841586">
                <text:p>14.2723381841586</text:p>
              </table:table-cell>
              <table:table-cell office:value-type="float" office:value="23.9004258609803">
                <text:p>23.9004258609803</text:p>
              </table:table-cell>
              <table:table-cell office:value-type="float" office:value="26.8535641073345">
                <text:p>26.8535641073345</text:p>
              </table:table-cell>
              <table:table-cell office:value-type="float" office:value="26.8599512770489">
                <text:p>26.85995127704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